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font-size="14pt" fo:font-weight="bold" officeooo:rsid="0009e2b3" officeooo:paragraph-rsid="0013c42a" style:font-size-asian="14pt" style:font-weight-asian="bold" style:font-size-complex="14pt" style:font-weight-complex="bold"/>
    </style:style>
    <style:style style:name="P2" style:family="paragraph" style:parent-style-name="Standard">
      <style:text-properties fo:font-size="14pt" fo:font-weight="bold" officeooo:rsid="001d6ebf" officeooo:paragraph-rsid="0013c42a" style:font-size-asian="14pt" style:font-weight-asian="bold" style:font-size-complex="14pt" style:font-weight-complex="bold"/>
    </style:style>
    <style:style style:name="P3" style:family="paragraph" style:parent-style-name="Standard">
      <style:text-properties fo:font-size="14pt" officeooo:rsid="0009e2b3" officeooo:paragraph-rsid="0013c42a" style:font-size-asian="14pt" style:font-size-complex="14pt"/>
    </style:style>
    <style:style style:name="P4" style:family="paragraph" style:parent-style-name="Standard">
      <style:text-properties fo:font-size="14pt" fo:font-style="normal" fo:font-weight="bold" officeooo:rsid="000a8155" officeooo:paragraph-rsid="0013c42a" style:font-size-asian="14pt" style:font-style-asian="normal" style:font-weight-asian="bold" style:font-size-complex="14pt" style:font-style-complex="normal" style:font-weight-complex="bold"/>
    </style:style>
    <style:style style:name="P5" style:family="paragraph" style:parent-style-name="Standard">
      <style:text-properties fo:font-size="14pt" fo:font-weight="normal" officeooo:rsid="000cdb98" officeooo:paragraph-rsid="001c6201" style:font-size-asian="14pt" style:font-weight-asian="normal" style:font-size-complex="14pt" style:font-weight-complex="normal"/>
    </style:style>
    <style:style style:name="P6" style:family="paragraph" style:parent-style-name="Standard">
      <style:text-properties fo:font-size="14pt" fo:font-weight="normal" officeooo:rsid="000cdb98" officeooo:paragraph-rsid="003c1e32" style:font-size-asian="14pt" style:font-weight-asian="normal" style:font-size-complex="14pt" style:font-weight-complex="normal"/>
    </style:style>
    <style:style style:name="P7" style:family="paragraph" style:parent-style-name="Standard">
      <style:text-properties fo:font-size="14pt" fo:font-weight="normal" officeooo:rsid="000e30e4" officeooo:paragraph-rsid="001c9f9f" style:font-size-asian="14pt" style:font-weight-asian="normal" style:font-size-complex="14pt" style:font-weight-complex="normal"/>
    </style:style>
    <style:style style:name="P8" style:family="paragraph" style:parent-style-name="Standard">
      <style:text-properties fo:font-size="14pt" fo:font-weight="normal" officeooo:rsid="000e30e4" officeooo:paragraph-rsid="003f44eb" style:font-size-asian="14pt" style:font-weight-asian="normal" style:font-size-complex="14pt" style:font-weight-complex="normal"/>
    </style:style>
    <style:style style:name="P9" style:family="paragraph" style:parent-style-name="Standard">
      <style:text-properties fo:font-size="15pt" fo:font-weight="bold" officeooo:rsid="0013c42a" officeooo:paragraph-rsid="0013c42a" style:font-size-asian="15pt" style:font-weight-asian="bold" style:font-size-complex="15pt" style:font-weight-complex="bold"/>
    </style:style>
    <style:style style:name="P10"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13c42a" style:font-size-asian="14pt" style:font-style-asian="normal" style:font-weight-asian="normal" style:font-size-complex="14pt" style:font-style-complex="normal" style:font-weight-complex="normal" style:text-emphasize="none"/>
    </style:style>
    <style:style style:name="P11"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2738e8" style:font-size-asian="14pt" style:font-style-asian="normal" style:font-weight-asian="normal" style:font-size-complex="14pt" style:font-style-complex="normal" style:font-weight-complex="normal" style:text-emphasize="none"/>
    </style:style>
    <style:style style:name="P12"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9b27b" officeooo:paragraph-rsid="00362c23" style:font-size-asian="14pt" style:font-style-asian="normal" style:font-weight-asian="normal" style:font-size-complex="14pt" style:font-style-complex="normal" style:font-weight-complex="normal" style:text-emphasize="none"/>
    </style:style>
    <style:style style:name="P13"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62b12" officeooo:paragraph-rsid="003f44eb" style:font-size-asian="14pt" style:font-style-asian="normal" style:font-weight-asian="normal" style:font-size-complex="14pt" style:font-style-complex="normal" style:font-weight-complex="normal" style:text-emphasize="none"/>
    </style:style>
    <style:style style:name="P14"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2738e8" officeooo:paragraph-rsid="002738e8" style:font-size-asian="14pt" style:font-style-asian="normal" style:font-weight-asian="normal" style:font-size-complex="14pt" style:font-style-complex="normal" style:font-weight-complex="normal" style:text-emphasize="none"/>
    </style:style>
    <style:style style:name="P15"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2738e8" officeooo:paragraph-rsid="003561ac" style:font-size-asian="14pt" style:font-style-asian="normal" style:font-weight-asian="normal" style:font-size-complex="14pt" style:font-style-complex="normal" style:font-weight-complex="normal" style:text-emphasize="none"/>
    </style:style>
    <style:style style:name="P16"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normal" officeooo:rsid="000e30e4" officeooo:paragraph-rsid="00362c23" style:font-size-asian="14pt" style:font-style-asian="normal" style:font-weight-asian="normal" style:font-size-complex="14pt" style:font-style-complex="normal" style:font-weight-complex="normal" style:text-emphasize="none"/>
    </style:style>
    <style:style style:name="P17" style:family="paragraph" style:parent-style-name="Standard">
      <style:text-properties fo:color="#000000" loext:opacity="100%" style:text-outline="false" style:text-line-through-style="none" style:text-line-through-type="none" style:font-name="Liberation Sans" fo:font-size="14pt" fo:font-style="normal" fo:text-shadow="none" style:text-underline-style="none" fo:font-weight="bold" officeooo:rsid="0009b27b" officeooo:paragraph-rsid="00362c23" style:font-size-asian="14pt" style:font-style-asian="normal" style:font-weight-asian="bold" style:font-size-complex="14pt" style:font-style-complex="normal" style:font-weight-complex="bold" style:text-emphasize="none"/>
    </style:style>
    <style:style style:name="P18" style:family="paragraph" style:parent-style-name="Standard">
      <style:text-properties fo:color="#000000" loext:opacity="100%" style:text-outline="false" style:text-line-through-style="none" style:text-line-through-type="none" style:font-name="Liberation Sans" fo:font-size="15pt" fo:font-style="italic" fo:text-shadow="none" style:text-underline-style="none" fo:font-weight="bold" officeooo:rsid="0013c42a" officeooo:paragraph-rsid="0013c42a" style:font-size-asian="15pt" style:font-style-asian="italic" style:font-weight-asian="bold" style:font-size-complex="15pt" style:font-style-complex="italic" style:font-weight-complex="bold" style:text-emphasize="none"/>
    </style:style>
    <style:style style:name="P19" style:family="paragraph" style:parent-style-name="Standard">
      <style:text-properties fo:color="#000000" loext:opacity="100%" style:text-outline="false" style:text-line-through-style="none" style:text-line-through-type="none" style:font-name="Liberation Sans" fo:font-size="15pt" fo:font-style="italic" fo:text-shadow="none" style:text-underline-style="none" fo:font-weight="bold" officeooo:rsid="00062b12" officeooo:paragraph-rsid="002e2859" style:font-size-asian="15pt" style:font-style-asian="italic" style:font-weight-asian="bold" style:font-size-complex="15pt" style:font-style-complex="italic" style:font-weight-complex="bold" style:text-emphasize="none"/>
    </style:style>
    <style:style style:name="P20" style:family="paragraph" style:parent-style-name="Standard">
      <style:text-properties fo:color="#000000" loext:opacity="100%" style:text-outline="false" style:text-line-through-style="none" style:text-line-through-type="none" style:font-name="Liberation Sans" fo:font-size="15pt" fo:font-style="normal" fo:text-shadow="none" style:text-underline-style="none" fo:font-weight="bold" officeooo:rsid="002738e8" officeooo:paragraph-rsid="002738e8" style:font-size-asian="15pt" style:font-style-asian="normal" style:font-weight-asian="bold" style:font-size-complex="15pt" style:font-style-complex="normal" style:font-weight-complex="bold" style:text-emphasize="none"/>
    </style:style>
    <style:style style:name="P21"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150f96" style:font-size-asian="14pt" style:font-style-asian="italic" style:font-weight-asian="normal" style:font-size-complex="14pt" style:font-style-complex="italic" style:font-weight-complex="normal" style:text-emphasize="none"/>
    </style:style>
    <style:style style:name="P22"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1a46f0" style:font-size-asian="14pt" style:font-style-asian="italic" style:font-weight-asian="normal" style:font-size-complex="14pt" style:font-style-complex="italic" style:font-weight-complex="normal" style:text-emphasize="none"/>
    </style:style>
    <style:style style:name="P23"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1a734" style:font-size-asian="14pt" style:font-style-asian="italic" style:font-weight-asian="normal" style:font-size-complex="14pt" style:font-style-complex="italic" style:font-weight-complex="normal" style:text-emphasize="none"/>
    </style:style>
    <style:style style:name="P24"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72a04" style:font-size-asian="14pt" style:font-style-asian="italic" style:font-weight-asian="normal" style:font-size-complex="14pt" style:font-style-complex="italic" style:font-weight-complex="normal" style:text-emphasize="none"/>
    </style:style>
    <style:style style:name="P25"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95b5f" style:font-size-asian="14pt" style:font-style-asian="italic" style:font-weight-asian="normal" style:font-size-complex="14pt" style:font-style-complex="italic" style:font-weight-complex="normal" style:text-emphasize="none"/>
    </style:style>
    <style:style style:name="P26"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2a84dc" style:font-size-asian="14pt" style:font-style-asian="italic" style:font-weight-asian="normal" style:font-size-complex="14pt" style:font-style-complex="italic" style:font-weight-complex="normal" style:text-emphasize="none"/>
    </style:style>
    <style:style style:name="P27"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3168b3" style:font-size-asian="14pt" style:font-style-asian="italic" style:font-weight-asian="normal" style:font-size-complex="14pt" style:font-style-complex="italic" style:font-weight-complex="normal" style:text-emphasize="none"/>
    </style:style>
    <style:style style:name="P28"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4cabba" style:font-size-asian="14pt" style:font-style-asian="italic" style:font-weight-asian="normal" style:font-size-complex="14pt" style:font-style-complex="italic" style:font-weight-complex="normal" style:text-emphasize="none"/>
    </style:style>
    <style:style style:name="P29"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5dcf8" style:font-size-asian="14pt" style:font-style-asian="italic" style:font-weight-asian="normal" style:font-size-complex="14pt" style:font-style-complex="italic" style:font-weight-complex="normal" style:text-emphasize="none"/>
    </style:style>
    <style:style style:name="P30"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74109" style:font-size-asian="14pt" style:font-style-asian="italic" style:font-weight-asian="normal" style:font-size-complex="14pt" style:font-style-complex="italic" style:font-weight-complex="normal" style:text-emphasize="none"/>
    </style:style>
    <style:style style:name="P31"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50f96" officeooo:paragraph-rsid="0057dec4" style:font-size-asian="14pt" style:font-style-asian="italic" style:font-weight-asian="normal" style:font-size-complex="14pt" style:font-style-complex="italic" style:font-weight-complex="normal" style:text-emphasize="none"/>
    </style:style>
    <style:style style:name="P32"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1a734" officeooo:paragraph-rsid="00295b5f" style:font-size-asian="14pt" style:font-style-asian="italic" style:font-weight-asian="normal" style:font-size-complex="14pt" style:font-style-complex="italic" style:font-weight-complex="normal" style:text-emphasize="none"/>
    </style:style>
    <style:style style:name="P33"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1c6201" officeooo:paragraph-rsid="002c6433" style:font-size-asian="14pt" style:font-style-asian="italic" style:font-weight-asian="normal" style:font-size-complex="14pt" style:font-style-complex="italic" style:font-weight-complex="normal" style:text-emphasize="none"/>
    </style:style>
    <style:style style:name="P34"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c6433" officeooo:paragraph-rsid="002738e8" style:font-size-asian="14pt" style:font-style-asian="italic" style:font-weight-asian="normal" style:font-size-complex="14pt" style:font-style-complex="italic" style:font-weight-complex="normal" style:text-emphasize="none"/>
    </style:style>
    <style:style style:name="P35"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2a86d9" officeooo:paragraph-rsid="004cabba" style:font-size-asian="14pt" style:font-style-asian="italic" style:font-weight-asian="normal" style:font-size-complex="14pt" style:font-style-complex="italic" style:font-weight-complex="normal" style:text-emphasize="none"/>
    </style:style>
    <style:style style:name="P36" style:family="paragraph" style:parent-style-name="Standard">
      <style:text-properties fo:color="#000000" loext:opacity="100%" style:text-outline="false" style:text-line-through-style="none" style:text-line-through-type="none" style:font-name="Segoe UI" fo:font-size="14pt" fo:font-style="italic" fo:text-shadow="none" style:text-underline-style="none" fo:font-weight="normal" officeooo:rsid="005c9cf1" officeooo:paragraph-rsid="005c9cf1" style:font-size-asian="14pt" style:font-style-asian="italic" style:font-weight-asian="normal" style:font-size-complex="14pt" style:font-style-complex="italic" style:font-weight-complex="normal" style:text-emphasize="none"/>
    </style:style>
    <style:style style:name="P3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150f96" style:font-size-asian="14pt" style:font-style-asian="normal" style:font-weight-asian="normal" style:font-size-complex="14pt" style:font-style-complex="normal" style:font-weight-complex="normal" style:text-emphasize="none"/>
    </style:style>
    <style:style style:name="P3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1a46f0" style:font-size-asian="14pt" style:font-style-asian="normal" style:font-weight-asian="normal" style:font-size-complex="14pt" style:font-style-complex="normal" style:font-weight-complex="normal" style:text-emphasize="none"/>
    </style:style>
    <style:style style:name="P3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1a734" style:font-size-asian="14pt" style:font-style-asian="normal" style:font-weight-asian="normal" style:font-size-complex="14pt" style:font-style-complex="normal" style:font-weight-complex="normal" style:text-emphasize="none"/>
    </style:style>
    <style:style style:name="P4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3812b" style:font-size-asian="14pt" style:font-style-asian="normal" style:font-weight-asian="normal" style:font-size-complex="14pt" style:font-style-complex="normal" style:font-weight-complex="normal" style:text-emphasize="none"/>
    </style:style>
    <style:style style:name="P4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72a04" style:font-size-asian="14pt" style:font-style-asian="normal" style:font-weight-asian="normal" style:font-size-complex="14pt" style:font-style-complex="normal" style:font-weight-complex="normal" style:text-emphasize="none"/>
    </style:style>
    <style:style style:name="P4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95b5f" style:font-size-asian="14pt" style:font-style-asian="normal" style:font-weight-asian="normal" style:font-size-complex="14pt" style:font-style-complex="normal" style:font-weight-complex="normal" style:text-emphasize="none"/>
    </style:style>
    <style:style style:name="P4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2a84dc" style:font-size-asian="14pt" style:font-style-asian="normal" style:font-weight-asian="normal" style:font-size-complex="14pt" style:font-style-complex="normal" style:font-weight-complex="normal" style:text-emphasize="none"/>
    </style:style>
    <style:style style:name="P4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3168b3" style:font-size-asian="14pt" style:font-style-asian="normal" style:font-weight-asian="normal" style:font-size-complex="14pt" style:font-style-complex="normal" style:font-weight-complex="normal" style:text-emphasize="none"/>
    </style:style>
    <style:style style:name="P4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4cabba" style:font-size-asian="14pt" style:font-style-asian="normal" style:font-weight-asian="normal" style:font-size-complex="14pt" style:font-style-complex="normal" style:font-weight-complex="normal" style:text-emphasize="none"/>
    </style:style>
    <style:style style:name="P4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5dcf8" style:font-size-asian="14pt" style:font-style-asian="normal" style:font-weight-asian="normal" style:font-size-complex="14pt" style:font-style-complex="normal" style:font-weight-complex="normal" style:text-emphasize="none"/>
    </style:style>
    <style:style style:name="P4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74109" style:font-size-asian="14pt" style:font-style-asian="normal" style:font-weight-asian="normal" style:font-size-complex="14pt" style:font-style-complex="normal" style:font-weight-complex="normal" style:text-emphasize="none"/>
    </style:style>
    <style:style style:name="P4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50f96" officeooo:paragraph-rsid="0057dec4" style:font-size-asian="14pt" style:font-style-asian="normal" style:font-weight-asian="normal" style:font-size-complex="14pt" style:font-style-complex="normal" style:font-weight-complex="normal" style:text-emphasize="none"/>
    </style:style>
    <style:style style:name="P4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7f407" style:font-size-asian="14pt" style:font-style-asian="normal" style:font-weight-asian="normal" style:font-size-complex="14pt" style:font-style-complex="normal" style:font-weight-complex="normal" style:text-emphasize="none"/>
    </style:style>
    <style:style style:name="P5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a46f0" style:font-size-asian="14pt" style:font-style-asian="normal" style:font-weight-asian="normal" style:font-size-complex="14pt" style:font-style-complex="normal" style:font-weight-complex="normal" style:text-emphasize="none"/>
    </style:style>
    <style:style style:name="P5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272a04" style:font-size-asian="14pt" style:font-style-asian="normal" style:font-weight-asian="normal" style:font-size-complex="14pt" style:font-style-complex="normal" style:font-weight-complex="normal" style:text-emphasize="none"/>
    </style:style>
    <style:style style:name="P5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3168b3" style:font-size-asian="14pt" style:font-style-asian="normal" style:font-weight-asian="normal" style:font-size-complex="14pt" style:font-style-complex="normal" style:font-weight-complex="normal" style:text-emphasize="none"/>
    </style:style>
    <style:style style:name="P5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15ad0" style:font-size-asian="14pt" style:font-style-asian="normal" style:font-weight-asian="normal" style:font-size-complex="14pt" style:font-style-complex="normal" style:font-weight-complex="normal" style:text-emphasize="none"/>
    </style:style>
    <style:style style:name="P5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21bb" style:font-size-asian="14pt" style:font-style-asian="normal" style:font-weight-asian="normal" style:font-size-complex="14pt" style:font-style-complex="normal" style:font-weight-complex="normal" style:text-emphasize="none"/>
    </style:style>
    <style:style style:name="P5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931e" style:font-size-asian="14pt" style:font-style-asian="normal" style:font-weight-asian="normal" style:font-size-complex="14pt" style:font-style-complex="normal" style:font-weight-complex="normal" style:text-emphasize="none"/>
    </style:style>
    <style:style style:name="P5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f6ab" style:font-size-asian="14pt" style:font-style-asian="normal" style:font-weight-asian="normal" style:font-size-complex="14pt" style:font-style-complex="normal" style:font-weight-complex="normal" style:text-emphasize="none"/>
    </style:style>
    <style:style style:name="P5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3fc6c" style:font-size-asian="14pt" style:font-style-asian="normal" style:font-weight-asian="normal" style:font-size-complex="14pt" style:font-style-complex="normal" style:font-weight-complex="normal" style:text-emphasize="none"/>
    </style:style>
    <style:style style:name="P5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4c2d4" style:font-size-asian="14pt" style:font-style-asian="normal" style:font-weight-asian="normal" style:font-size-complex="14pt" style:font-style-complex="normal" style:font-weight-complex="normal" style:text-emphasize="none"/>
    </style:style>
    <style:style style:name="P5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52f7b" style:font-size-asian="14pt" style:font-style-asian="normal" style:font-weight-asian="normal" style:font-size-complex="14pt" style:font-style-complex="normal" style:font-weight-complex="normal" style:text-emphasize="none"/>
    </style:style>
    <style:style style:name="P6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70b80" style:font-size-asian="14pt" style:font-style-asian="normal" style:font-weight-asian="normal" style:font-size-complex="14pt" style:font-style-complex="normal" style:font-weight-complex="normal" style:text-emphasize="none"/>
    </style:style>
    <style:style style:name="P6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4cabba" style:font-size-asian="14pt" style:font-style-asian="normal" style:font-weight-asian="normal" style:font-size-complex="14pt" style:font-style-complex="normal" style:font-weight-complex="normal" style:text-emphasize="none"/>
    </style:style>
    <style:style style:name="P6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21c75" style:font-size-asian="14pt" style:font-style-asian="normal" style:font-weight-asian="normal" style:font-size-complex="14pt" style:font-style-complex="normal" style:font-weight-complex="normal" style:text-emphasize="none"/>
    </style:style>
    <style:style style:name="P6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1e266b" style:font-size-asian="14pt" style:font-style-asian="normal" style:font-weight-asian="normal" style:font-size-complex="14pt" style:font-style-complex="normal" style:font-weight-complex="normal" style:text-emphasize="none"/>
    </style:style>
    <style:style style:name="P6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5dcf8" style:font-size-asian="14pt" style:font-style-asian="normal" style:font-weight-asian="normal" style:font-size-complex="14pt" style:font-style-complex="normal" style:font-weight-complex="normal" style:text-emphasize="none"/>
    </style:style>
    <style:style style:name="P6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74109" style:font-size-asian="14pt" style:font-style-asian="normal" style:font-weight-asian="normal" style:font-size-complex="14pt" style:font-style-complex="normal" style:font-weight-complex="normal" style:text-emphasize="none"/>
    </style:style>
    <style:style style:name="P6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6a768" officeooo:paragraph-rsid="0057dec4" style:font-size-asian="14pt" style:font-style-asian="normal" style:font-weight-asian="normal" style:font-size-complex="14pt" style:font-style-complex="normal" style:font-weight-complex="normal" style:text-emphasize="none"/>
    </style:style>
    <style:style style:name="P6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1c9f9f" style:font-size-asian="14pt" style:font-style-asian="normal" style:font-weight-asian="normal" style:font-size-complex="14pt" style:font-style-complex="normal" style:font-weight-complex="normal" style:text-emphasize="none"/>
    </style:style>
    <style:style style:name="P6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3561ac" style:font-size-asian="14pt" style:font-style-asian="normal" style:font-weight-asian="normal" style:font-size-complex="14pt" style:font-style-complex="normal" style:font-weight-complex="normal" style:text-emphasize="none"/>
    </style:style>
    <style:style style:name="P6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3f44eb" style:font-size-asian="14pt" style:font-style-asian="normal" style:font-weight-asian="normal" style:font-size-complex="14pt" style:font-style-complex="normal" style:font-weight-complex="normal" style:text-emphasize="none"/>
    </style:style>
    <style:style style:name="P7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15ad0" style:font-size-asian="14pt" style:font-style-asian="normal" style:font-weight-asian="normal" style:font-size-complex="14pt" style:font-style-complex="normal" style:font-weight-complex="normal" style:text-emphasize="none"/>
    </style:style>
    <style:style style:name="P7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321bb" style:font-size-asian="14pt" style:font-style-asian="normal" style:font-weight-asian="normal" style:font-size-complex="14pt" style:font-style-complex="normal" style:font-weight-complex="normal" style:text-emphasize="none"/>
    </style:style>
    <style:style style:name="P7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43f6ab" style:font-size-asian="14pt" style:font-style-asian="normal" style:font-weight-asian="normal" style:font-size-complex="14pt" style:font-style-complex="normal" style:font-weight-complex="normal" style:text-emphasize="none"/>
    </style:style>
    <style:style style:name="P7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143fca" style:font-size-asian="14pt" style:font-style-asian="normal" style:font-weight-asian="normal" style:font-size-complex="14pt" style:font-style-complex="normal" style:font-weight-complex="normal" style:text-emphasize="none"/>
    </style:style>
    <style:style style:name="P7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3c42a" officeooo:paragraph-rsid="0058194b" style:font-size-asian="14pt" style:font-style-asian="normal" style:font-weight-asian="normal" style:font-size-complex="14pt" style:font-style-complex="normal" style:font-weight-complex="normal" style:text-emphasize="none"/>
    </style:style>
    <style:style style:name="P7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1a46f0" style:font-size-asian="14pt" style:font-style-asian="normal" style:font-weight-asian="normal" style:font-size-complex="14pt" style:font-style-complex="normal" style:font-weight-complex="normal" style:text-emphasize="none"/>
    </style:style>
    <style:style style:name="P7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01808" style:font-size-asian="14pt" style:font-style-asian="normal" style:font-weight-asian="normal" style:font-size-complex="14pt" style:font-style-complex="normal" style:font-weight-complex="normal" style:text-emphasize="none"/>
    </style:style>
    <style:style style:name="P7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72a04" style:font-size-asian="14pt" style:font-style-asian="normal" style:font-weight-asian="normal" style:font-size-complex="14pt" style:font-style-complex="normal" style:font-weight-complex="normal" style:text-emphasize="none"/>
    </style:style>
    <style:style style:name="P7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150f96" style:font-size-asian="14pt" style:font-style-asian="normal" style:font-weight-asian="normal" style:font-size-complex="14pt" style:font-style-complex="normal" style:font-weight-complex="normal" style:text-emphasize="none"/>
    </style:style>
    <style:style style:name="P7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2a86d9" style:font-size-asian="14pt" style:font-style-asian="normal" style:font-weight-asian="normal" style:font-size-complex="14pt" style:font-style-complex="normal" style:font-weight-complex="normal" style:text-emphasize="none"/>
    </style:style>
    <style:style style:name="P8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55dcf8" style:font-size-asian="14pt" style:font-style-asian="normal" style:font-weight-asian="normal" style:font-size-complex="14pt" style:font-style-complex="normal" style:font-weight-complex="normal" style:text-emphasize="none"/>
    </style:style>
    <style:style style:name="P8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407" officeooo:paragraph-rsid="00574109" style:font-size-asian="14pt" style:font-style-asian="normal" style:font-weight-asian="normal" style:font-size-complex="14pt" style:font-style-complex="normal" style:font-weight-complex="normal" style:text-emphasize="none"/>
    </style:style>
    <style:style style:name="P8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201808" style:font-size-asian="14pt" style:font-style-asian="normal" style:font-weight-asian="normal" style:font-size-complex="14pt" style:font-style-complex="normal" style:font-weight-complex="normal" style:text-emphasize="none"/>
    </style:style>
    <style:style style:name="P8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272a04" style:font-size-asian="14pt" style:font-style-asian="normal" style:font-weight-asian="normal" style:font-size-complex="14pt" style:font-style-complex="normal" style:font-weight-complex="normal" style:text-emphasize="none"/>
    </style:style>
    <style:style style:name="P8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01808" officeooo:paragraph-rsid="0055dcf8" style:font-size-asian="14pt" style:font-style-asian="normal" style:font-weight-asian="normal" style:font-size-complex="14pt" style:font-style-complex="normal" style:font-weight-complex="normal" style:text-emphasize="none"/>
    </style:style>
    <style:style style:name="P8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3812b" style:font-size-asian="14pt" style:font-style-asian="normal" style:font-weight-asian="normal" style:font-size-complex="14pt" style:font-style-complex="normal" style:font-weight-complex="normal" style:text-emphasize="none"/>
    </style:style>
    <style:style style:name="P8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72a04" style:font-size-asian="14pt" style:font-style-asian="normal" style:font-weight-asian="normal" style:font-size-complex="14pt" style:font-style-complex="normal" style:font-weight-complex="normal" style:text-emphasize="none"/>
    </style:style>
    <style:style style:name="P8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95b5f" style:font-size-asian="14pt" style:font-style-asian="normal" style:font-weight-asian="normal" style:font-size-complex="14pt" style:font-style-complex="normal" style:font-weight-complex="normal" style:text-emphasize="none"/>
    </style:style>
    <style:style style:name="P8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2a84dc" style:font-size-asian="14pt" style:font-style-asian="normal" style:font-weight-asian="normal" style:font-size-complex="14pt" style:font-style-complex="normal" style:font-weight-complex="normal" style:text-emphasize="none"/>
    </style:style>
    <style:style style:name="P8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3168b3" style:font-size-asian="14pt" style:font-style-asian="normal" style:font-weight-asian="normal" style:font-size-complex="14pt" style:font-style-complex="normal" style:font-weight-complex="normal" style:text-emphasize="none"/>
    </style:style>
    <style:style style:name="P9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362c23" style:font-size-asian="14pt" style:font-style-asian="normal" style:font-weight-asian="normal" style:font-size-complex="14pt" style:font-style-complex="normal" style:font-weight-complex="normal" style:text-emphasize="none"/>
    </style:style>
    <style:style style:name="P9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4cc249" style:font-size-asian="14pt" style:font-style-asian="normal" style:font-weight-asian="normal" style:font-size-complex="14pt" style:font-style-complex="normal" style:font-weight-complex="normal" style:text-emphasize="none"/>
    </style:style>
    <style:style style:name="P9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7f8bf" officeooo:paragraph-rsid="00574109" style:font-size-asian="14pt" style:font-style-asian="normal" style:font-weight-asian="normal" style:font-size-complex="14pt" style:font-style-complex="normal" style:font-weight-complex="normal" style:text-emphasize="none"/>
    </style:style>
    <style:style style:name="P9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1a734" style:font-size-asian="14pt" style:font-style-asian="normal" style:font-weight-asian="normal" style:font-size-complex="14pt" style:font-style-complex="normal" style:font-weight-complex="normal" style:text-emphasize="none"/>
    </style:style>
    <style:style style:name="P9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1a46f0" style:font-size-asian="14pt" style:font-style-asian="normal" style:font-weight-asian="normal" style:font-size-complex="14pt" style:font-style-complex="normal" style:font-weight-complex="normal" style:text-emphasize="none"/>
    </style:style>
    <style:style style:name="P9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3812b" style:font-size-asian="14pt" style:font-style-asian="normal" style:font-weight-asian="normal" style:font-size-complex="14pt" style:font-style-complex="normal" style:font-weight-complex="normal" style:text-emphasize="none"/>
    </style:style>
    <style:style style:name="P9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72a04" style:font-size-asian="14pt" style:font-style-asian="normal" style:font-weight-asian="normal" style:font-size-complex="14pt" style:font-style-complex="normal" style:font-weight-complex="normal" style:text-emphasize="none"/>
    </style:style>
    <style:style style:name="P9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95b5f" style:font-size-asian="14pt" style:font-style-asian="normal" style:font-weight-asian="normal" style:font-size-complex="14pt" style:font-style-complex="normal" style:font-weight-complex="normal" style:text-emphasize="none"/>
    </style:style>
    <style:style style:name="P9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189f94" style:font-size-asian="14pt" style:font-style-asian="normal" style:font-weight-asian="normal" style:font-size-complex="14pt" style:font-style-complex="normal" style:font-weight-complex="normal" style:text-emphasize="none"/>
    </style:style>
    <style:style style:name="P9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a84dc" style:font-size-asian="14pt" style:font-style-asian="normal" style:font-weight-asian="normal" style:font-size-complex="14pt" style:font-style-complex="normal" style:font-weight-complex="normal" style:text-emphasize="none"/>
    </style:style>
    <style:style style:name="P10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2a86d9" style:font-size-asian="14pt" style:font-style-asian="normal" style:font-weight-asian="normal" style:font-size-complex="14pt" style:font-style-complex="normal" style:font-weight-complex="normal" style:text-emphasize="none"/>
    </style:style>
    <style:style style:name="P10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3168b3" style:font-size-asian="14pt" style:font-style-asian="normal" style:font-weight-asian="normal" style:font-size-complex="14pt" style:font-style-complex="normal" style:font-weight-complex="normal" style:text-emphasize="none"/>
    </style:style>
    <style:style style:name="P10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3601ae" style:font-size-asian="14pt" style:font-style-asian="normal" style:font-weight-asian="normal" style:font-size-complex="14pt" style:font-style-complex="normal" style:font-weight-complex="normal" style:text-emphasize="none"/>
    </style:style>
    <style:style style:name="P10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41958" style:font-size-asian="14pt" style:font-style-asian="normal" style:font-weight-asian="normal" style:font-size-complex="14pt" style:font-style-complex="normal" style:font-weight-complex="normal" style:text-emphasize="none"/>
    </style:style>
    <style:style style:name="P10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5dcf8" style:font-size-asian="14pt" style:font-style-asian="normal" style:font-weight-asian="normal" style:font-size-complex="14pt" style:font-style-complex="normal" style:font-weight-complex="normal" style:text-emphasize="none"/>
    </style:style>
    <style:style style:name="P10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74109" style:font-size-asian="14pt" style:font-style-asian="normal" style:font-weight-asian="normal" style:font-size-complex="14pt" style:font-style-complex="normal" style:font-weight-complex="normal" style:text-emphasize="none"/>
    </style:style>
    <style:style style:name="P10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89f94" officeooo:paragraph-rsid="0057dec4" style:font-size-asian="14pt" style:font-style-asian="normal" style:font-weight-asian="normal" style:font-size-complex="14pt" style:font-style-complex="normal" style:font-weight-complex="normal" style:text-emphasize="none"/>
    </style:style>
    <style:style style:name="P10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1a46f0" style:font-size-asian="14pt" style:font-style-asian="normal" style:font-weight-asian="normal" style:font-size-complex="14pt" style:font-style-complex="normal" style:font-weight-complex="normal" style:text-emphasize="none"/>
    </style:style>
    <style:style style:name="P10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3812b" style:font-size-asian="14pt" style:font-style-asian="normal" style:font-weight-asian="normal" style:font-size-complex="14pt" style:font-style-complex="normal" style:font-weight-complex="normal" style:text-emphasize="none"/>
    </style:style>
    <style:style style:name="P10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95b5f" style:font-size-asian="14pt" style:font-style-asian="normal" style:font-weight-asian="normal" style:font-size-complex="14pt" style:font-style-complex="normal" style:font-weight-complex="normal" style:text-emphasize="none"/>
    </style:style>
    <style:style style:name="P11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21a734" style:font-size-asian="14pt" style:font-style-asian="normal" style:font-weight-asian="normal" style:font-size-complex="14pt" style:font-style-complex="normal" style:font-weight-complex="normal" style:text-emphasize="none"/>
    </style:style>
    <style:style style:name="P11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1a46f0" officeooo:paragraph-rsid="004b72e1" style:font-size-asian="14pt" style:font-style-asian="normal" style:font-weight-asian="normal" style:font-size-complex="14pt" style:font-style-complex="normal" style:font-weight-complex="normal" style:text-emphasize="none"/>
    </style:style>
    <style:style style:name="P11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3812b" officeooo:paragraph-rsid="0023812b" style:font-size-asian="14pt" style:font-style-asian="normal" style:font-weight-asian="normal" style:font-size-complex="14pt" style:font-style-complex="normal" style:font-weight-complex="normal" style:text-emphasize="none"/>
    </style:style>
    <style:style style:name="P11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3812b" officeooo:paragraph-rsid="00345424" style:font-size-asian="14pt" style:font-style-asian="normal" style:font-weight-asian="normal" style:font-size-complex="14pt" style:font-style-complex="normal" style:font-weight-complex="normal" style:text-emphasize="none"/>
    </style:style>
    <style:style style:name="P11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29a620" style:font-size-asian="14pt" style:font-style-asian="normal" style:font-weight-asian="normal" style:font-size-complex="14pt" style:font-style-complex="normal" style:font-weight-complex="normal" style:text-emphasize="none"/>
    </style:style>
    <style:style style:name="P11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2a84dc" style:font-size-asian="14pt" style:font-style-asian="normal" style:font-weight-asian="normal" style:font-size-complex="14pt" style:font-style-complex="normal" style:font-weight-complex="normal" style:text-emphasize="none"/>
    </style:style>
    <style:style style:name="P11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4cabba" style:font-size-asian="14pt" style:font-style-asian="normal" style:font-weight-asian="normal" style:font-size-complex="14pt" style:font-style-complex="normal" style:font-weight-complex="normal" style:text-emphasize="none"/>
    </style:style>
    <style:style style:name="P11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5dcf8" style:font-size-asian="14pt" style:font-style-asian="normal" style:font-weight-asian="normal" style:font-size-complex="14pt" style:font-style-complex="normal" style:font-weight-complex="normal" style:text-emphasize="none"/>
    </style:style>
    <style:style style:name="P11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74109" style:font-size-asian="14pt" style:font-style-asian="normal" style:font-weight-asian="normal" style:font-size-complex="14pt" style:font-style-complex="normal" style:font-weight-complex="normal" style:text-emphasize="none"/>
    </style:style>
    <style:style style:name="P11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57dec4" style:font-size-asian="14pt" style:font-style-asian="normal" style:font-weight-asian="normal" style:font-size-complex="14pt" style:font-style-complex="normal" style:font-weight-complex="normal" style:text-emphasize="none"/>
    </style:style>
    <style:style style:name="P12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29a620" officeooo:paragraph-rsid="003168b3" style:font-size-asian="14pt" style:font-style-asian="normal" style:font-weight-asian="normal" style:font-size-complex="14pt" style:font-style-complex="normal" style:font-weight-complex="normal" style:text-emphasize="none"/>
    </style:style>
    <style:style style:name="P12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168b3" officeooo:paragraph-rsid="003168b3" style:font-size-asian="14pt" style:font-style-asian="normal" style:font-weight-asian="normal" style:font-size-complex="14pt" style:font-style-complex="normal" style:font-weight-complex="normal" style:text-emphasize="none"/>
    </style:style>
    <style:style style:name="P12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45424" officeooo:paragraph-rsid="003a5d47" style:font-size-asian="14pt" style:font-style-asian="normal" style:font-weight-asian="normal" style:font-size-complex="14pt" style:font-style-complex="normal" style:font-weight-complex="normal" style:text-emphasize="none"/>
    </style:style>
    <style:style style:name="P12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73464" style:font-size-asian="14pt" style:font-style-asian="normal" style:font-weight-asian="normal" style:font-size-complex="14pt" style:font-style-complex="normal" style:font-weight-complex="normal" style:text-emphasize="none"/>
    </style:style>
    <style:style style:name="P12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7c2ca" style:font-size-asian="14pt" style:font-style-asian="normal" style:font-weight-asian="normal" style:font-size-complex="14pt" style:font-style-complex="normal" style:font-weight-complex="normal" style:text-emphasize="none"/>
    </style:style>
    <style:style style:name="P12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373464" officeooo:paragraph-rsid="003a5d47" style:font-size-asian="14pt" style:font-style-asian="normal" style:font-weight-asian="normal" style:font-size-complex="14pt" style:font-style-complex="normal" style:font-weight-complex="normal" style:text-emphasize="none"/>
    </style:style>
    <style:style style:name="P12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062b12" officeooo:paragraph-rsid="00413f71" style:font-size-asian="14pt" style:font-style-asian="normal" style:font-weight-asian="normal" style:font-size-complex="14pt" style:font-style-complex="normal" style:font-weight-complex="normal" style:text-emphasize="none"/>
    </style:style>
    <style:style style:name="P12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321bb" officeooo:paragraph-rsid="004321bb" style:font-size-asian="14pt" style:font-style-asian="normal" style:font-weight-asian="normal" style:font-size-complex="14pt" style:font-style-complex="normal" style:font-weight-complex="normal" style:text-emphasize="none"/>
    </style:style>
    <style:style style:name="P12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6160" officeooo:paragraph-rsid="00486160" style:font-size-asian="14pt" style:font-style-asian="normal" style:font-weight-asian="normal" style:font-size-complex="14pt" style:font-style-complex="normal" style:font-weight-complex="normal" style:text-emphasize="none"/>
    </style:style>
    <style:style style:name="P12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48982e" style:font-size-asian="14pt" style:font-style-asian="normal" style:font-weight-asian="normal" style:font-size-complex="14pt" style:font-style-complex="normal" style:font-weight-complex="normal" style:text-emphasize="none"/>
    </style:style>
    <style:style style:name="P13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4a28ad" style:font-size-asian="14pt" style:font-style-asian="normal" style:font-weight-asian="normal" style:font-size-complex="14pt" style:font-style-complex="normal" style:font-weight-complex="normal" style:text-emphasize="none"/>
    </style:style>
    <style:style style:name="P13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8982e" officeooo:paragraph-rsid="0058194b" style:font-size-asian="14pt" style:font-style-asian="normal" style:font-weight-asian="normal" style:font-size-complex="14pt" style:font-style-complex="normal" style:font-weight-complex="normal" style:text-emphasize="none"/>
    </style:style>
    <style:style style:name="P13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4cc249" officeooo:paragraph-rsid="004cc249" style:font-size-asian="14pt" style:font-style-asian="normal" style:font-weight-asian="normal" style:font-size-complex="14pt" style:font-style-complex="normal" style:font-weight-complex="normal" style:text-emphasize="none"/>
    </style:style>
    <style:style style:name="P13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574109" officeooo:paragraph-rsid="00574109" style:font-size-asian="14pt" style:font-style-asian="normal" style:font-weight-asian="normal" style:font-size-complex="14pt" style:font-style-complex="normal" style:font-weight-complex="normal" style:text-emphasize="none"/>
    </style:style>
    <style:style style:name="P13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normal" officeooo:rsid="005c9cf1" officeooo:paragraph-rsid="005fe690" style:font-size-asian="14pt" style:font-style-asian="normal" style:font-weight-asian="normal" style:font-size-complex="14pt" style:font-style-complex="normal" style:font-weight-complex="normal" style:text-emphasize="none"/>
    </style:style>
    <style:style style:name="P13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150f96" style:font-size-asian="14pt" style:font-style-asian="normal" style:font-weight-asian="bold" style:font-size-complex="14pt" style:font-style-complex="normal" style:font-weight-complex="bold" style:text-emphasize="none"/>
    </style:style>
    <style:style style:name="P13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1a46f0" style:font-size-asian="14pt" style:font-style-asian="normal" style:font-weight-asian="bold" style:font-size-complex="14pt" style:font-style-complex="normal" style:font-weight-complex="bold" style:text-emphasize="none"/>
    </style:style>
    <style:style style:name="P13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1a734" style:font-size-asian="14pt" style:font-style-asian="normal" style:font-weight-asian="bold" style:font-size-complex="14pt" style:font-style-complex="normal" style:font-weight-complex="bold" style:text-emphasize="none"/>
    </style:style>
    <style:style style:name="P13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3812b" style:font-size-asian="14pt" style:font-style-asian="normal" style:font-weight-asian="bold" style:font-size-complex="14pt" style:font-style-complex="normal" style:font-weight-complex="bold" style:text-emphasize="none"/>
    </style:style>
    <style:style style:name="P13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72a04" style:font-size-asian="14pt" style:font-style-asian="normal" style:font-weight-asian="bold" style:font-size-complex="14pt" style:font-style-complex="normal" style:font-weight-complex="bold" style:text-emphasize="none"/>
    </style:style>
    <style:style style:name="P14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738e8" style:font-size-asian="14pt" style:font-style-asian="normal" style:font-weight-asian="bold" style:font-size-complex="14pt" style:font-style-complex="normal" style:font-weight-complex="bold" style:text-emphasize="none"/>
    </style:style>
    <style:style style:name="P14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95b5f" style:font-size-asian="14pt" style:font-style-asian="normal" style:font-weight-asian="bold" style:font-size-complex="14pt" style:font-style-complex="normal" style:font-weight-complex="bold" style:text-emphasize="none"/>
    </style:style>
    <style:style style:name="P14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2a84dc" style:font-size-asian="14pt" style:font-style-asian="normal" style:font-weight-asian="bold" style:font-size-complex="14pt" style:font-style-complex="normal" style:font-weight-complex="bold" style:text-emphasize="none"/>
    </style:style>
    <style:style style:name="P14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3168b3" style:font-size-asian="14pt" style:font-style-asian="normal" style:font-weight-asian="bold" style:font-size-complex="14pt" style:font-style-complex="normal" style:font-weight-complex="bold" style:text-emphasize="none"/>
    </style:style>
    <style:style style:name="P14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4cabba" style:font-size-asian="14pt" style:font-style-asian="normal" style:font-weight-asian="bold" style:font-size-complex="14pt" style:font-style-complex="normal" style:font-weight-complex="bold" style:text-emphasize="none"/>
    </style:style>
    <style:style style:name="P14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5dcf8" style:font-size-asian="14pt" style:font-style-asian="normal" style:font-weight-asian="bold" style:font-size-complex="14pt" style:font-style-complex="normal" style:font-weight-complex="bold" style:text-emphasize="none"/>
    </style:style>
    <style:style style:name="P14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74109" style:font-size-asian="14pt" style:font-style-asian="normal" style:font-weight-asian="bold" style:font-size-complex="14pt" style:font-style-complex="normal" style:font-weight-complex="bold" style:text-emphasize="none"/>
    </style:style>
    <style:style style:name="P14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50f96" officeooo:paragraph-rsid="0057dec4" style:font-size-asian="14pt" style:font-style-asian="normal" style:font-weight-asian="bold" style:font-size-complex="14pt" style:font-style-complex="normal" style:font-weight-complex="bold" style:text-emphasize="none"/>
    </style:style>
    <style:style style:name="P14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189f94" style:font-size-asian="14pt" style:font-style-asian="normal" style:font-weight-asian="bold" style:font-size-complex="14pt" style:font-style-complex="normal" style:font-weight-complex="bold" style:text-emphasize="none"/>
    </style:style>
    <style:style style:name="P14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1a46f0" style:font-size-asian="14pt" style:font-style-asian="normal" style:font-weight-asian="bold" style:font-size-complex="14pt" style:font-style-complex="normal" style:font-weight-complex="bold" style:text-emphasize="none"/>
    </style:style>
    <style:style style:name="P15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1a734" style:font-size-asian="14pt" style:font-style-asian="normal" style:font-weight-asian="bold" style:font-size-complex="14pt" style:font-style-complex="normal" style:font-weight-complex="bold" style:text-emphasize="none"/>
    </style:style>
    <style:style style:name="P15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3812b" style:font-size-asian="14pt" style:font-style-asian="normal" style:font-weight-asian="bold" style:font-size-complex="14pt" style:font-style-complex="normal" style:font-weight-complex="bold" style:text-emphasize="none"/>
    </style:style>
    <style:style style:name="P15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72a04" style:font-size-asian="14pt" style:font-style-asian="normal" style:font-weight-asian="bold" style:font-size-complex="14pt" style:font-style-complex="normal" style:font-weight-complex="bold" style:text-emphasize="none"/>
    </style:style>
    <style:style style:name="P15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95b5f" style:font-size-asian="14pt" style:font-style-asian="normal" style:font-weight-asian="bold" style:font-size-complex="14pt" style:font-style-complex="normal" style:font-weight-complex="bold" style:text-emphasize="none"/>
    </style:style>
    <style:style style:name="P15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2a84dc" style:font-size-asian="14pt" style:font-style-asian="normal" style:font-weight-asian="bold" style:font-size-complex="14pt" style:font-style-complex="normal" style:font-weight-complex="bold" style:text-emphasize="none"/>
    </style:style>
    <style:style style:name="P15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3168b3" style:font-size-asian="14pt" style:font-style-asian="normal" style:font-weight-asian="bold" style:font-size-complex="14pt" style:font-style-complex="normal" style:font-weight-complex="bold" style:text-emphasize="none"/>
    </style:style>
    <style:style style:name="P15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4cabba" style:font-size-asian="14pt" style:font-style-asian="normal" style:font-weight-asian="bold" style:font-size-complex="14pt" style:font-style-complex="normal" style:font-weight-complex="bold" style:text-emphasize="none"/>
    </style:style>
    <style:style style:name="P15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5dcf8" style:font-size-asian="14pt" style:font-style-asian="normal" style:font-weight-asian="bold" style:font-size-complex="14pt" style:font-style-complex="normal" style:font-weight-complex="bold" style:text-emphasize="none"/>
    </style:style>
    <style:style style:name="P158"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74109" style:font-size-asian="14pt" style:font-style-asian="normal" style:font-weight-asian="bold" style:font-size-complex="14pt" style:font-style-complex="normal" style:font-weight-complex="bold" style:text-emphasize="none"/>
    </style:style>
    <style:style style:name="P159"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189f94" officeooo:paragraph-rsid="0057dec4" style:font-size-asian="14pt" style:font-style-asian="normal" style:font-weight-asian="bold" style:font-size-complex="14pt" style:font-style-complex="normal" style:font-weight-complex="bold" style:text-emphasize="none"/>
    </style:style>
    <style:style style:name="P160"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2738e8" style:font-size-asian="14pt" style:font-style-asian="normal" style:font-weight-asian="bold" style:font-size-complex="14pt" style:font-style-complex="normal" style:font-weight-complex="bold" style:text-emphasize="none"/>
    </style:style>
    <style:style style:name="P161"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2a84dc" style:font-size-asian="14pt" style:font-style-asian="normal" style:font-weight-asian="bold" style:font-size-complex="14pt" style:font-style-complex="normal" style:font-weight-complex="bold" style:text-emphasize="none"/>
    </style:style>
    <style:style style:name="P162"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738e8" officeooo:paragraph-rsid="003a5d47" style:font-size-asian="14pt" style:font-style-asian="normal" style:font-weight-asian="bold" style:font-size-complex="14pt" style:font-style-complex="normal" style:font-weight-complex="bold" style:text-emphasize="none"/>
    </style:style>
    <style:style style:name="P163"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2a84dc" officeooo:paragraph-rsid="0037c2ca" style:font-size-asian="14pt" style:font-style-asian="normal" style:font-weight-asian="bold" style:font-size-complex="14pt" style:font-style-complex="normal" style:font-weight-complex="bold" style:text-emphasize="none"/>
    </style:style>
    <style:style style:name="P164"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48982e" officeooo:paragraph-rsid="0048982e" style:font-size-asian="14pt" style:font-style-asian="normal" style:font-weight-asian="bold" style:font-size-complex="14pt" style:font-style-complex="normal" style:font-weight-complex="bold" style:text-emphasize="none"/>
    </style:style>
    <style:style style:name="P165"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3561ac" officeooo:paragraph-rsid="003561ac" style:font-size-asian="14pt" style:font-style-asian="normal" style:font-weight-asian="bold" style:font-size-complex="14pt" style:font-style-complex="normal" style:font-weight-complex="bold" style:text-emphasize="none"/>
    </style:style>
    <style:style style:name="P166"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3a5d47" officeooo:paragraph-rsid="003a5d47" style:font-size-asian="14pt" style:font-style-asian="normal" style:font-weight-asian="bold" style:font-size-complex="14pt" style:font-style-complex="normal" style:font-weight-complex="bold" style:text-emphasize="none"/>
    </style:style>
    <style:style style:name="P167" style:family="paragraph" style:parent-style-name="Standard">
      <style:text-properties fo:color="#000000" loext:opacity="100%" style:text-outline="false" style:text-line-through-style="none" style:text-line-through-type="none" style:font-name="Segoe UI" fo:font-size="14pt" fo:font-style="normal" fo:text-shadow="none" style:text-underline-style="none" fo:font-weight="bold" officeooo:rsid="00611ae1" officeooo:paragraph-rsid="00611ae1" style:font-size-asian="14pt" style:font-style-asian="normal" style:font-weight-asian="bold" style:font-size-complex="14pt" style:font-style-complex="normal" style:font-weight-complex="bold" style:text-emphasize="none"/>
    </style:style>
    <style:style style:name="P168" style:family="paragraph" style:parent-style-name="Standard">
      <style:text-properties fo:color="#000000" loext:opacity="100%" style:text-outline="false" style:text-line-through-style="none" style:text-line-through-type="none" style:font-name="Segoe UI" fo:font-size="15pt" fo:font-style="italic" fo:text-shadow="none" style:text-underline-style="none" fo:font-weight="bold" officeooo:rsid="002a84dc" officeooo:paragraph-rsid="002a84dc" style:font-size-asian="15pt" style:font-style-asian="italic" style:font-weight-asian="bold" style:font-size-complex="15pt" style:font-style-complex="italic" style:font-weight-complex="bold" style:text-emphasize="none"/>
    </style:style>
    <style:style style:name="P169" style:family="paragraph" style:parent-style-name="Standard">
      <style:text-properties fo:color="#000000" loext:opacity="100%" style:text-outline="false" style:text-line-through-style="none" style:text-line-through-type="none" style:font-name="Segoe UI" fo:font-size="15pt" fo:font-style="normal" fo:text-shadow="none" style:text-underline-style="none" fo:font-weight="bold" officeooo:rsid="00486160" officeooo:paragraph-rsid="00486160" style:font-size-asian="15pt" style:font-style-asian="normal" style:font-weight-asian="bold" style:font-size-complex="15pt" style:font-style-complex="normal" style:font-weight-complex="bold" style:text-emphasize="none"/>
    </style:style>
    <style:style style:name="P170" style:family="paragraph" style:parent-style-name="Standard">
      <style:text-properties fo:color="#000000" loext:opacity="100%" style:font-name="Segoe UI" fo:font-size="14pt" officeooo:paragraph-rsid="001c6201" style:font-size-asian="14pt"/>
    </style:style>
    <style:style style:name="P171" style:family="paragraph" style:parent-style-name="Standard">
      <style:text-properties fo:color="#000000" loext:opacity="100%" style:font-name="Segoe UI" fo:font-size="14pt" officeooo:paragraph-rsid="001c9f9f" style:font-size-asian="14pt"/>
    </style:style>
    <style:style style:name="P172" style:family="paragraph" style:parent-style-name="Standard">
      <style:text-properties fo:color="#000000" loext:opacity="100%" style:font-name="Segoe UI" fo:font-size="14pt" officeooo:rsid="001e06d9" officeooo:paragraph-rsid="001e06d9" style:font-size-asian="14pt"/>
    </style:style>
    <style:style style:name="P173" style:family="paragraph" style:parent-style-name="Standard">
      <style:text-properties fo:color="#000000" loext:opacity="100%" style:font-name="Segoe UI" fo:font-size="14pt" officeooo:rsid="002d802e" officeooo:paragraph-rsid="002d802e" style:font-size-asian="14pt"/>
    </style:style>
    <style:style style:name="P174" style:family="paragraph" style:parent-style-name="Standard">
      <style:text-properties fo:color="#000000" loext:opacity="100%" style:font-name="Segoe UI" fo:font-size="14pt" officeooo:paragraph-rsid="00387c7e" style:font-size-asian="14pt"/>
    </style:style>
    <style:style style:name="P175" style:family="paragraph" style:parent-style-name="Standard">
      <style:text-properties fo:color="#000000" loext:opacity="100%" style:font-name="Segoe UI" fo:font-size="14pt" officeooo:paragraph-rsid="003d58b8" style:font-size-asian="14pt"/>
    </style:style>
    <style:style style:name="P176" style:family="paragraph" style:parent-style-name="Standard">
      <style:text-properties fo:color="#000000" loext:opacity="100%" style:font-name="Segoe UI" fo:font-size="14pt" officeooo:paragraph-rsid="003f44eb" style:font-size-asian="14pt"/>
    </style:style>
    <style:style style:name="P177" style:family="paragraph" style:parent-style-name="Standard">
      <style:text-properties fo:color="#000000" loext:opacity="100%" style:font-name="Segoe UI" fo:font-size="14pt" officeooo:paragraph-rsid="00362c23" style:font-size-asian="14pt"/>
    </style:style>
    <style:style style:name="P178" style:family="paragraph" style:parent-style-name="Standard">
      <style:text-properties fo:color="#000000" loext:opacity="100%" style:font-name="Segoe UI" fo:font-size="14pt" fo:font-weight="bold" officeooo:paragraph-rsid="001c6201" style:font-size-asian="14pt" style:font-weight-asian="bold" style:font-weight-complex="bold"/>
    </style:style>
    <style:style style:name="P179" style:family="paragraph" style:parent-style-name="Standard">
      <style:text-properties fo:color="#000000" loext:opacity="100%" style:font-name="Segoe UI" fo:font-size="14pt" fo:font-style="normal" fo:font-weight="normal" officeooo:rsid="0013c42a" officeooo:paragraph-rsid="001c9f9f" style:font-size-asian="14pt" style:font-style-asian="normal" style:font-weight-asian="normal" style:font-size-complex="14pt" style:font-style-complex="normal" style:font-weight-complex="normal"/>
    </style:style>
    <style:style style:name="P180" style:family="paragraph" style:parent-style-name="Standard">
      <style:text-properties fo:color="#000000" loext:opacity="100%" style:font-name="Segoe UI" fo:font-size="14pt" fo:font-style="normal" officeooo:paragraph-rsid="00511ecf" style:font-size-asian="14pt" style:font-style-asian="normal" style:font-style-complex="normal"/>
    </style:style>
    <style:style style:name="P181" style:family="paragraph" style:parent-style-name="Standard">
      <style:text-properties fo:color="#000000" loext:opacity="100%" style:font-name="Segoe UI" fo:font-size="15pt" fo:font-style="italic" fo:font-weight="bold" officeooo:rsid="0013c42a" officeooo:paragraph-rsid="002738e8" style:font-size-asian="15pt" style:font-style-asian="italic" style:font-weight-asian="bold" style:font-size-complex="15pt" style:font-style-complex="italic" style:font-weight-complex="bold"/>
    </style:style>
    <style:style style:name="P182" style:family="paragraph" style:parent-style-name="Standard">
      <style:text-properties fo:font-weight="normal" officeooo:rsid="001a46f0" officeooo:paragraph-rsid="001a46f0" style:font-weight-asian="normal" style:font-weight-complex="normal"/>
    </style:style>
    <style:style style:name="P183"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9e2b3" officeooo:paragraph-rsid="0013c42a" style:font-size-asian="14pt" style:font-style-asian="normal" style:font-weight-asian="normal" style:font-size-complex="14pt" style:font-weight-complex="normal" style:text-emphasize="none"/>
    </style:style>
    <style:style style:name="P184"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1213d" officeooo:paragraph-rsid="0013c42a" style:font-size-asian="14pt" style:font-style-asian="normal" style:font-weight-asian="normal" style:font-size-complex="14pt" style:font-weight-complex="normal" style:text-emphasize="none"/>
    </style:style>
    <style:style style:name="P185"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13c42a" officeooo:paragraph-rsid="0013c42a" style:font-size-asian="14pt" style:font-style-asian="normal" style:font-weight-asian="normal" style:font-size-complex="14pt" style:font-weight-complex="normal" style:text-emphasize="none"/>
    </style:style>
    <style:style style:name="P186"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e30e4" officeooo:paragraph-rsid="002738e8" style:font-size-asian="14pt" style:font-style-asian="normal" style:font-weight-asian="normal" style:font-size-complex="14pt" style:font-weight-complex="normal" style:text-emphasize="none"/>
    </style:style>
    <style:style style:name="P187" style:family="paragraph" style:parent-style-name="Standard">
      <style:text-properties style:text-outline="false" style:text-line-through-style="none" style:text-line-through-type="none" style:font-name="Liberation Sans" fo:font-size="14pt" fo:font-style="normal" fo:text-shadow="none" style:text-underline-style="none" fo:font-weight="normal" officeooo:rsid="000e30e4" officeooo:paragraph-rsid="00486160" style:font-size-asian="14pt" style:font-style-asian="normal" style:font-weight-asian="normal" style:font-size-complex="14pt" style:font-weight-complex="normal" style:text-emphasize="none"/>
    </style:style>
    <style:style style:name="P188" style:family="paragraph" style:parent-style-name="Standard">
      <style:text-properties style:text-outline="false" style:text-line-through-style="none" style:text-line-through-type="none" style:font-name="Liberation Sans" fo:font-size="14pt" fo:font-style="normal" fo:text-shadow="none" style:text-underline-style="none" fo:font-weight="bold" officeooo:rsid="000e30e4" officeooo:paragraph-rsid="00486160" style:font-size-asian="14pt" style:font-style-asian="normal" style:font-weight-asian="bold" style:font-size-complex="14pt" style:font-weight-complex="bold" style:text-emphasize="none"/>
    </style:style>
    <style:style style:name="P189"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189f94" style:font-size-asian="14pt" style:font-style-asian="italic" style:font-weight-asian="normal" style:font-size-complex="14pt" style:font-style-complex="italic" style:font-weight-complex="normal" style:text-emphasize="none"/>
    </style:style>
    <style:style style:name="P190"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1a46f0" style:font-size-asian="14pt" style:font-style-asian="italic" style:font-weight-asian="normal" style:font-size-complex="14pt" style:font-style-complex="italic" style:font-weight-complex="normal" style:text-emphasize="none"/>
    </style:style>
    <style:style style:name="P191"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1a734" style:font-size-asian="14pt" style:font-style-asian="italic" style:font-weight-asian="normal" style:font-size-complex="14pt" style:font-style-complex="italic" style:font-weight-complex="normal" style:text-emphasize="none"/>
    </style:style>
    <style:style style:name="P192"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3812b" style:font-size-asian="14pt" style:font-style-asian="italic" style:font-weight-asian="normal" style:font-size-complex="14pt" style:font-style-complex="italic" style:font-weight-complex="normal" style:text-emphasize="none"/>
    </style:style>
    <style:style style:name="P193"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72a04" style:font-size-asian="14pt" style:font-style-asian="italic" style:font-weight-asian="normal" style:font-size-complex="14pt" style:font-style-complex="italic" style:font-weight-complex="normal" style:text-emphasize="none"/>
    </style:style>
    <style:style style:name="P194"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95b5f" style:font-size-asian="14pt" style:font-style-asian="italic" style:font-weight-asian="normal" style:font-size-complex="14pt" style:font-style-complex="italic" style:font-weight-complex="normal" style:text-emphasize="none"/>
    </style:style>
    <style:style style:name="P195"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2a84dc" style:font-size-asian="14pt" style:font-style-asian="italic" style:font-weight-asian="normal" style:font-size-complex="14pt" style:font-style-complex="italic" style:font-weight-complex="normal" style:text-emphasize="none"/>
    </style:style>
    <style:style style:name="P196"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3168b3" style:font-size-asian="14pt" style:font-style-asian="italic" style:font-weight-asian="normal" style:font-size-complex="14pt" style:font-style-complex="italic" style:font-weight-complex="normal" style:text-emphasize="none"/>
    </style:style>
    <style:style style:name="P197"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4cabba" style:font-size-asian="14pt" style:font-style-asian="italic" style:font-weight-asian="normal" style:font-size-complex="14pt" style:font-style-complex="italic" style:font-weight-complex="normal" style:text-emphasize="none"/>
    </style:style>
    <style:style style:name="P198"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5dcf8" style:font-size-asian="14pt" style:font-style-asian="italic" style:font-weight-asian="normal" style:font-size-complex="14pt" style:font-style-complex="italic" style:font-weight-complex="normal" style:text-emphasize="none"/>
    </style:style>
    <style:style style:name="P199"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74109" style:font-size-asian="14pt" style:font-style-asian="italic" style:font-weight-asian="normal" style:font-size-complex="14pt" style:font-style-complex="italic" style:font-weight-complex="normal" style:text-emphasize="none"/>
    </style:style>
    <style:style style:name="P200" style:family="paragraph" style:parent-style-name="Standard">
      <style:text-properties fo:color="#ffbf00" loext:opacity="100%" style:text-outline="false" style:text-line-through-style="none" style:text-line-through-type="none" style:font-name="Segoe UI" fo:font-size="14pt" fo:font-style="italic" fo:text-shadow="none" style:text-underline-style="none" fo:font-weight="normal" officeooo:rsid="0017f407" officeooo:paragraph-rsid="0057dec4" style:font-size-asian="14pt" style:font-style-asian="italic" style:font-weight-asian="normal" style:font-size-complex="14pt" style:font-style-complex="italic" style:font-weight-complex="normal" style:text-emphasize="none"/>
    </style:style>
    <style:style style:name="P20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1a46f0" style:font-size-asian="14pt" style:font-style-asian="normal" style:font-weight-asian="normal" style:font-size-complex="14pt" style:font-style-complex="normal" style:font-weight-complex="normal" style:text-emphasize="none"/>
    </style:style>
    <style:style style:name="P20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1a734" style:font-size-asian="14pt" style:font-style-asian="normal" style:font-weight-asian="normal" style:font-size-complex="14pt" style:font-style-complex="normal" style:font-weight-complex="normal" style:text-emphasize="none"/>
    </style:style>
    <style:style style:name="P20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3812b" style:font-size-asian="14pt" style:font-style-asian="normal" style:font-weight-asian="normal" style:font-size-complex="14pt" style:font-style-complex="normal" style:font-weight-complex="normal" style:text-emphasize="none"/>
    </style:style>
    <style:style style:name="P20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72a04" style:font-size-asian="14pt" style:font-style-asian="normal" style:font-weight-asian="normal" style:font-size-complex="14pt" style:font-style-complex="normal" style:font-weight-complex="normal" style:text-emphasize="none"/>
    </style:style>
    <style:style style:name="P20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95b5f" style:font-size-asian="14pt" style:font-style-asian="normal" style:font-weight-asian="normal" style:font-size-complex="14pt" style:font-style-complex="normal" style:font-weight-complex="normal" style:text-emphasize="none"/>
    </style:style>
    <style:style style:name="P20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2a84dc" style:font-size-asian="14pt" style:font-style-asian="normal" style:font-weight-asian="normal" style:font-size-complex="14pt" style:font-style-complex="normal" style:font-weight-complex="normal" style:text-emphasize="none"/>
    </style:style>
    <style:style style:name="P20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3168b3" style:font-size-asian="14pt" style:font-style-asian="normal" style:font-weight-asian="normal" style:font-size-complex="14pt" style:font-style-complex="normal" style:font-weight-complex="normal" style:text-emphasize="none"/>
    </style:style>
    <style:style style:name="P20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4cabba" style:font-size-asian="14pt" style:font-style-asian="normal" style:font-weight-asian="normal" style:font-size-complex="14pt" style:font-style-complex="normal" style:font-weight-complex="normal" style:text-emphasize="none"/>
    </style:style>
    <style:style style:name="P20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5dcf8" style:font-size-asian="14pt" style:font-style-asian="normal" style:font-weight-asian="normal" style:font-size-complex="14pt" style:font-style-complex="normal" style:font-weight-complex="normal" style:text-emphasize="none"/>
    </style:style>
    <style:style style:name="P21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74109" style:font-size-asian="14pt" style:font-style-asian="normal" style:font-weight-asian="normal" style:font-size-complex="14pt" style:font-style-complex="normal" style:font-weight-complex="normal" style:text-emphasize="none"/>
    </style:style>
    <style:style style:name="P21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officeooo:paragraph-rsid="0057dec4" style:font-size-asian="14pt" style:font-style-asian="normal" style:font-weight-asian="normal" style:font-size-complex="14pt" style:font-style-complex="normal" style:font-weight-complex="normal" style:text-emphasize="none"/>
    </style:style>
    <style:style style:name="P21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1a46f0" style:font-size-asian="14pt" style:font-style-asian="normal" style:font-weight-asian="bold" style:font-size-complex="14pt" style:font-style-complex="normal" style:font-weight-complex="bold" style:text-emphasize="none"/>
    </style:style>
    <style:style style:name="P21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1a734" style:font-size-asian="14pt" style:font-style-asian="normal" style:font-weight-asian="bold" style:font-size-complex="14pt" style:font-style-complex="normal" style:font-weight-complex="bold" style:text-emphasize="none"/>
    </style:style>
    <style:style style:name="P21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3812b" style:font-size-asian="14pt" style:font-style-asian="normal" style:font-weight-asian="bold" style:font-size-complex="14pt" style:font-style-complex="normal" style:font-weight-complex="bold" style:text-emphasize="none"/>
    </style:style>
    <style:style style:name="P21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72a04" style:font-size-asian="14pt" style:font-style-asian="normal" style:font-weight-asian="bold" style:font-size-complex="14pt" style:font-style-complex="normal" style:font-weight-complex="bold" style:text-emphasize="none"/>
    </style:style>
    <style:style style:name="P21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95b5f" style:font-size-asian="14pt" style:font-style-asian="normal" style:font-weight-asian="bold" style:font-size-complex="14pt" style:font-style-complex="normal" style:font-weight-complex="bold" style:text-emphasize="none"/>
    </style:style>
    <style:style style:name="P21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2a84dc" style:font-size-asian="14pt" style:font-style-asian="normal" style:font-weight-asian="bold" style:font-size-complex="14pt" style:font-style-complex="normal" style:font-weight-complex="bold" style:text-emphasize="none"/>
    </style:style>
    <style:style style:name="P218"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3168b3" style:font-size-asian="14pt" style:font-style-asian="normal" style:font-weight-asian="bold" style:font-size-complex="14pt" style:font-style-complex="normal" style:font-weight-complex="bold" style:text-emphasize="none"/>
    </style:style>
    <style:style style:name="P219"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4cabba" style:font-size-asian="14pt" style:font-style-asian="normal" style:font-weight-asian="bold" style:font-size-complex="14pt" style:font-style-complex="normal" style:font-weight-complex="bold" style:text-emphasize="none"/>
    </style:style>
    <style:style style:name="P220"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5dcf8" style:font-size-asian="14pt" style:font-style-asian="normal" style:font-weight-asian="bold" style:font-size-complex="14pt" style:font-style-complex="normal" style:font-weight-complex="bold" style:text-emphasize="none"/>
    </style:style>
    <style:style style:name="P221"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74109" style:font-size-asian="14pt" style:font-style-asian="normal" style:font-weight-asian="bold" style:font-size-complex="14pt" style:font-style-complex="normal" style:font-weight-complex="bold" style:text-emphasize="none"/>
    </style:style>
    <style:style style:name="P222"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bold" officeooo:rsid="001a46f0" officeooo:paragraph-rsid="0057dec4" style:font-size-asian="14pt" style:font-style-asian="normal" style:font-weight-asian="bold" style:font-size-complex="14pt" style:font-style-complex="normal" style:font-weight-complex="bold" style:text-emphasize="none"/>
    </style:style>
    <style:style style:name="P223"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1a46f0" style:font-size-asian="14pt" style:font-style-asian="italic" style:font-weight-asian="normal" style:font-size-complex="14pt" style:font-style-complex="italic" style:font-weight-complex="normal" style:text-emphasize="none"/>
    </style:style>
    <style:style style:name="P224"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272a04" style:font-size-asian="14pt" style:font-style-asian="italic" style:font-weight-asian="normal" style:font-size-complex="14pt" style:font-style-complex="italic" style:font-weight-complex="normal" style:text-emphasize="none"/>
    </style:style>
    <style:style style:name="P225"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53927" officeooo:paragraph-rsid="0023812b" style:font-size-asian="14pt" style:font-style-asian="italic" style:font-weight-asian="normal" style:font-size-complex="14pt" style:font-style-complex="italic" style:font-weight-complex="normal" style:text-emphasize="none"/>
    </style:style>
    <style:style style:name="P226"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4321bb" officeooo:paragraph-rsid="0055dcf8" style:font-size-asian="14pt" style:font-style-asian="italic" style:font-weight-asian="normal" style:font-size-complex="14pt" style:font-style-complex="italic" style:font-weight-complex="normal" style:text-emphasize="none"/>
    </style:style>
    <style:style style:name="P227" style:family="paragraph" style:parent-style-name="Standard">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4321bb" officeooo:paragraph-rsid="0057dec4" style:font-size-asian="14pt" style:font-style-asian="italic" style:font-weight-asian="normal" style:font-size-complex="14pt" style:font-style-complex="italic" style:font-weight-complex="normal" style:text-emphasize="none"/>
    </style:style>
    <style:style style:name="P228"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23812b" style:font-size-asian="14pt" style:font-style-asian="italic" style:font-weight-asian="normal" style:font-size-complex="14pt" style:font-style-complex="italic" style:font-weight-complex="normal" style:text-emphasize="none"/>
    </style:style>
    <style:style style:name="P229" style:family="paragraph" style:parent-style-name="Standard">
      <style:text-properties fo:font-variant="normal" fo:text-transform="none" fo:color="#808080" loext:opacity="100%" style:text-outline="false" style:text-line-through-style="none" style:text-line-through-type="none" style:font-name="Segoe UI" fo:font-size="14pt" fo:letter-spacing="normal" fo:font-style="italic" fo:text-shadow="none" style:text-underline-style="none" fo:font-weight="normal" officeooo:rsid="0021a734" officeooo:paragraph-rsid="004321bb" style:font-size-asian="14pt" style:font-style-asian="italic" style:font-weight-asian="normal" style:font-size-complex="14pt" style:font-style-complex="italic" style:font-weight-complex="normal" style:text-emphasize="none"/>
    </style:style>
    <style:style style:name="P230" style:family="paragraph" style:parent-style-name="Standard">
      <style:text-properties fo:font-variant="normal" fo:text-transform="none" fo:color="#d62e4e" loext:opacity="100%" style:text-outline="false" style:text-line-through-style="none" style:text-line-through-type="none" style:font-name="Segoe UI" fo:font-size="14pt" fo:letter-spacing="normal" fo:font-style="italic" fo:text-shadow="none" style:text-underline-style="solid" style:text-underline-width="auto" style:text-underline-color="font-color" fo:font-weight="bold" officeooo:rsid="0021a734" officeooo:paragraph-rsid="004b72e1" style:font-size-asian="14pt" style:font-style-asian="italic" style:font-weight-asian="bold" style:font-size-complex="14pt" style:font-style-complex="italic" style:font-weight-complex="bold" style:text-emphasize="none"/>
    </style:style>
    <style:style style:name="P231" style:family="paragraph" style:parent-style-name="Standard">
      <style:text-properties officeooo:paragraph-rsid="001c9f9f"/>
    </style:style>
    <style:style style:name="P232" style:family="paragraph" style:parent-style-name="Standard">
      <style:text-properties fo:color="#ea7500" loext:opacity="100%" style:text-outline="false" style:text-line-through-style="none" style:text-line-through-type="none" style:font-name="Segoe UI" fo:font-size="14pt" fo:font-style="normal" fo:text-shadow="none" style:text-underline-style="none" fo:font-weight="normal" officeooo:rsid="0016a768" officeooo:paragraph-rsid="001e266b" style:font-size-asian="14pt" style:font-style-asian="normal" style:font-weight-asian="normal" style:font-size-complex="14pt" style:font-style-complex="normal" style:font-weight-complex="normal" style:text-emphasize="none"/>
    </style:style>
    <style:style style:name="P233" style:family="paragraph" style:parent-style-name="Standard">
      <style:text-properties officeooo:paragraph-rsid="0021a734"/>
    </style:style>
    <style:style style:name="P234" style:family="paragraph" style:parent-style-name="Standard">
      <style:text-properties officeooo:paragraph-rsid="0023812b"/>
    </style:style>
    <style:style style:name="P235" style:family="paragraph" style:parent-style-name="Standard">
      <style:text-properties officeooo:paragraph-rsid="00282ac8"/>
    </style:style>
    <style:style style:name="P236" style:family="paragraph" style:parent-style-name="Standard">
      <style:text-properties officeooo:paragraph-rsid="00295b5f"/>
    </style:style>
    <style:style style:name="P237"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72a04" style:font-size-asian="14pt" style:font-style-asian="italic" style:font-weight-asian="normal" style:font-size-complex="14pt" style:font-style-complex="italic" style:font-weight-complex="normal" style:text-emphasize="none"/>
    </style:style>
    <style:style style:name="P238"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1a734" style:font-size-asian="14pt" style:font-style-asian="italic" style:font-weight-asian="normal" style:font-size-complex="14pt" style:font-style-complex="italic" style:font-weight-complex="normal" style:text-emphasize="none"/>
    </style:style>
    <style:style style:name="P239"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1a46f0" style:font-size-asian="14pt" style:font-style-asian="italic" style:font-weight-asian="normal" style:font-size-complex="14pt" style:font-style-complex="italic" style:font-weight-complex="normal" style:text-emphasize="none"/>
    </style:style>
    <style:style style:name="P240"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150f96" style:font-size-asian="14pt" style:font-style-asian="italic" style:font-weight-asian="normal" style:font-size-complex="14pt" style:font-style-complex="italic" style:font-weight-complex="normal" style:text-emphasize="none"/>
    </style:style>
    <style:style style:name="P241"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a84dc" style:font-size-asian="14pt" style:font-style-asian="italic" style:font-weight-asian="normal" style:font-size-complex="14pt" style:font-style-complex="italic" style:font-weight-complex="normal" style:text-emphasize="none"/>
    </style:style>
    <style:style style:name="P242"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295b5f" style:font-size-asian="14pt" style:font-style-asian="italic" style:font-weight-asian="normal" style:font-size-complex="14pt" style:font-style-complex="italic" style:font-weight-complex="normal" style:text-emphasize="none"/>
    </style:style>
    <style:style style:name="P243"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3168b3" style:font-size-asian="14pt" style:font-style-asian="italic" style:font-weight-asian="normal" style:font-size-complex="14pt" style:font-style-complex="italic" style:font-weight-complex="normal" style:text-emphasize="none"/>
    </style:style>
    <style:style style:name="P244"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4cabba" style:font-size-asian="14pt" style:font-style-asian="italic" style:font-weight-asian="normal" style:font-size-complex="14pt" style:font-style-complex="italic" style:font-weight-complex="normal" style:text-emphasize="none"/>
    </style:style>
    <style:style style:name="P245"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5dcf8" style:font-size-asian="14pt" style:font-style-asian="italic" style:font-weight-asian="normal" style:font-size-complex="14pt" style:font-style-complex="italic" style:font-weight-complex="normal" style:text-emphasize="none"/>
    </style:style>
    <style:style style:name="P246"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74109" style:font-size-asian="14pt" style:font-style-asian="italic" style:font-weight-asian="normal" style:font-size-complex="14pt" style:font-style-complex="italic" style:font-weight-complex="normal" style:text-emphasize="none"/>
    </style:style>
    <style:style style:name="P247" style:family="paragraph" style:parent-style-name="Standard">
      <style:text-properties fo:color="#d62e4e" loext:opacity="100%" style:text-outline="false" style:text-line-through-style="none" style:text-line-through-type="none" style:font-name="Segoe UI" fo:font-size="14pt" fo:font-style="italic" fo:text-shadow="none" style:text-underline-style="solid" style:text-underline-width="auto" style:text-underline-color="font-color" fo:font-weight="normal" officeooo:rsid="00150f96" officeooo:paragraph-rsid="0057dec4" style:font-size-asian="14pt" style:font-style-asian="italic" style:font-weight-asian="normal" style:font-size-complex="14pt" style:font-style-complex="italic" style:font-weight-complex="normal" style:text-emphasize="none"/>
    </style:style>
    <style:style style:name="P248"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150f96" style:font-size-asian="14pt" style:font-style-asian="normal" style:font-weight-asian="bold" style:font-size-complex="14pt" style:font-style-complex="normal" style:font-weight-complex="bold" style:text-emphasize="none"/>
    </style:style>
    <style:style style:name="P249"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1a734" style:font-size-asian="14pt" style:font-style-asian="normal" style:font-weight-asian="bold" style:font-size-complex="14pt" style:font-style-complex="normal" style:font-weight-complex="bold" style:text-emphasize="none"/>
    </style:style>
    <style:style style:name="P250"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95b5f" style:font-size-asian="14pt" style:font-style-asian="normal" style:font-weight-asian="bold" style:font-size-complex="14pt" style:font-style-complex="normal" style:font-weight-complex="bold" style:text-emphasize="none"/>
    </style:style>
    <style:style style:name="P251"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72a04" style:font-size-asian="14pt" style:font-style-asian="normal" style:font-weight-asian="bold" style:font-size-complex="14pt" style:font-style-complex="normal" style:font-weight-complex="bold" style:text-emphasize="none"/>
    </style:style>
    <style:style style:name="P252"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2a84dc" style:font-size-asian="14pt" style:font-style-asian="normal" style:font-weight-asian="bold" style:font-size-complex="14pt" style:font-style-complex="normal" style:font-weight-complex="bold" style:text-emphasize="none"/>
    </style:style>
    <style:style style:name="P253"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1a46f0" style:font-size-asian="14pt" style:font-style-asian="normal" style:font-weight-asian="bold" style:font-size-complex="14pt" style:font-style-complex="normal" style:font-weight-complex="bold" style:text-emphasize="none"/>
    </style:style>
    <style:style style:name="P254"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4e6dab" style:font-size-asian="14pt" style:font-style-asian="normal" style:font-weight-asian="bold" style:font-size-complex="14pt" style:font-style-complex="normal" style:font-weight-complex="bold" style:text-emphasize="none"/>
    </style:style>
    <style:style style:name="P255" style:family="paragraph" style:parent-style-name="Standard">
      <style:text-properties fo:color="#d62e4e" loext:opacity="100%" style:text-outline="false" style:text-line-through-style="none" style:text-line-through-type="none" style:font-name="Segoe UI" fo:font-size="14pt" fo:font-style="normal" fo:text-shadow="none" style:text-underline-style="solid" style:text-underline-width="auto" style:text-underline-color="font-color" fo:font-weight="bold" officeooo:rsid="00150f96" officeooo:paragraph-rsid="0055dcf8" style:font-size-asian="14pt" style:font-style-asian="normal" style:font-weight-asian="bold" style:font-size-complex="14pt" style:font-style-complex="normal" style:font-weight-complex="bold" style:text-emphasize="none"/>
    </style:style>
    <style:style style:name="P256" style:family="paragraph" style:parent-style-name="Standard">
      <style:text-properties fo:color="#d62e4e" loext:opacity="100%" style:text-outline="false" style:text-line-through-style="none" style:text-line-through-type="none" style:font-name="Segoe UI" fo:font-size="14pt" fo:font-style="normal" fo:text-shadow="none" style:text-underline-style="none" fo:font-weight="normal" officeooo:rsid="00150f96" officeooo:paragraph-rsid="00150f96" style:font-size-asian="14pt" style:font-style-asian="normal" style:font-weight-asian="normal" style:font-size-complex="14pt" style:font-style-complex="normal" style:font-weight-complex="normal" style:text-emphasize="none"/>
    </style:style>
    <style:style style:name="P257" style:family="paragraph" style:parent-style-name="Standard">
      <style:text-properties officeooo:paragraph-rsid="002a84dc"/>
    </style:style>
    <style:style style:name="P258" style:family="paragraph" style:parent-style-name="Standard">
      <style:text-properties fo:font-style="normal" fo:font-weight="bold" officeooo:paragraph-rsid="002f8de1" style:font-style-asian="normal" style:font-weight-asian="bold" style:font-style-complex="normal" style:font-weight-complex="bold"/>
    </style:style>
    <style:style style:name="P259" style:family="paragraph" style:parent-style-name="Standard">
      <style:text-properties officeooo:paragraph-rsid="002f8de1"/>
    </style:style>
    <style:style style:name="P260" style:family="paragraph" style:parent-style-name="Standard">
      <style:text-properties style:font-name="Segoe UI1" fo:font-size="15pt" fo:font-style="italic" fo:font-weight="bold" officeooo:rsid="0013c42a" officeooo:paragraph-rsid="002e2859" style:font-size-asian="15pt" style:font-style-asian="italic" style:font-weight-asian="bold" style:font-size-complex="15pt" style:font-style-complex="italic" style:font-weight-complex="bold"/>
    </style:style>
    <style:style style:name="P261" style:family="paragraph" style:parent-style-name="Standard">
      <style:text-properties officeooo:paragraph-rsid="003f44eb"/>
    </style:style>
    <style:style style:name="P262"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normal" officeooo:rsid="00062b12" officeooo:paragraph-rsid="00413f71" style:font-size-asian="14pt" style:font-style-asian="normal" style:font-weight-asian="normal" style:font-size-complex="14pt" style:font-style-complex="normal" style:font-weight-complex="normal" style:text-emphasize="none"/>
    </style:style>
    <style:style style:name="P263"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normal" officeooo:rsid="00062b12" officeooo:paragraph-rsid="00415ad0" style:font-size-asian="14pt" style:font-style-asian="normal" style:font-weight-asian="normal" style:font-size-complex="14pt" style:font-style-complex="normal" style:font-weight-complex="normal" style:text-emphasize="none"/>
    </style:style>
    <style:style style:name="P264"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bold" officeooo:rsid="0037c2ca" officeooo:paragraph-rsid="003a5d47" style:font-size-asian="14pt" style:font-style-asian="normal" style:font-weight-asian="bold" style:font-size-complex="14pt" style:font-style-complex="normal" style:font-weight-complex="bold" style:text-emphasize="none"/>
    </style:style>
    <style:style style:name="P265" style:family="paragraph" style:parent-style-name="Standard">
      <style:text-properties fo:color="#ff4000" loext:opacity="100%" style:text-outline="false" style:text-line-through-style="none" style:text-line-through-type="none" style:font-name="Segoe UI" fo:font-size="14pt" fo:font-style="normal" fo:text-shadow="none" style:text-underline-style="none" fo:font-weight="bold" officeooo:rsid="0037c2ca" officeooo:paragraph-rsid="0037c2ca" style:font-size-asian="14pt" style:font-style-asian="normal" style:font-weight-asian="bold" style:font-size-complex="14pt" style:font-style-complex="normal" style:font-weight-complex="bold" style:text-emphasize="none"/>
    </style:style>
    <style:style style:name="P266"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3601ae" style:font-size-asian="14pt" style:font-style-asian="normal" style:font-weight-asian="bold" style:font-size-complex="14pt" style:font-style-complex="normal" style:font-weight-complex="bold" style:text-emphasize="none"/>
    </style:style>
    <style:style style:name="P267"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4321bb" style:font-size-asian="14pt" style:font-style-asian="normal" style:font-weight-asian="bold" style:font-size-complex="14pt" style:font-style-complex="normal" style:font-weight-complex="bold" style:text-emphasize="none"/>
    </style:style>
    <style:style style:name="P268"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01ae" officeooo:paragraph-rsid="00415ad0" style:font-size-asian="14pt" style:font-style-asian="normal" style:font-weight-asian="bold" style:font-size-complex="14pt" style:font-style-complex="normal" style:font-weight-complex="bold" style:text-emphasize="none"/>
    </style:style>
    <style:style style:name="P269"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2c23" officeooo:paragraph-rsid="00362c23" style:font-size-asian="14pt" style:font-style-asian="normal" style:font-weight-asian="bold" style:font-size-complex="14pt" style:font-style-complex="normal" style:font-weight-complex="bold" style:text-emphasize="none"/>
    </style:style>
    <style:style style:name="P270" style:family="paragraph" style:parent-style-name="Standard">
      <style:text-properties fo:color="#ff4000" loext:opacity="100%" style:text-outline="false" style:text-line-through-style="none" style:text-line-through-type="none" style:font-name="Segoe UI1" fo:font-size="14pt" fo:font-style="normal" fo:text-shadow="none" style:text-underline-style="none" fo:font-weight="bold" officeooo:rsid="00362c23" officeooo:paragraph-rsid="0057dec4" style:font-size-asian="14pt" style:font-style-asian="normal" style:font-weight-asian="bold" style:font-size-complex="14pt" style:font-style-complex="normal" style:font-weight-complex="bold" style:text-emphasize="none"/>
    </style:style>
    <style:style style:name="P271" style:family="paragraph" style:parent-style-name="Standard">
      <style:text-properties fo:color="#ff4000" loext:opacity="100%" style:font-name="Segoe UI" fo:font-size="14pt" officeooo:paragraph-rsid="00362c23" style:font-size-asian="14pt"/>
    </style:style>
    <style:style style:name="P272" style:family="paragraph" style:parent-style-name="Standard">
      <style:text-properties fo:color="#ff4000" loext:opacity="100%" style:font-name="Segoe UI" fo:font-size="14pt" fo:font-style="normal" fo:font-weight="bold" officeooo:rsid="002e2859" officeooo:paragraph-rsid="002e2859" style:font-size-asian="14pt" style:font-style-asian="normal" style:font-weight-asian="bold" style:font-style-complex="normal" style:font-weight-complex="bold"/>
    </style:style>
    <style:style style:name="P273" style:family="paragraph" style:parent-style-name="Standard">
      <style:text-properties fo:color="#ff4000" loext:opacity="100%" style:font-name="Segoe UI" fo:font-size="14pt" fo:font-style="normal" officeooo:paragraph-rsid="00511ecf" style:font-size-asian="14pt" style:font-style-asian="normal" style:font-style-complex="normal"/>
    </style:style>
    <style:style style:name="P274" style:family="paragraph" style:parent-style-name="Standard">
      <style:text-properties officeooo:paragraph-rsid="004cabba"/>
    </style:style>
    <style:style style:name="P275" style:family="paragraph" style:parent-style-name="Standard">
      <style:text-properties fo:color="#b85c00" loext:opacity="100%" style:text-outline="false" style:text-line-through-style="none" style:text-line-through-type="none" style:font-name="Liberation Sans" fo:font-size="14pt" fo:font-style="normal" fo:text-shadow="none" style:text-underline-style="none" fo:font-weight="normal" officeooo:rsid="00362c23" officeooo:paragraph-rsid="00362c23" style:font-size-asian="14pt" style:font-style-asian="normal" style:font-weight-asian="normal" style:font-size-complex="14pt" style:font-style-complex="normal" style:font-weight-complex="normal" style:text-emphasize="none"/>
    </style:style>
    <style:style style:name="P276" style:family="paragraph" style:parent-style-name="Standard">
      <style:text-properties officeooo:paragraph-rsid="00521c75"/>
    </style:style>
    <style:style style:name="P277" style:family="paragraph" style:parent-style-name="Standard">
      <style:text-properties officeooo:paragraph-rsid="0043f6ab"/>
    </style:style>
    <style:style style:name="P278" style:family="paragraph" style:parent-style-name="Standard">
      <style:text-properties officeooo:paragraph-rsid="0043931e"/>
    </style:style>
    <style:style style:name="P279" style:family="paragraph" style:parent-style-name="Standard">
      <style:text-properties officeooo:paragraph-rsid="003a5d47"/>
    </style:style>
    <style:style style:name="P280" style:family="paragraph" style:parent-style-name="Standard">
      <style:text-properties officeooo:paragraph-rsid="00541958"/>
    </style:style>
    <style:style style:name="P281" style:family="paragraph" style:parent-style-name="Standard">
      <style:text-properties officeooo:paragraph-rsid="0055dcf8"/>
    </style:style>
    <style:style style:name="P282" style:family="paragraph" style:parent-style-name="Standard">
      <style:text-properties officeooo:paragraph-rsid="00574109"/>
    </style:style>
    <style:style style:name="P283" style:family="paragraph" style:parent-style-name="Standard">
      <style:text-properties officeooo:paragraph-rsid="0057dec4"/>
    </style:style>
    <style:style style:name="P284" style:family="paragraph" style:parent-style-name="Standard">
      <style:text-properties officeooo:paragraph-rsid="005a4637"/>
    </style:style>
    <style:style style:name="P285" style:family="paragraph" style:parent-style-name="Standard">
      <style:text-properties officeooo:paragraph-rsid="002a86d9"/>
    </style:style>
    <style:style style:name="P286" style:family="paragraph" style:parent-style-name="Standard">
      <style:text-properties officeooo:paragraph-rsid="00415ad0"/>
    </style:style>
    <style:style style:name="P287" style:family="paragraph" style:parent-style-name="Standard">
      <style:text-properties officeooo:rsid="005e83c1" officeooo:paragraph-rsid="005e83c1"/>
    </style:style>
    <style:style style:name="P288" style:family="paragraph" style:parent-style-name="Standard">
      <style:text-properties officeooo:paragraph-rsid="005e9fb7"/>
    </style:style>
    <style:style style:name="P289" style:family="paragraph" style:parent-style-name="Standard">
      <style:text-properties fo:color="#3faf46" loext:opacity="100%" style:text-outline="false" style:text-line-through-style="none" style:text-line-through-type="none" style:font-name="Segoe UI" fo:font-size="14pt" fo:font-style="normal" fo:text-shadow="none" style:text-underline-style="none" fo:font-weight="normal" officeooo:rsid="0013c42a" officeooo:paragraph-rsid="00574109" style:font-size-asian="14pt" style:font-style-asian="normal" style:font-weight-asian="normal" style:font-size-complex="14pt" style:font-style-complex="normal" style:font-weight-complex="normal" style:text-emphasize="none"/>
    </style:style>
    <style:style style:name="P290" style:family="paragraph" style:parent-style-name="Standard">
      <style:text-properties officeooo:paragraph-rsid="00611ae1"/>
    </style:style>
    <style:style style:name="T1" style:family="text">
      <style:text-properties fo:font-style="normal" style:font-style-asian="normal" style:font-style-complex="normal"/>
    </style:style>
    <style:style style:name="T2" style:family="text">
      <style:text-properties fo:font-style="normal" officeooo:rsid="000a8155" style:font-style-asian="normal" style:font-style-complex="normal"/>
    </style:style>
    <style:style style:name="T3" style:family="text">
      <style:text-properties fo:font-style="normal" officeooo:rsid="001cc702" style:font-style-asian="normal" style:font-style-complex="normal"/>
    </style:style>
    <style:style style:name="T4" style:family="text">
      <style:text-properties fo:font-style="normal" officeooo:rsid="0023812b" style:font-style-asian="normal" style:font-style-complex="normal"/>
    </style:style>
    <style:style style:name="T5" style:family="text">
      <style:text-properties fo:font-style="normal" officeooo:rsid="00253927" style:font-style-asian="normal" style:font-style-complex="normal"/>
    </style:style>
    <style:style style:name="T6" style:family="text">
      <style:text-properties fo:font-style="normal" officeooo:rsid="00272a04" style:font-style-asian="normal" style:font-style-complex="normal"/>
    </style:style>
    <style:style style:name="T7" style:family="text">
      <style:text-properties fo:font-style="normal" officeooo:rsid="002a84dc" style:font-style-asian="normal" style:font-style-complex="normal"/>
    </style:style>
    <style:style style:name="T8" style:family="text">
      <style:text-properties fo:font-style="normal" officeooo:rsid="003168b3" style:font-style-asian="normal" style:font-style-complex="normal"/>
    </style:style>
    <style:style style:name="T9" style:family="text">
      <style:text-properties fo:font-style="normal" officeooo:rsid="004cabba" style:font-style-asian="normal" style:font-style-complex="normal"/>
    </style:style>
    <style:style style:name="T10" style:family="text">
      <style:text-properties fo:font-style="normal" officeooo:rsid="00574109" style:font-style-asian="normal" style:font-style-complex="normal"/>
    </style:style>
    <style:style style:name="T11" style:family="text">
      <style:text-properties fo:font-style="normal" officeooo:rsid="0057dec4" style:font-style-asian="normal" style:font-style-complex="normal"/>
    </style:style>
    <style:style style:name="T12" style:family="text">
      <style:text-properties fo:font-style="normal" fo:font-weight="normal" officeooo:rsid="000a8155"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1a46f0" style:font-style-asian="normal" style:font-weight-asian="bold" style:font-style-complex="normal" style:font-weight-complex="bold"/>
    </style:style>
    <style:style style:name="T15" style:family="text">
      <style:text-properties fo:font-style="normal" fo:font-weight="bold" officeooo:rsid="003168b3" style:font-style-asian="normal" style:font-weight-asian="bold" style:font-style-complex="normal" style:font-weight-complex="bold"/>
    </style:style>
    <style:style style:name="T16" style:family="text">
      <style:text-properties fo:font-style="normal" fo:font-weight="bold" officeooo:rsid="004cabba" style:font-style-asian="normal" style:font-weight-asian="bold" style:font-style-complex="normal" style:font-weight-complex="bold"/>
    </style:style>
    <style:style style:name="T17" style:family="text">
      <style:text-properties fo:font-style="normal" fo:font-weight="bold" officeooo:rsid="0055dcf8" style:font-style-asian="normal" style:font-weight-asian="bold" style:font-style-complex="normal" style:font-weight-complex="bold"/>
    </style:style>
    <style:style style:name="T18" style:family="text">
      <style:text-properties fo:font-style="normal" fo:font-weight="bold" officeooo:rsid="00574109" style:font-style-asian="normal" style:font-weight-asian="bold" style:font-style-complex="normal" style:font-weight-complex="bold"/>
    </style:style>
    <style:style style:name="T19" style:family="text">
      <style:text-properties fo:font-style="normal" fo:font-weight="bold" officeooo:rsid="0057dec4" style:font-style-asian="normal" style:font-weight-asian="bold" style:font-style-complex="normal" style:font-weight-complex="bold"/>
    </style:style>
    <style:style style:name="T20"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font-weight-complex="normal" style:text-emphasize="none"/>
    </style:style>
    <style:style style:name="T21" style:family="text">
      <style:text-properties style:text-outline="false" style:text-line-through-style="none" style:text-line-through-type="none" style:font-name="Liberation Sans" fo:font-style="normal" fo:text-shadow="none" style:text-underline-style="none" fo:font-weight="normal" officeooo:rsid="0001213d" style:font-style-asian="normal" style:font-weight-asian="normal" style:font-weight-complex="normal" style:text-emphasize="none"/>
    </style:style>
    <style:style style:name="T22" style:family="text">
      <style:text-properties style:text-outline="false" style:text-line-through-style="none" style:text-line-through-type="none" style:font-name="Liberation Sans" fo:font-style="normal" fo:text-shadow="none" style:text-underline-style="none" style:font-style-asian="normal" style:text-emphasize="none"/>
    </style:style>
    <style:style style:name="T23" style:family="text">
      <style:text-properties style:text-outline="false" style:text-line-through-style="none" style:text-line-through-type="none" style:font-name="Liberation Sans" fo:font-style="normal" fo:text-shadow="none" style:text-underline-style="none" officeooo:rsid="0001213d" style:font-style-asian="normal" style:text-emphasize="none"/>
    </style:style>
    <style:style style:name="T24" style:family="text">
      <style:text-properties style:text-outline="false" style:text-line-through-style="none" style:text-line-through-type="none" style:font-name="Liberation Sans" fo:font-style="normal" fo:text-shadow="none" style:text-underline-style="none" officeooo:rsid="003561ac" style:font-style-asian="normal" style:font-style-complex="normal" style:text-emphasize="none"/>
    </style:style>
    <style:style style:name="T25" style:family="text">
      <style:text-properties style:text-outline="false" style:text-line-through-style="none" style:text-line-through-type="none" style:font-name="Liberation Sans" fo:font-style="normal" fo:text-shadow="none" style:text-underline-style="none" officeooo:rsid="00062b12" style:font-style-asian="normal" style:font-style-complex="normal" style:text-emphasize="none"/>
    </style:style>
    <style:style style:name="T26" style:family="text">
      <style:text-properties style:text-outline="false" style:text-line-through-style="none" style:text-line-through-type="none" style:font-name="Liberation Sans" fo:text-shadow="none" style:text-underline-style="none" officeooo:rsid="00062b12" style:text-emphasize="none"/>
    </style:style>
    <style:style style:name="T27" style:family="text">
      <style:text-properties style:text-outline="false" style:text-line-through-style="none" style:text-line-through-type="none" style:font-name="Liberation Sans" fo:text-shadow="none" style:text-underline-style="none" officeooo:rsid="0009b27b" style:text-emphasize="none"/>
    </style:style>
    <style:style style:name="T28" style:family="text">
      <style:text-properties style:text-outline="false" style:text-line-through-style="none" style:text-line-through-type="none" style:font-name="Liberation Sans" fo:text-shadow="none" style:text-underline-style="none" officeooo:rsid="002c6433" style:text-emphasize="none"/>
    </style:style>
    <style:style style:name="T29" style:family="text">
      <style:text-properties style:text-outline="false" style:text-line-through-style="none" style:text-line-through-type="none" style:font-name="Liberation Sans" fo:text-shadow="none" style:text-underline-style="none" fo:font-weight="bold" officeooo:rsid="00062b12" style:font-weight-asian="bold" style:font-weight-complex="bold" style:text-emphasize="none"/>
    </style:style>
    <style:style style:name="T30" style:family="text">
      <style:text-properties style:text-outline="false" style:text-line-through-style="none" style:text-line-through-type="none" style:font-name="Liberation Sans" fo:text-shadow="none" style:text-underline-style="none" fo:font-weight="bold" officeooo:rsid="001e06d9" style:font-weight-asian="bold" style:font-weight-complex="bold" style:text-emphasize="none"/>
    </style:style>
    <style:style style:name="T31" style:family="text">
      <style:text-properties style:text-outline="false" style:text-line-through-style="none" style:text-line-through-type="none" fo:font-style="italic" fo:text-shadow="none" style:text-underline-style="none" fo:font-weight="normal" officeooo:rsid="002d802e" style:font-style-asian="italic" style:font-weight-asian="normal" style:font-size-complex="14pt" style:font-style-complex="italic" style:font-weight-complex="normal" style:text-emphasize="none"/>
    </style:style>
    <style:style style:name="T32" style:family="text">
      <style:text-properties style:text-outline="false" style:text-line-through-style="none" style:text-line-through-type="none" fo:font-style="italic" fo:text-shadow="none" style:text-underline-style="none" fo:font-weight="normal" officeooo:rsid="002e2859" style:font-style-asian="italic" style:font-weight-asian="normal" style:font-size-complex="14pt" style:font-style-complex="italic" style:font-weight-complex="normal" style:text-emphasize="none"/>
    </style:style>
    <style:style style:name="T33" style:family="text">
      <style:text-properties style:text-outline="false" style:text-line-through-style="none" style:text-line-through-type="none" fo:font-style="italic" fo:text-shadow="none" style:text-underline-style="none" fo:font-weight="normal" officeooo:rsid="000cdb98" style:font-style-asian="italic" style:font-weight-asian="normal" style:font-size-complex="14pt" style:font-style-complex="italic" style:font-weight-complex="normal" style:text-emphasize="none"/>
    </style:style>
    <style:style style:name="T34" style:family="text">
      <style:text-properties style:text-outline="false" style:text-line-through-style="none" style:text-line-through-type="none" fo:font-style="italic" fo:text-shadow="none" style:text-underline-style="none" fo:font-weight="normal" officeooo:rsid="00387c7e" style:font-style-asian="italic" style:font-weight-asian="normal" style:font-size-complex="14pt" style:font-style-complex="italic" style:font-weight-complex="normal" style:text-emphasize="none"/>
    </style:style>
    <style:style style:name="T35" style:family="text">
      <style:text-properties style:text-outline="false" style:text-line-through-style="none" style:text-line-through-type="none" fo:font-style="italic" fo:text-shadow="none" style:text-underline-style="none" fo:font-weight="normal" officeooo:rsid="003d58b8" style:font-style-asian="italic" style:font-weight-asian="normal" style:font-size-complex="14pt" style:font-style-complex="italic" style:font-weight-complex="normal" style:text-emphasize="none"/>
    </style:style>
    <style:style style:name="T36" style:family="text">
      <style:text-properties style:text-outline="false" style:text-line-through-style="none" style:text-line-through-type="none" fo:text-shadow="none" style:text-underline-style="none" style:font-size-complex="14pt" style:text-emphasize="none"/>
    </style:style>
    <style:style style:name="T37" style:family="text">
      <style:text-properties style:text-outline="false" style:text-line-through-style="none" style:text-line-through-type="none" fo:text-shadow="none" style:text-underline-style="none" officeooo:rsid="001e266b" style:font-size-complex="14pt" style:text-emphasize="none"/>
    </style:style>
    <style:style style:name="T38" style:family="text">
      <style:text-properties style:text-outline="false" style:text-line-through-style="none" style:text-line-through-type="none" fo:text-shadow="none" style:text-underline-style="none" officeooo:rsid="002f8de1" style:font-size-complex="14pt" style:text-emphasize="none"/>
    </style:style>
    <style:style style:name="T39" style:family="text">
      <style:text-properties style:text-outline="false" style:text-line-through-style="none" style:text-line-through-type="none" fo:text-shadow="none" style:text-underline-style="none" officeooo:rsid="00329844" style:font-size-complex="14pt" style:text-emphasize="none"/>
    </style:style>
    <style:style style:name="T40" style:family="text">
      <style:text-properties style:text-outline="false" style:text-line-through-style="none" style:text-line-through-type="none" fo:text-shadow="none" style:text-underline-style="none" officeooo:rsid="0043931e" style:font-size-complex="14pt" style:text-emphasize="none"/>
    </style:style>
    <style:style style:name="T41" style:family="text">
      <style:text-properties style:text-outline="false" style:text-line-through-style="none" style:text-line-through-type="none" fo:text-shadow="none" style:text-underline-style="none" officeooo:rsid="0043f6ab" style:font-size-complex="14pt" style:text-emphasize="none"/>
    </style:style>
    <style:style style:name="T42" style:family="text">
      <style:text-properties style:text-outline="false" style:text-line-through-style="none" style:text-line-through-type="none" fo:text-shadow="none" style:text-underline-style="none" officeooo:rsid="0058194b" style:font-size-complex="14pt" style:text-emphasize="none"/>
    </style:style>
    <style:style style:name="T43" style:family="text">
      <style:text-properties style:text-outline="false" style:text-line-through-style="none" style:text-line-through-type="none" fo:text-shadow="none" style:text-underline-style="none" style:text-emphasize="none"/>
    </style:style>
    <style:style style:name="T44" style:family="text">
      <style:text-properties style:text-outline="false" style:text-line-through-style="none" style:text-line-through-type="none" fo:text-shadow="none" style:text-underline-style="none" officeooo:rsid="00062b12" style:text-emphasize="none"/>
    </style:style>
    <style:style style:name="T45" style:family="text">
      <style:text-properties style:text-outline="false" style:text-line-through-style="none" style:text-line-through-type="none" fo:text-shadow="none" style:text-underline-style="none" fo:font-weight="bold" officeooo:rsid="002d802e" style:font-weight-asian="bold" style:font-size-complex="14pt" style:font-weight-complex="bold" style:text-emphasize="none"/>
    </style:style>
    <style:style style:name="T46" style:family="text">
      <style:text-properties style:text-outline="false" style:text-line-through-style="none" style:text-line-through-type="none" fo:text-shadow="none" style:text-underline-style="none" fo:font-weight="bold" officeooo:rsid="002e2859" style:font-weight-asian="bold" style:font-size-complex="14pt" style:font-weight-complex="bold" style:text-emphasize="none"/>
    </style:style>
    <style:style style:name="T47" style:family="text">
      <style:text-properties style:text-outline="false" style:text-line-through-style="none" style:text-line-through-type="none" fo:text-shadow="none" style:text-underline-style="none" fo:font-weight="bold" officeooo:rsid="00511ecf" style:font-weight-asian="bold" style:font-size-complex="14pt" style:font-weight-complex="bold" style:text-emphasize="none"/>
    </style:style>
    <style:style style:name="T48" style:family="text">
      <style:text-properties style:text-outline="false" style:text-line-through-style="none" style:text-line-through-type="none" fo:text-shadow="none" style:text-underline-style="none" fo:font-weight="normal" officeooo:rsid="003d58b8" style:font-weight-asian="normal" style:font-size-complex="14pt" style:font-weight-complex="normal" style:text-emphasize="none"/>
    </style:style>
    <style:style style:name="T49" style:family="text">
      <style:text-properties style:text-outline="false" style:text-line-through-style="none" style:text-line-through-type="none" fo:text-shadow="none" style:text-underline-style="none" fo:font-weight="normal" officeooo:rsid="002d802e" style:font-weight-asian="normal" style:font-size-complex="14pt" style:font-weight-complex="normal" style:text-emphasize="none"/>
    </style:style>
    <style:style style:name="T50" style:family="text">
      <style:text-properties style:text-outline="false" style:text-line-through-style="none" style:text-line-through-type="none" fo:text-shadow="none" style:text-underline-style="none" fo:font-weight="normal" officeooo:rsid="00413f71" style:font-weight-asian="normal" style:font-size-complex="14pt" style:font-weight-complex="normal" style:text-emphasize="none"/>
    </style:style>
    <style:style style:name="T51" style:family="text">
      <style:text-properties fo:font-weight="bold" style:font-weight-asian="bold" style:font-weight-complex="bold"/>
    </style:style>
    <style:style style:name="T52" style:family="text">
      <style:text-properties fo:font-weight="bold" officeooo:rsid="001e06d9" style:font-weight-asian="bold" style:font-weight-complex="bold"/>
    </style:style>
    <style:style style:name="T53" style:family="text">
      <style:text-properties fo:font-weight="bold" officeooo:rsid="002e2859" style:font-weight-asian="bold" style:font-weight-complex="bold"/>
    </style:style>
    <style:style style:name="T54" style:family="text">
      <style:text-properties fo:font-weight="bold" officeooo:rsid="002d802e" style:font-weight-asian="bold" style:font-weight-complex="bold"/>
    </style:style>
    <style:style style:name="T55" style:family="text">
      <style:text-properties fo:font-weight="bold" officeooo:rsid="00413f71" style:font-weight-asian="bold" style:font-weight-complex="bold"/>
    </style:style>
    <style:style style:name="T56" style:family="text">
      <style:text-properties fo:font-weight="bold" officeooo:rsid="0043931e" style:font-weight-asian="bold" style:font-weight-complex="bold"/>
    </style:style>
    <style:style style:name="T57" style:family="text">
      <style:text-properties fo:font-weight="bold" officeooo:rsid="0043f6ab" style:font-weight-asian="bold" style:font-weight-complex="bold"/>
    </style:style>
    <style:style style:name="T58" style:family="text">
      <style:text-properties fo:font-weight="bold" officeooo:rsid="0044c2d4" style:font-weight-asian="bold" style:font-weight-complex="bold"/>
    </style:style>
    <style:style style:name="T59" style:family="text">
      <style:text-properties fo:font-weight="bold" officeooo:rsid="00452f7b" style:font-weight-asian="bold" style:font-weight-complex="bold"/>
    </style:style>
    <style:style style:name="T60" style:family="text">
      <style:text-properties fo:font-weight="bold" officeooo:rsid="00470b80" style:font-weight-asian="bold" style:font-weight-complex="bold"/>
    </style:style>
    <style:style style:name="T61" style:family="text">
      <style:text-properties fo:font-weight="bold" officeooo:rsid="0055dcf8" style:font-weight-asian="bold" style:font-weight-complex="bold"/>
    </style:style>
    <style:style style:name="T62" style:family="text">
      <style:text-properties fo:font-weight="bold" officeooo:rsid="0058194b" style:font-weight-asian="bold" style:font-weight-complex="bold"/>
    </style:style>
    <style:style style:name="T63" style:family="text">
      <style:text-properties fo:font-weight="normal" style:font-weight-asian="normal" style:font-weight-complex="normal"/>
    </style:style>
    <style:style style:name="T64" style:family="text">
      <style:text-properties fo:font-weight="normal" officeooo:rsid="0013c42a" style:font-weight-asian="normal" style:font-weight-complex="normal"/>
    </style:style>
    <style:style style:name="T65" style:family="text">
      <style:text-properties fo:font-weight="normal" officeooo:rsid="001cc702" style:font-weight-asian="normal" style:font-weight-complex="normal"/>
    </style:style>
    <style:style style:name="T66" style:family="text">
      <style:text-properties fo:font-weight="normal" officeooo:rsid="0023812b" style:font-weight-asian="normal" style:font-weight-complex="normal"/>
    </style:style>
    <style:style style:name="T67" style:family="text">
      <style:text-properties fo:font-weight="normal" officeooo:rsid="00272a04" style:font-weight-asian="normal" style:font-weight-complex="normal"/>
    </style:style>
    <style:style style:name="T68" style:family="text">
      <style:text-properties fo:font-weight="normal" officeooo:rsid="0029a620" style:font-weight-asian="normal" style:font-weight-complex="normal"/>
    </style:style>
    <style:style style:name="T69" style:family="text">
      <style:text-properties fo:font-weight="normal" officeooo:rsid="002a86d9" style:font-weight-asian="normal" style:font-weight-complex="normal"/>
    </style:style>
    <style:style style:name="T70" style:family="text">
      <style:text-properties fo:font-weight="normal" officeooo:rsid="003168b3" style:font-weight-asian="normal" style:font-weight-complex="normal"/>
    </style:style>
    <style:style style:name="T71" style:family="text">
      <style:text-properties fo:font-weight="normal" officeooo:rsid="00574109" style:font-weight-asian="normal" style:font-weight-complex="normal"/>
    </style:style>
    <style:style style:name="T72" style:family="text">
      <style:text-properties fo:font-weight="normal" officeooo:rsid="0057dec4" style:font-weight-asian="normal" style:font-weight-complex="normal"/>
    </style:style>
    <style:style style:name="T73" style:family="text">
      <style:text-properties officeooo:rsid="0013c42a"/>
    </style:style>
    <style:style style:name="T74"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89f94" style:font-size-asian="14pt" style:font-style-asian="normal" style:font-weight-asian="normal" style:font-size-complex="14pt" style:font-style-complex="normal" style:font-weight-complex="normal" style:text-emphasize="none"/>
    </style:style>
    <style:style style:name="T75"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3812b" style:font-size-asian="14pt" style:font-style-asian="normal" style:font-weight-asian="normal" style:font-size-complex="14pt" style:font-style-complex="normal" style:font-weight-complex="normal" style:text-emphasize="none"/>
    </style:style>
    <style:style style:name="T76"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53927" style:font-size-asian="14pt" style:font-style-asian="normal" style:font-weight-asian="normal" style:font-size-complex="14pt" style:font-style-complex="normal" style:font-weight-complex="normal" style:text-emphasize="none"/>
    </style:style>
    <style:style style:name="T77"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6a768" style:font-size-asian="14pt" style:font-style-asian="normal" style:font-weight-asian="normal" style:font-size-complex="14pt" style:font-style-complex="normal" style:font-weight-complex="normal" style:text-emphasize="none"/>
    </style:style>
    <style:style style:name="T78"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79"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7f8bf" style:font-size-asian="14pt" style:font-style-asian="normal" style:font-weight-asian="normal" style:font-size-complex="14pt" style:font-style-complex="normal" style:font-weight-complex="normal" style:text-emphasize="none"/>
    </style:style>
    <style:style style:name="T80"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1e266b" style:font-size-asian="14pt" style:font-style-asian="normal" style:font-weight-asian="normal" style:font-size-complex="14pt" style:font-style-complex="normal" style:font-weight-complex="normal" style:text-emphasize="none"/>
    </style:style>
    <style:style style:name="T81"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41958" style:font-size-asian="14pt" style:font-style-asian="normal" style:font-weight-asian="normal" style:font-size-complex="14pt" style:font-style-complex="normal" style:font-weight-complex="normal" style:text-emphasize="none"/>
    </style:style>
    <style:style style:name="T82"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74109" style:font-size-asian="14pt" style:font-style-asian="normal" style:font-weight-asian="normal" style:font-size-complex="14pt" style:font-style-complex="normal" style:font-weight-complex="normal" style:text-emphasize="none"/>
    </style:style>
    <style:style style:name="T83"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57dec4" style:font-size-asian="14pt" style:font-style-asian="normal" style:font-weight-asian="normal" style:font-size-complex="14pt" style:font-style-complex="normal" style:font-weight-complex="normal" style:text-emphasize="none"/>
    </style:style>
    <style:style style:name="T84" style:family="text">
      <style:text-properties fo:color="#000000" loext:opacity="100%" style:text-outline="false" style:text-line-through-style="none" style:text-line-through-type="none" style:font-name="Segoe UI" fo:font-size="14pt" fo:font-style="normal" fo:text-shadow="none" style:text-underline-style="none" fo:font-weight="normal" officeooo:rsid="002a84dc" style:font-size-asian="14pt" style:font-style-asian="normal" style:font-weight-asian="normal" style:font-size-complex="14pt" style:font-style-complex="normal" style:font-weight-complex="normal" style:text-emphasize="none"/>
    </style:style>
    <style:style style:name="T85" style:family="text">
      <style:text-properties fo:color="#000000" loext:opacity="100%" style:text-outline="false" style:text-line-through-style="none" style:text-line-through-type="none" style:font-name="Segoe UI" fo:font-size="14pt" fo:font-style="normal" fo:text-shadow="none" style:text-underline-style="none" fo:font-weight="bold" style:font-size-asian="14pt" style:font-style-asian="normal" style:font-weight-asian="bold" style:font-weight-complex="bold" style:text-emphasize="none"/>
    </style:style>
    <style:style style:name="T86" style:family="text">
      <style:text-properties fo:color="#000000" loext:opacity="100%" style:text-outline="false" style:text-line-through-style="none" style:text-line-through-type="none" style:font-name="Segoe UI" fo:font-size="14pt" fo:font-style="normal" fo:text-shadow="none" style:text-underline-style="none" fo:font-weight="bold" officeooo:rsid="003a5d47" style:font-size-asian="14pt" style:font-style-asian="normal" style:font-weight-asian="bold" style:font-size-complex="14pt" style:font-style-complex="normal" style:font-weight-complex="bold" style:text-emphasize="none"/>
    </style:style>
    <style:style style:name="T87"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3812b" style:font-size-asian="14pt" style:font-style-asian="italic" style:font-weight-asian="normal" style:font-size-complex="14pt" style:font-style-complex="italic" style:font-weight-complex="normal" style:text-emphasize="none"/>
    </style:style>
    <style:style style:name="T88"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53927" style:font-size-asian="14pt" style:font-style-asian="italic" style:font-weight-asian="normal" style:font-size-complex="14pt" style:font-style-complex="italic" style:font-weight-complex="normal" style:text-emphasize="none"/>
    </style:style>
    <style:style style:name="T89"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e2859" style:font-size-asian="14pt" style:font-style-asian="italic" style:font-weight-asian="normal" style:font-size-complex="14pt" style:font-style-complex="italic" style:font-weight-complex="normal" style:text-emphasize="none"/>
    </style:style>
    <style:style style:name="T90"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d802e" style:font-size-asian="14pt" style:font-style-asian="italic" style:font-weight-asian="normal" style:font-size-complex="14pt" style:font-style-complex="italic" style:font-weight-complex="normal" style:text-emphasize="none"/>
    </style:style>
    <style:style style:name="T91"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3a5d47" style:font-size-asian="14pt" style:font-style-asian="italic" style:font-weight-asian="normal" style:font-size-complex="14pt" style:font-style-complex="italic" style:font-weight-complex="normal" style:text-emphasize="none"/>
    </style:style>
    <style:style style:name="T92"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21c75" style:font-size-asian="14pt" style:font-style-asian="italic" style:font-weight-asian="normal" style:font-size-complex="14pt" style:font-style-complex="italic" style:font-weight-complex="normal" style:text-emphasize="none"/>
    </style:style>
    <style:style style:name="T93"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201808" style:font-size-asian="14pt" style:font-style-asian="italic" style:font-weight-asian="normal" style:font-size-complex="14pt" style:font-style-complex="italic" style:font-weight-complex="normal" style:text-emphasize="none"/>
    </style:style>
    <style:style style:name="T94"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41958" style:font-size-asian="14pt" style:font-style-asian="italic" style:font-weight-asian="normal" style:font-size-complex="14pt" style:font-style-complex="italic" style:font-weight-complex="normal" style:text-emphasize="none"/>
    </style:style>
    <style:style style:name="T95"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57dec4" style:font-size-asian="14pt" style:font-style-asian="italic" style:font-weight-asian="normal" style:font-size-complex="14pt" style:font-style-complex="italic" style:font-weight-complex="normal" style:text-emphasize="none"/>
    </style:style>
    <style:style style:name="T96" style:family="text">
      <style:text-properties fo:color="#000000" loext:opacity="100%" style:text-outline="false" style:text-line-through-style="none" style:text-line-through-type="none" style:font-name="Segoe UI" fo:font-size="14pt"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97" style:family="text">
      <style:text-properties fo:color="#000000"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98" style:family="text">
      <style:text-properties fo:color="#000000" loext:opacity="100%" style:text-outline="false" style:text-line-through-style="none" style:text-line-through-type="none" style:font-name="Segoe UI" fo:font-size="14pt" fo:text-shadow="none" style:text-underline-style="none" officeooo:rsid="002d802e" style:font-size-asian="14pt" style:font-size-complex="14pt" style:text-emphasize="none"/>
    </style:style>
    <style:style style:name="T99" style:family="text">
      <style:text-properties fo:color="#000000" loext:opacity="100%" style:text-outline="false" style:text-line-through-style="none" style:text-line-through-type="none" style:font-name="Segoe UI" fo:font-size="14pt" fo:text-shadow="none" style:text-underline-style="none" fo:font-weight="normal" officeooo:rsid="003168b3" style:font-size-asian="14pt" style:font-weight-asian="normal" style:font-size-complex="14pt" style:font-weight-complex="normal" style:text-emphasize="none"/>
    </style:style>
    <style:style style:name="T100" style:family="text">
      <style:text-properties fo:color="#000000" loext:opacity="100%" style:text-outline="false" style:text-line-through-style="none" style:text-line-through-type="none" style:font-name="Segoe UI" fo:font-style="normal" fo:text-shadow="none" style:text-underline-style="none" fo:font-weight="bold" style:font-style-asian="normal" style:font-weight-asian="bold" style:font-weight-complex="bold" style:text-emphasize="none"/>
    </style:style>
    <style:style style:name="T101" style:family="text">
      <style:text-properties fo:color="#000000" loext:opacity="100%" style:text-outline="false" style:text-line-through-style="none" style:text-line-through-type="none" style:font-name="Segoe UI" fo:font-style="italic" fo:text-shadow="none" style:text-underline-style="none" style:font-style-asian="italic" style:font-style-complex="italic" style:text-emphasize="none"/>
    </style:style>
    <style:style style:name="T102" style:family="text">
      <style:text-properties fo:color="#000000" loext:opacity="100%" style:text-outline="false" style:text-line-through-style="none" style:text-line-through-type="none" style:font-name="Segoe UI" fo:font-style="italic" fo:text-shadow="none" style:text-underline-style="none" officeooo:rsid="00387c7e" style:font-style-asian="italic" style:font-style-complex="italic" style:text-emphasize="none"/>
    </style:style>
    <style:style style:name="T103" style:family="text">
      <style:text-properties fo:color="#000000" loext:opacity="100%" style:text-outline="false" style:text-line-through-style="none" style:text-line-through-type="none" fo:font-style="normal" fo:text-shadow="none" style:text-underline-style="none" officeooo:rsid="002c6433" style:font-style-asian="normal" style:font-style-complex="normal" style:text-emphasize="none"/>
    </style:style>
    <style:style style:name="T104" style:family="text">
      <style:text-properties fo:color="#000000" loext:opacity="100%" style:text-outline="false" style:text-line-through-style="none" style:text-line-through-type="none" fo:text-shadow="none" style:text-underline-style="none" officeooo:rsid="002c6433" style:text-emphasize="none"/>
    </style:style>
    <style:style style:name="T105" style:family="text">
      <style:text-properties fo:color="#000000" loext:opacity="100%" style:font-name="Segoe UI"/>
    </style:style>
    <style:style style:name="T106" style:family="text">
      <style:text-properties fo:color="#000000" loext:opacity="100%" style:font-name="Segoe UI" fo:font-size="14pt" style:font-size-asian="14pt"/>
    </style:style>
    <style:style style:name="T107" style:family="text">
      <style:text-properties fo:color="#000000" loext:opacity="100%" style:font-name="Segoe UI" fo:font-size="14pt" officeooo:rsid="003d58b8" style:font-size-asian="14pt"/>
    </style:style>
    <style:style style:name="T108" style:family="text">
      <style:text-properties fo:color="#000000" loext:opacity="100%" style:font-name="Segoe UI" fo:font-size="14pt" officeooo:rsid="003f44eb" style:font-size-asian="14pt"/>
    </style:style>
    <style:style style:name="T109" style:family="text">
      <style:text-properties fo:color="#000000" loext:opacity="100%" style:font-name="Segoe UI" fo:font-size="14pt" fo:font-style="italic" officeooo:rsid="001c9f9f" style:font-size-asian="14pt" style:font-style-asian="italic" style:font-style-complex="italic"/>
    </style:style>
    <style:style style:name="T110" style:family="text">
      <style:text-properties fo:color="#000000" loext:opacity="100%" style:font-name="Segoe UI" fo:font-size="14pt" fo:font-weight="bold" style:font-size-asian="14pt" style:font-weight-asian="bold" style:font-weight-complex="bold"/>
    </style:style>
    <style:style style:name="T111" style:family="text">
      <style:text-properties fo:color="#000000" loext:opacity="100%" style:font-name="Segoe UI" fo:font-style="italic" officeooo:rsid="001c6201" style:font-style-asian="italic" style:font-style-complex="italic"/>
    </style:style>
    <style:style style:name="T112" style:family="text">
      <style:text-properties fo:color="#000000" loext:opacity="100%" style:font-name="Segoe UI" fo:font-style="italic" officeooo:rsid="001c9f9f" style:font-style-asian="italic" style:font-style-complex="italic"/>
    </style:style>
    <style:style style:name="T113" style:family="text">
      <style:text-properties fo:color="#000000" loext:opacity="100%" style:font-name="Segoe UI" fo:font-weight="bold" style:font-weight-asian="bold" style:font-weight-complex="bold"/>
    </style:style>
    <style:style style:name="T114" style:family="text">
      <style:text-properties fo:color="#000000" loext:opacity="100%" style:font-name="Segoe UI" officeooo:rsid="003a5d47"/>
    </style:style>
    <style:style style:name="T115" style:family="text">
      <style:text-properties fo:color="#000000" loext:opacity="100%" style:font-name="Segoe UI" officeooo:rsid="003c1e32"/>
    </style:style>
    <style:style style:name="T116" style:family="text">
      <style:text-properties fo:color="#000000" loext:opacity="100%" style:font-name="Segoe UI" officeooo:rsid="003f44eb"/>
    </style:style>
    <style:style style:name="T117" style:family="text">
      <style:text-properties fo:color="#000000" loext:opacity="100%" style:font-name="Segoe UI1" fo:font-size="14pt" fo:font-style="italic" officeooo:rsid="001a46f0" style:font-size-asian="12.25pt" style:font-style-asian="italic" style:font-size-complex="14pt" style:font-style-complex="italic"/>
    </style:style>
    <style:style style:name="T118" style:family="text">
      <style:text-properties fo:color="#000000" loext:opacity="100%" style:font-name="Segoe UI1" fo:font-size="14pt" fo:font-style="normal" officeooo:rsid="001a46f0" style:font-size-asian="12.25pt" style:font-style-asian="normal" style:font-size-complex="14pt" style:font-style-complex="normal"/>
    </style:style>
    <style:style style:name="T119" style:family="text">
      <style:text-properties fo:color="#000000" loext:opacity="100%" officeooo:rsid="003f44eb"/>
    </style:style>
    <style:style style:name="T120" style:family="text">
      <style:text-properties fo:color="#000000" loext:opacity="100%" officeooo:rsid="00415ad0"/>
    </style:style>
    <style:style style:name="T121" style:family="text">
      <style:text-properties officeooo:rsid="0009b27b"/>
    </style:style>
    <style:style style:name="T122" style:family="text">
      <style:text-properties officeooo:rsid="000c15c9"/>
    </style:style>
    <style:style style:name="T123" style:family="text">
      <style:text-properties fo:font-style="italic" style:font-style-asian="italic" style:font-style-complex="italic"/>
    </style:style>
    <style:style style:name="T124" style:family="text">
      <style:text-properties fo:font-style="italic" officeooo:rsid="0017f407" style:font-style-asian="italic" style:font-style-complex="italic"/>
    </style:style>
    <style:style style:name="T125" style:family="text">
      <style:text-properties fo:font-style="italic" officeooo:rsid="001c9f9f" style:font-style-asian="italic" style:font-style-complex="italic"/>
    </style:style>
    <style:style style:name="T126" style:family="text">
      <style:text-properties fo:font-style="italic" officeooo:rsid="001e06d9" style:font-style-asian="italic" style:font-style-complex="italic"/>
    </style:style>
    <style:style style:name="T127" style:family="text">
      <style:text-properties fo:font-style="italic" officeooo:rsid="001e266b" style:font-style-asian="italic" style:font-style-complex="italic"/>
    </style:style>
    <style:style style:name="T128" style:family="text">
      <style:text-properties fo:font-style="italic" officeooo:rsid="00201808" style:font-style-asian="italic" style:font-style-complex="italic"/>
    </style:style>
    <style:style style:name="T129" style:family="text">
      <style:text-properties fo:font-style="italic" officeooo:rsid="0021a734" style:font-style-asian="italic" style:font-style-complex="italic"/>
    </style:style>
    <style:style style:name="T130" style:family="text">
      <style:text-properties fo:font-style="italic" officeooo:rsid="00253927" style:font-style-asian="italic" style:font-style-complex="italic"/>
    </style:style>
    <style:style style:name="T131" style:family="text">
      <style:text-properties fo:font-style="italic" officeooo:rsid="00295b5f" style:font-style-asian="italic" style:font-style-complex="italic"/>
    </style:style>
    <style:style style:name="T132" style:family="text">
      <style:text-properties fo:font-style="italic" officeooo:rsid="0029a620" style:font-style-asian="italic" style:font-style-complex="italic"/>
    </style:style>
    <style:style style:name="T133" style:family="text">
      <style:text-properties fo:font-style="italic" officeooo:rsid="002a86d9" style:font-style-asian="italic" style:font-style-complex="italic"/>
    </style:style>
    <style:style style:name="T134" style:family="text">
      <style:text-properties fo:font-style="italic" officeooo:rsid="002f8de1" style:font-style-asian="italic" style:font-style-complex="italic"/>
    </style:style>
    <style:style style:name="T135" style:family="text">
      <style:text-properties fo:font-style="italic" officeooo:rsid="00282ac8" style:font-style-asian="italic" style:font-style-complex="italic"/>
    </style:style>
    <style:style style:name="T136" style:family="text">
      <style:text-properties fo:font-style="italic" officeooo:rsid="003601ae" style:font-style-asian="italic" style:font-style-complex="italic"/>
    </style:style>
    <style:style style:name="T137" style:family="text">
      <style:text-properties fo:font-style="italic" officeooo:rsid="00362c23" style:font-style-asian="italic" style:font-style-complex="italic"/>
    </style:style>
    <style:style style:name="T138" style:family="text">
      <style:text-properties fo:font-style="italic" officeooo:rsid="004321bb" style:font-style-asian="italic" style:font-style-complex="italic"/>
    </style:style>
    <style:style style:name="T139" style:family="text">
      <style:text-properties fo:font-style="italic" officeooo:rsid="0043931e" style:font-style-asian="italic" style:font-style-complex="italic"/>
    </style:style>
    <style:style style:name="T140" style:family="text">
      <style:text-properties fo:font-style="italic" officeooo:rsid="00486160" style:font-style-asian="italic" style:font-style-complex="italic"/>
    </style:style>
    <style:style style:name="T141" style:family="text">
      <style:text-properties fo:font-style="italic" officeooo:rsid="003168b3" style:font-style-asian="italic" style:font-style-complex="italic"/>
    </style:style>
    <style:style style:name="T142" style:family="text">
      <style:text-properties fo:font-style="italic" officeooo:rsid="00189f94" style:font-style-asian="italic" style:font-style-complex="italic"/>
    </style:style>
    <style:style style:name="T143" style:family="text">
      <style:text-properties fo:font-style="italic" officeooo:rsid="004cc249" style:font-style-asian="italic" style:font-style-complex="italic"/>
    </style:style>
    <style:style style:name="T144" style:family="text">
      <style:text-properties fo:font-style="italic" officeooo:rsid="00541958" style:font-style-asian="italic" style:font-style-complex="italic"/>
    </style:style>
    <style:style style:name="T145" style:family="text">
      <style:text-properties fo:font-style="italic" officeooo:rsid="0055dcf8" style:font-style-asian="italic" style:font-style-complex="italic"/>
    </style:style>
    <style:style style:name="T146" style:family="text">
      <style:text-properties fo:font-style="italic" officeooo:rsid="00574109" style:font-style-asian="italic" style:font-style-complex="italic"/>
    </style:style>
    <style:style style:name="T147" style:family="text">
      <style:text-properties fo:font-style="italic" officeooo:rsid="0057dec4" style:font-style-asian="italic" style:font-style-complex="italic"/>
    </style:style>
    <style:style style:name="T148" style:family="text">
      <style:text-properties fo:font-style="italic" officeooo:rsid="005e83c1" style:font-style-asian="italic" style:font-style-complex="italic"/>
    </style:style>
    <style:style style:name="T149" style:family="text">
      <style:text-properties fo:font-style="italic" officeooo:rsid="005e9fb7" style:font-style-asian="italic" style:font-style-complex="italic"/>
    </style:style>
    <style:style style:name="T150" style:family="text">
      <style:text-properties fo:font-style="italic" officeooo:rsid="005fe690" style:font-style-asian="italic" style:font-style-complex="italic"/>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fo:font-style="italic" fo:font-weight="normal" officeooo:rsid="001cc702" style:font-style-asian="italic" style:font-weight-asian="normal" style:font-style-complex="italic" style:font-weight-complex="normal"/>
    </style:style>
    <style:style style:name="T153" style:family="text">
      <style:text-properties fo:font-style="italic" fo:font-weight="normal" officeooo:rsid="0023812b" style:font-style-asian="italic" style:font-weight-asian="normal" style:font-style-complex="italic" style:font-weight-complex="normal"/>
    </style:style>
    <style:style style:name="T154" style:family="text">
      <style:text-properties fo:font-style="italic" fo:font-weight="normal" officeooo:rsid="0029a620" style:font-style-asian="italic" style:font-weight-asian="normal" style:font-style-complex="italic" style:font-weight-complex="normal"/>
    </style:style>
    <style:style style:name="T155" style:family="text">
      <style:text-properties fo:font-style="italic" fo:font-weight="normal" officeooo:rsid="002a86d9" style:font-style-asian="italic" style:font-weight-asian="normal" style:font-style-complex="italic" style:font-weight-complex="normal"/>
    </style:style>
    <style:style style:name="T156" style:family="text">
      <style:text-properties fo:font-style="italic" fo:font-weight="normal" officeooo:rsid="004cc249" style:font-style-asian="italic" style:font-weight-asian="normal" style:font-style-complex="italic" style:font-weight-complex="normal"/>
    </style:style>
    <style:style style:name="T157" style:family="text">
      <style:text-properties fo:font-style="italic" fo:font-weight="normal" officeooo:rsid="00574109" style:font-style-asian="italic" style:font-weight-asian="normal" style:font-style-complex="italic" style:font-weight-complex="normal"/>
    </style:style>
    <style:style style:name="T158" style:family="text">
      <style:text-properties fo:font-style="italic" fo:font-weight="bold" officeooo:rsid="0017f407" style:font-style-asian="italic" style:font-weight-asian="bold" style:font-style-complex="italic" style:font-weight-complex="bold"/>
    </style:style>
    <style:style style:name="T159" style:family="text">
      <style:text-properties officeooo:rsid="0017f407"/>
    </style:style>
    <style:style style:name="T160" style:family="text">
      <style:text-properties fo:color="#ffbf00" loext:opacity="100%" officeooo:rsid="0017f407"/>
    </style:style>
    <style:style style:name="T161" style:family="text">
      <style:text-properties fo:color="#ffbf00" loext:opacity="100%" fo:font-style="italic" style:font-style-asian="italic" style:font-style-complex="italic"/>
    </style:style>
    <style:style style:name="T162" style:family="text">
      <style:text-properties fo:color="#ffbf00" loext:opacity="100%" fo:font-style="italic" officeooo:rsid="0017f407" style:font-style-asian="italic" style:font-style-complex="italic"/>
    </style:style>
    <style:style style:name="T163" style:family="text">
      <style:text-properties fo:color="#ffbf00" loext:opacity="100%" fo:font-style="italic" officeooo:rsid="0016a768" style:font-style-asian="italic" style:font-style-complex="italic"/>
    </style:style>
    <style:style style:name="T164" style:family="text">
      <style:text-properties fo:color="#ffbf00" loext:opacity="100%" style:font-name="Segoe UI1" fo:font-size="14pt" fo:font-style="italic" officeooo:rsid="001a46f0" style:font-size-asian="12.25pt" style:font-style-asian="italic" style:font-size-complex="14pt" style:font-style-complex="italic"/>
    </style:style>
    <style:style style:name="T165" style:family="text">
      <style:text-properties fo:color="#ffbf00" loext:opacity="100%" officeooo:rsid="003f44eb"/>
    </style:style>
    <style:style style:name="T166" style:family="text">
      <style:text-properties officeooo:rsid="0017f8bf"/>
    </style:style>
    <style:style style:name="T167" style:family="text">
      <style:text-properties fo:font-variant="normal" fo:text-transform="none" fo:color="#f44336" loext:opacity="100%" style:font-name="Segoe UI1" fo:font-size="14pt" fo:letter-spacing="normal" fo:font-style="normal" fo:font-weight="normal" style:font-size-asian="14pt" style:font-size-complex="14pt"/>
    </style:style>
    <style:style style:name="T168" style:family="text">
      <style:text-properties fo:font-variant="normal" fo:text-transform="none" fo:color="#f44336" loext:opacity="100%" style:font-name="Segoe UI1" fo:font-size="14pt" fo:letter-spacing="normal" fo:font-style="normal" fo:font-weight="normal" officeooo:rsid="00201808" style:font-size-asian="14pt" style:font-size-complex="14pt"/>
    </style:style>
    <style:style style:name="T169" style:family="text">
      <style:text-properties fo:font-variant="normal" fo:text-transform="none" fo:color="#f44336" loext:opacity="100%" style:font-name="Segoe UI1" fo:font-size="14pt" fo:letter-spacing="normal" fo:font-style="normal" fo:font-weight="normal" officeooo:rsid="001a46f0" style:font-size-asian="14pt" style:font-style-asian="normal" style:font-size-complex="14pt" style:font-style-complex="normal"/>
    </style:style>
    <style:style style:name="T170" style:family="text">
      <style:text-properties fo:font-variant="normal" fo:text-transform="none" fo:color="#f44336" loext:opacity="100%" style:font-name="Segoe UI1" fo:font-size="14pt" fo:letter-spacing="normal" fo:font-style="normal" fo:font-weight="normal" officeooo:rsid="00201808" style:font-size-asian="14pt" style:font-style-asian="normal" style:font-size-complex="14pt" style:font-style-complex="normal"/>
    </style:style>
    <style:style style:name="T171" style:family="text">
      <style:text-properties fo:font-variant="normal" fo:text-transform="none" fo:color="#f44336" loext:opacity="100%" style:font-name="Segoe UI1" fo:font-size="14pt" fo:letter-spacing="normal" fo:font-style="normal" fo:font-weight="normal" officeooo:rsid="0021a734" style:font-size-asian="14pt" style:font-style-asian="normal" style:font-size-complex="14pt" style:font-style-complex="normal"/>
    </style:style>
    <style:style style:name="T172" style:family="text">
      <style:text-properties fo:font-variant="normal" fo:text-transform="none" fo:color="#f44336" loext:opacity="100%" style:font-name="Segoe UI1" fo:font-size="14pt" fo:letter-spacing="normal" fo:font-style="normal" fo:font-weight="normal" officeooo:rsid="005a8170" style:font-size-asian="14pt" style:font-style-asian="normal" style:font-size-complex="14pt" style:font-style-complex="normal"/>
    </style:style>
    <style:style style:name="T173"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1a46f0" style:font-size-asian="14pt" style:font-style-asian="normal" style:font-weight-asian="normal" style:font-size-complex="14pt" style:font-style-complex="normal" style:text-emphasize="none"/>
    </style:style>
    <style:style style:name="T174"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01808" style:font-size-asian="14pt" style:font-style-asian="normal" style:font-weight-asian="normal" style:font-size-complex="14pt" style:font-style-complex="normal" style:text-emphasize="none"/>
    </style:style>
    <style:style style:name="T175"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176"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a86d9" style:font-size-asian="14pt" style:font-style-asian="normal" style:font-weight-asian="normal" style:font-size-complex="14pt" style:font-style-complex="normal" style:font-weight-complex="normal" style:text-emphasize="none"/>
    </style:style>
    <style:style style:name="T177" style:family="text">
      <style:text-properties fo:font-variant="normal" fo:text-transform="none" fo:color="#f44336" loext:opacity="100%" style:text-outline="false" style:text-line-through-style="none" style:text-line-through-type="none" style:font-name="Segoe UI1" fo:font-size="14pt" fo:letter-spacing="normal" fo:font-style="normal" fo:text-shadow="none" style:text-underline-style="none" fo:font-weight="normal" officeooo:rsid="00282ac8" style:font-size-asian="14pt" style:font-style-asian="normal" style:font-weight-asian="normal" style:font-size-complex="14pt" style:font-style-complex="italic" style:font-weight-complex="normal" style:text-emphasize="none"/>
    </style:style>
    <style:style style:name="T178" style:family="text">
      <style:text-properties fo:font-variant="normal" fo:text-transform="none" fo:color="#000000" loext:opacity="100%" style:font-name="Segoe UI1" fo:font-size="14pt" fo:letter-spacing="normal" fo:font-style="normal" fo:font-weight="normal" officeooo:rsid="001a46f0" style:font-size-asian="14pt" style:font-style-asian="normal" style:font-size-complex="14pt" style:font-style-complex="normal"/>
    </style:style>
    <style:style style:name="T179" style:family="text">
      <style:text-properties fo:font-variant="normal" fo:text-transform="none" fo:color="#000000" loext:opacity="100%" style:font-name="Segoe UI1" fo:font-size="14pt" fo:letter-spacing="normal" fo:font-style="normal" fo:font-weight="normal" officeooo:rsid="001a46f0" style:font-size-asian="12.25pt" style:font-style-asian="normal" style:font-size-complex="14pt" style:font-style-complex="normal"/>
    </style:style>
    <style:style style:name="T180"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style:font-size-asian="14pt" style:font-style-asian="normal" style:font-weight-asian="normal" style:font-size-complex="14pt" style:font-style-complex="normal" style:font-weight-complex="normal" style:text-emphasize="none"/>
    </style:style>
    <style:style style:name="T181"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1a46f0" style:font-size-asian="14pt" style:font-style-asian="normal" style:font-weight-asian="normal" style:font-size-complex="14pt" style:font-style-complex="normal" style:font-weight-complex="normal" style:text-emphasize="none"/>
    </style:style>
    <style:style style:name="T182"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55dcf8" style:font-size-asian="14pt" style:font-style-asian="normal" style:font-weight-asian="normal" style:font-size-complex="14pt" style:font-style-complex="normal" style:font-weight-complex="normal" style:text-emphasize="none"/>
    </style:style>
    <style:style style:name="T183"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fo:font-weight="normal" officeooo:rsid="0057dec4" style:font-size-asian="14pt" style:font-style-asian="normal" style:font-weight-asian="normal" style:font-size-complex="14pt" style:font-style-complex="normal" style:font-weight-complex="normal" style:text-emphasize="none"/>
    </style:style>
    <style:style style:name="T184" style:family="text">
      <style:text-properties fo:font-variant="normal" fo:text-transform="none" fo:color="#000000" loext:opacity="100%" style:text-outline="false" style:text-line-through-style="none" style:text-line-through-type="none" style:font-name="Segoe UI" fo:font-size="14pt" fo:letter-spacing="normal" fo:font-style="normal" fo:text-shadow="none" style:text-underline-style="none" style:font-size-asian="14pt" style:font-style-asian="normal" style:font-size-complex="14pt" style:font-style-complex="normal" style:text-emphasize="none"/>
    </style:style>
    <style:style style:name="T185"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1a46f0" style:font-size-asian="14pt" style:font-style-asian="italic" style:font-weight-asian="normal" style:font-size-complex="14pt" style:font-style-complex="italic" style:font-weight-complex="normal" style:text-emphasize="none"/>
    </style:style>
    <style:style style:name="T186"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187"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fo:font-weight="normal" officeooo:rsid="00574109" style:font-size-asian="14pt" style:font-style-asian="italic" style:font-weight-asian="normal" style:font-size-complex="14pt" style:font-style-complex="italic" style:font-weight-complex="normal" style:text-emphasize="none"/>
    </style:style>
    <style:style style:name="T188" style:family="text">
      <style:text-properties fo:font-variant="normal" fo:text-transform="none" fo:color="#000000" loext:opacity="100%" style:text-outline="false" style:text-line-through-style="none" style:text-line-through-type="none" style:font-name="Segoe UI" fo:font-size="14pt" fo:letter-spacing="normal" fo:font-style="italic" fo:text-shadow="none" style:text-underline-style="none" style:font-size-asian="14pt" style:font-style-asian="italic" style:font-size-complex="14pt" style:font-style-complex="italic" style:text-emphasize="none"/>
    </style:style>
    <style:style style:name="T189"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1a46f0" style:font-size-asian="14pt" style:font-style-asian="normal" style:font-weight-asian="normal" style:font-size-complex="14pt" style:font-style-complex="normal" style:text-emphasize="none"/>
    </style:style>
    <style:style style:name="T190"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2a86d9" style:font-size-asian="14pt" style:font-style-asian="normal" style:font-weight-asian="normal" style:font-size-complex="14pt" style:font-style-complex="normal" style:font-weight-complex="normal" style:text-emphasize="none"/>
    </style:style>
    <style:style style:name="T191" style:family="text">
      <style:text-properties fo:font-variant="normal" fo:text-transform="none" fo:color="#000000" loext:opacity="100%" style:text-outline="false" style:text-line-through-style="none" style:text-line-through-type="none" style:font-name="Segoe UI1" fo:font-size="14pt" fo:letter-spacing="normal" fo:font-style="normal" fo:text-shadow="none" style:text-underline-style="none" fo:font-weight="normal" officeooo:rsid="00574109" style:font-size-asian="14pt" style:font-style-asian="normal" style:font-weight-asian="normal" style:font-size-complex="14pt" style:font-style-complex="normal" style:font-weight-complex="normal" style:text-emphasize="none"/>
    </style:style>
    <style:style style:name="T192" style:family="text">
      <style:text-properties fo:font-variant="normal" fo:text-transform="none" fo:color="#ffbf00" loext:opacity="100%" style:text-outline="false" style:text-line-through-style="none" style:text-line-through-type="none" style:font-name="Segoe UI" fo:font-size="14pt" fo:letter-spacing="normal"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193" style:family="text">
      <style:text-properties fo:font-variant="normal" fo:text-transform="none" fo:letter-spacing="normal"/>
    </style:style>
    <style:style style:name="T194" style:family="text">
      <style:text-properties fo:font-variant="normal" fo:text-transform="none" fo:letter-spacing="normal" fo:font-style="italic" officeooo:rsid="0021a734" style:font-style-asian="italic" style:font-style-complex="italic"/>
    </style:style>
    <style:style style:name="T195" style:family="text">
      <style:text-properties fo:font-variant="normal" fo:text-transform="none" fo:letter-spacing="normal" fo:font-style="italic" officeooo:rsid="0023812b" style:font-style-asian="italic" style:font-style-complex="italic"/>
    </style:style>
    <style:style style:name="T196" style:family="text">
      <style:text-properties fo:font-variant="normal" fo:text-transform="none" fo:letter-spacing="normal" fo:font-style="italic" officeooo:rsid="00253927" style:font-style-asian="italic" style:font-style-complex="italic"/>
    </style:style>
    <style:style style:name="T197" style:family="text">
      <style:text-properties fo:font-variant="normal" fo:text-transform="none" fo:letter-spacing="normal" fo:font-style="italic" officeooo:rsid="002a2700" style:font-style-asian="italic" style:font-style-complex="italic"/>
    </style:style>
    <style:style style:name="T198" style:family="text">
      <style:text-properties fo:font-variant="normal" fo:text-transform="none" fo:color="#ea7500" loext:opacity="100%" style:text-outline="false" style:text-line-through-style="none" style:text-line-through-type="none" style:font-name="Segoe UI" fo:font-size="14pt" fo:letter-spacing="normal"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199" style:family="text">
      <style:text-properties fo:font-variant="normal" fo:text-transform="none" fo:color="#ea7500" loext:opacity="100%" style:text-outline="false" style:text-line-through-style="none" style:text-line-through-type="none" style:font-name="Segoe UI" fo:font-size="14pt" fo:letter-spacing="normal" fo:font-style="italic" fo:text-shadow="none" style:text-underline-style="none" fo:font-weight="normal" officeooo:rsid="001e266b" style:font-size-asian="14pt" style:font-style-asian="italic" style:font-weight-asian="normal" style:font-size-complex="14pt" style:font-style-complex="italic" style:font-weight-complex="normal" style:text-emphasize="none"/>
    </style:style>
    <style:style style:name="T200" style:family="text">
      <style:text-properties fo:font-variant="normal" fo:text-transform="none" fo:color="#a1467e" loext:opacity="100%" style:font-name="Liberation Sans" fo:letter-spacing="normal" officeooo:rsid="0009b27b"/>
    </style:style>
    <style:style style:name="T201" style:family="text">
      <style:text-properties fo:font-variant="normal" fo:text-transform="none" fo:color="#a1467e" loext:opacity="100%" style:font-name="Liberation Sans" fo:letter-spacing="normal" fo:font-style="italic" officeooo:rsid="0009b27b" style:font-style-asian="italic" style:font-style-complex="italic"/>
    </style:style>
    <style:style style:name="T202" style:family="text">
      <style:text-properties fo:font-variant="normal" fo:text-transform="none" fo:color="#a1467e" loext:opacity="100%" style:font-name="Liberation Sans" fo:letter-spacing="normal" officeooo:rsid="003601ae"/>
    </style:style>
    <style:style style:name="T203" style:family="text">
      <style:text-properties fo:font-variant="normal" fo:text-transform="none" fo:color="#a1467e" loext:opacity="100%" style:font-name="Liberation Sans" fo:letter-spacing="normal" officeooo:rsid="00362c23"/>
    </style:style>
    <style:style style:name="T204" style:family="text">
      <style:text-properties fo:font-variant="normal" fo:text-transform="none" fo:color="#784b04" loext:opacity="100%" style:text-outline="false" style:text-line-through-style="none" style:text-line-through-type="none" style:font-name="Segoe UI" fo:font-size="14pt" fo:letter-spacing="normal"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205" style:family="text">
      <style:text-properties fo:font-variant="normal" fo:text-transform="none" fo:color="#c9211e" loext:opacity="100%" style:font-name="Segoe UI1" fo:font-size="14pt" fo:letter-spacing="normal" fo:font-style="normal" fo:font-weight="bold" style:font-size-asian="14pt" style:font-weight-asian="bold" style:font-size-complex="14pt" style:font-weight-complex="bold"/>
    </style:style>
    <style:style style:name="T206" style:family="text">
      <style:text-properties style:font-name="Segoe UI1" fo:font-size="14pt" officeooo:rsid="001a46f0" style:font-size-asian="12.25pt" style:font-size-complex="14pt"/>
    </style:style>
    <style:style style:name="T207" style:family="text">
      <style:text-properties officeooo:rsid="001c6201"/>
    </style:style>
    <style:style style:name="T208" style:family="text">
      <style:text-properties style:font-name="Segoe UI"/>
    </style:style>
    <style:style style:name="T209" style:family="text">
      <style:text-properties style:font-name="Segoe UI" fo:font-style="italic" style:font-style-asian="italic" style:font-style-complex="italic"/>
    </style:style>
    <style:style style:name="T210" style:family="text">
      <style:text-properties style:font-name="Segoe UI" fo:font-style="italic" officeooo:rsid="001c9f9f" style:font-style-asian="italic" style:font-style-complex="italic"/>
    </style:style>
    <style:style style:name="T211" style:family="text">
      <style:text-properties style:font-name="Segoe UI" fo:font-style="italic" officeooo:rsid="002c6433" style:font-style-asian="italic" style:font-style-complex="italic"/>
    </style:style>
    <style:style style:name="T212" style:family="text">
      <style:text-properties style:font-name="Segoe UI" fo:font-style="italic" officeooo:rsid="00345424" style:font-style-asian="italic" style:font-style-complex="italic"/>
    </style:style>
    <style:style style:name="T213" style:family="text">
      <style:text-properties style:font-name="Segoe UI" fo:font-style="italic" officeooo:rsid="003561ac" style:font-style-asian="italic" style:font-style-complex="italic"/>
    </style:style>
    <style:style style:name="T214" style:family="text">
      <style:text-properties style:font-name="Segoe UI" fo:font-style="normal" officeooo:rsid="002c6433" style:font-style-asian="normal" style:font-style-complex="normal"/>
    </style:style>
    <style:style style:name="T215" style:family="text">
      <style:text-properties style:font-name="Segoe UI" officeooo:rsid="002c6433"/>
    </style:style>
    <style:style style:name="T216" style:family="text">
      <style:text-properties style:font-name="Segoe UI" officeooo:rsid="00345424"/>
    </style:style>
    <style:style style:name="T217" style:family="text">
      <style:text-properties style:font-name="Segoe UI" officeooo:rsid="003561ac"/>
    </style:style>
    <style:style style:name="T218" style:family="text">
      <style:text-properties officeooo:rsid="001e06d9"/>
    </style:style>
    <style:style style:name="T219" style:family="text">
      <style:text-properties fo:color="#ff8000" loext:opacity="100%"/>
    </style:style>
    <style:style style:name="T220" style:family="text">
      <style:text-properties fo:color="#ff8000" loext:opacity="100%" officeooo:rsid="003d58b8"/>
    </style:style>
    <style:style style:name="T221" style:family="text">
      <style:text-properties fo:color="#ff8000" loext:opacity="100%" style:text-outline="false" style:text-line-through-style="none" style:text-line-through-type="none" fo:text-shadow="none" style:text-underline-style="none" fo:font-weight="normal" officeooo:rsid="003d58b8" style:font-weight-asian="normal" style:font-size-complex="14pt" style:font-weight-complex="normal" style:text-emphasize="none"/>
    </style:style>
    <style:style style:name="T222" style:family="text">
      <style:text-properties fo:color="#ff8000" loext:opacity="100%" style:text-outline="false" style:text-line-through-style="none" style:text-line-through-type="none" fo:text-shadow="none" style:text-underline-style="none" fo:font-weight="normal" officeooo:rsid="002d802e" style:font-weight-asian="normal" style:font-size-complex="14pt" style:font-weight-complex="normal" style:text-emphasize="none"/>
    </style:style>
    <style:style style:name="T223" style:family="text">
      <style:text-properties officeooo:rsid="001e266b"/>
    </style:style>
    <style:style style:name="T224" style:family="text">
      <style:text-properties fo:color="#ea7500" loext:opacity="100%" fo:font-style="italic" officeooo:rsid="001e266b" style:font-style-asian="italic" style:font-style-complex="italic"/>
    </style:style>
    <style:style style:name="T225" style:family="text">
      <style:text-properties fo:color="#ea7500" loext:opacity="100%" fo:font-style="italic" officeooo:rsid="002f8de1" style:font-style-asian="italic" style:font-style-complex="italic"/>
    </style:style>
    <style:style style:name="T226" style:family="text">
      <style:text-properties fo:color="#ea7500" loext:opacity="100%" fo:font-style="italic" officeooo:rsid="00511ecf" style:font-style-asian="italic" style:font-style-complex="italic"/>
    </style:style>
    <style:style style:name="T227" style:family="text">
      <style:text-properties fo:color="#ea7500" loext:opacity="100%" fo:font-style="italic" officeooo:rsid="0017f407" style:font-style-asian="italic" style:font-style-complex="italic"/>
    </style:style>
    <style:style style:name="T228" style:family="text">
      <style:text-properties fo:color="#ea7500" loext:opacity="100%" style:text-outline="false" style:text-line-through-style="none" style:text-line-through-type="none" style:font-name="Segoe UI" fo:font-size="14pt" fo:font-style="italic" fo:text-shadow="none" style:text-underline-style="none" fo:font-weight="normal" officeooo:rsid="001e266b" style:font-size-asian="14pt" style:font-style-asian="italic" style:font-weight-asian="normal" style:font-size-complex="14pt" style:font-style-complex="italic" style:font-weight-complex="normal" style:text-emphasize="none"/>
    </style:style>
    <style:style style:name="T229" style:family="text">
      <style:text-properties fo:color="#ea7500" loext:opacity="100%" style:text-outline="false" style:text-line-through-style="none" style:text-line-through-type="none" fo:font-style="italic" fo:text-shadow="none" style:text-underline-style="none" fo:font-weight="normal" officeooo:rsid="001e266b" style:font-style-asian="italic" style:font-weight-asian="normal" style:font-size-complex="14pt" style:font-style-complex="italic" style:font-weight-complex="normal" style:text-emphasize="none"/>
    </style:style>
    <style:style style:name="T230" style:family="text">
      <style:text-properties fo:color="#ea7500" loext:opacity="100%" style:text-outline="false" style:text-line-through-style="none" style:text-line-through-type="none" fo:font-style="italic" fo:text-shadow="none" style:text-underline-style="none" fo:font-weight="normal" officeooo:rsid="0017f407" style:font-style-asian="italic" style:font-weight-asian="normal" style:font-size-complex="14pt" style:font-style-complex="italic" style:font-weight-complex="normal" style:text-emphasize="none"/>
    </style:style>
    <style:style style:name="T231" style:family="text">
      <style:text-properties fo:color="#ea7500" loext:opacity="100%" style:text-outline="false" style:text-line-through-style="none" style:text-line-through-type="none" fo:font-style="italic" fo:text-shadow="none" style:text-underline-style="none" fo:font-weight="normal" officeooo:rsid="002f8de1" style:font-style-asian="italic" style:font-weight-asian="normal" style:font-size-complex="14pt" style:font-style-complex="italic" style:font-weight-complex="normal" style:text-emphasize="none"/>
    </style:style>
    <style:style style:name="T232" style:family="text">
      <style:text-properties fo:color="#ea7500" loext:opacity="100%" style:text-outline="false" style:text-line-through-style="none" style:text-line-through-type="none" fo:font-style="italic" fo:text-shadow="none" style:text-underline-style="none" fo:font-weight="normal" officeooo:rsid="00511ecf" style:font-style-asian="italic" style:font-weight-asian="normal" style:font-size-complex="14pt" style:font-style-complex="italic" style:font-weight-complex="normal" style:text-emphasize="none"/>
    </style:style>
    <style:style style:name="T233" style:family="text">
      <style:text-properties officeooo:rsid="00201808"/>
    </style:style>
    <style:style style:name="T234" style:family="text">
      <style:text-properties fo:color="#f44336" loext:opacity="100%" style:text-outline="false" style:text-line-through-style="none" style:text-line-through-type="none" style:font-name="Segoe UI" fo:font-size="14pt" fo:font-style="normal" fo:text-shadow="none" style:text-underline-style="none" fo:font-weight="normal" officeooo:rsid="00201808" style:font-size-asian="14pt" style:font-style-asian="normal" style:font-weight-asian="normal" style:font-size-complex="14pt" style:font-style-complex="normal" style:font-weight-complex="normal" style:text-emphasize="none"/>
    </style:style>
    <style:style style:name="T235" style:family="text">
      <style:text-properties fo:color="#f44336" loext:opacity="100%" style:text-outline="false" style:text-line-through-style="none" style:text-line-through-type="none" style:font-name="Segoe UI1" fo:font-size="14pt" fo:font-style="normal" fo:text-shadow="none" style:text-underline-style="none" fo:font-weight="normal" style:font-size-asian="14pt" style:font-style-asian="normal" style:font-weight-asian="normal" style:font-size-complex="14pt" style:text-emphasize="none"/>
    </style:style>
    <style:style style:name="T236" style:family="text">
      <style:text-properties fo:color="#f44336" loext:opacity="100%" style:text-outline="false" style:text-line-through-style="none" style:text-line-through-type="none" style:font-name="Segoe UI1" fo:font-size="14pt" fo:font-style="normal" fo:text-shadow="none" style:text-underline-style="none" fo:font-weight="normal" officeooo:rsid="002a2700" style:font-size-asian="14pt" style:font-style-asian="normal" style:font-weight-asian="normal" style:font-size-complex="14pt" style:text-emphasize="none"/>
    </style:style>
    <style:style style:name="T237" style:family="text">
      <style:text-properties officeooo:rsid="0021a734"/>
    </style:style>
    <style:style style:name="T238" style:family="text">
      <style:text-properties officeooo:rsid="0023812b"/>
    </style:style>
    <style:style style:name="T239" style:family="text">
      <style:text-properties fo:color="#a1467e" loext:opacity="100%"/>
    </style:style>
    <style:style style:name="T240" style:family="text">
      <style:text-properties fo:color="#a1467e" loext:opacity="100%" officeooo:rsid="003601ae"/>
    </style:style>
    <style:style style:name="T241" style:family="text">
      <style:text-properties fo:color="#a1467e" loext:opacity="100%" officeooo:rsid="00362c23"/>
    </style:style>
    <style:style style:name="T242" style:family="text">
      <style:text-properties officeooo:rsid="00253927"/>
    </style:style>
    <style:style style:name="T243" style:family="text">
      <style:text-properties fo:color="#808080" loext:opacity="100%"/>
    </style:style>
    <style:style style:name="T244" style:family="text">
      <style:text-properties fo:color="#808080" loext:opacity="100%" officeooo:rsid="0043f6ab"/>
    </style:style>
    <style:style style:name="T245" style:family="text">
      <style:text-properties officeooo:rsid="002738e8"/>
    </style:style>
    <style:style style:name="T246" style:family="text">
      <style:text-properties officeooo:rsid="00282ac8"/>
    </style:style>
    <style:style style:name="T247" style:family="text">
      <style:text-properties fo:color="#784b04" loext:opacity="100%" fo:font-style="italic" officeooo:rsid="00282ac8" style:font-style-asian="italic" style:font-style-complex="italic"/>
    </style:style>
    <style:style style:name="T248" style:family="text">
      <style:text-properties fo:color="#784b04" loext:opacity="100%" officeooo:rsid="00282ac8"/>
    </style:style>
    <style:style style:name="T249" style:family="text">
      <style:text-properties fo:color="#784b04" loext:opacity="100%" style:text-outline="false" style:text-line-through-style="none" style:text-line-through-type="none" style:font-name="Segoe UI" fo:font-size="14pt" fo:font-style="italic" fo:text-shadow="none" style:text-underline-style="none" fo:font-weight="normal" officeooo:rsid="00282ac8" style:font-size-asian="14pt" style:font-style-asian="italic" style:font-weight-asian="normal" style:font-size-complex="14pt" style:font-style-complex="italic" style:font-weight-complex="normal" style:text-emphasize="none"/>
    </style:style>
    <style:style style:name="T250" style:family="text">
      <style:text-properties officeooo:rsid="00295b5f"/>
    </style:style>
    <style:style style:name="T251" style:family="text">
      <style:text-properties officeooo:rsid="0029a620"/>
    </style:style>
    <style:style style:name="T252" style:family="text">
      <style:text-properties fo:color="#4e102d" loext:opacity="100%" style:font-name="Segoe UI" officeooo:rsid="003561ac"/>
    </style:style>
    <style:style style:name="T253" style:family="text">
      <style:text-properties fo:color="#2a6099" loext:opacity="100%"/>
    </style:style>
    <style:style style:name="T254" style:family="text">
      <style:text-properties fo:color="#2a6099" loext:opacity="100%" officeooo:rsid="002a84dc"/>
    </style:style>
    <style:style style:name="T255" style:family="text">
      <style:text-properties fo:color="#2a6099" loext:opacity="100%" fo:font-style="italic" officeooo:rsid="002a84dc" style:font-style-asian="italic" style:font-style-complex="italic"/>
    </style:style>
    <style:style style:name="T256" style:family="text">
      <style:text-properties fo:color="#2a6099" loext:opacity="100%" style:text-outline="false" style:text-line-through-style="none" style:text-line-through-type="none" style:font-name="Segoe UI" fo:font-size="14pt" fo:font-style="normal" fo:text-shadow="none" style:text-underline-style="none" fo:font-weight="normal" officeooo:rsid="002a84dc" style:font-size-asian="14pt" style:font-style-asian="normal" style:font-weight-asian="normal" style:font-size-complex="14pt" style:font-style-complex="normal" style:font-weight-complex="normal" style:text-emphasize="none"/>
    </style:style>
    <style:style style:name="T257" style:family="text">
      <style:text-properties fo:color="#ff3838" loext:opacity="100%" style:text-outline="false" style:text-line-through-style="none" style:text-line-through-type="none" style:font-name="Segoe UI" fo:font-size="14pt" fo:font-style="normal" fo:text-shadow="none" style:text-underline-style="none" fo:font-weight="normal" officeooo:rsid="00189f94" style:font-size-asian="14pt" style:font-style-asian="normal" style:font-weight-asian="normal" style:font-size-complex="14pt" style:font-style-complex="normal" style:font-weight-complex="normal" style:text-emphasize="none"/>
    </style:style>
    <style:style style:name="T258" style:family="text">
      <style:text-properties officeooo:rsid="002c6433"/>
    </style:style>
    <style:style style:name="T259" style:family="text">
      <style:text-properties officeooo:rsid="002d802e"/>
    </style:style>
    <style:style style:name="T260" style:family="text">
      <style:text-properties fo:color="#8e86ae" loext:opacity="100%" style:text-outline="false" style:text-line-through-style="none" style:text-line-through-type="none" style:font-name="Segoe UI" fo:font-size="14pt" fo:font-style="italic" fo:text-shadow="none" style:text-underline-style="none" fo:font-weight="normal" officeooo:rsid="003a5d47" style:font-size-asian="14pt" style:font-style-asian="italic" style:font-weight-asian="normal" style:font-size-complex="14pt" style:font-style-complex="italic" style:font-weight-complex="normal" style:text-emphasize="none"/>
    </style:style>
    <style:style style:name="T261" style:family="text">
      <style:text-properties fo:color="#8e86ae" loext:opacity="100%" fo:font-style="italic" officeooo:rsid="003a5d47" style:font-style-asian="italic" style:font-style-complex="italic"/>
    </style:style>
    <style:style style:name="T262" style:family="text">
      <style:text-properties officeooo:rsid="002e2859"/>
    </style:style>
    <style:style style:name="T263" style:family="text">
      <style:text-properties fo:color="#b85c00" loext:opacity="100%"/>
    </style:style>
    <style:style style:name="T264" style:family="text">
      <style:text-properties fo:color="#b85c00" loext:opacity="100%" officeooo:rsid="00362c23"/>
    </style:style>
    <style:style style:name="T265" style:family="text">
      <style:text-properties fo:color="#b85c00" loext:opacity="100%" fo:font-weight="bold" style:font-weight-asian="bold" style:font-weight-complex="bold"/>
    </style:style>
    <style:style style:name="T266" style:family="text">
      <style:text-properties fo:color="#b85c00" loext:opacity="100%" fo:font-weight="bold" officeooo:rsid="00362c23" style:font-weight-asian="bold" style:font-weight-complex="bold"/>
    </style:style>
    <style:style style:name="T267" style:family="text">
      <style:text-properties fo:color="#b85c00" loext:opacity="100%" style:font-name="Liberation Sans" fo:font-weight="bold" officeooo:rsid="000e30e4" style:font-weight-asian="bold" style:font-weight-complex="bold"/>
    </style:style>
    <style:style style:name="T268" style:family="text">
      <style:text-properties style:font-name="Liberation Sans"/>
    </style:style>
    <style:style style:name="T269" style:family="text">
      <style:text-properties style:font-name="Liberation Sans" officeooo:rsid="000e30e4"/>
    </style:style>
    <style:style style:name="T270" style:family="text">
      <style:text-properties style:font-name="Liberation Sans" officeooo:rsid="004321bb"/>
    </style:style>
    <style:style style:name="T271" style:family="text">
      <style:text-properties style:font-name="Liberation Sans" officeooo:rsid="00486160"/>
    </style:style>
    <style:style style:name="T272" style:family="text">
      <style:text-properties style:font-name="Liberation Sans" fo:font-style="italic" officeooo:rsid="00486160" style:font-style-asian="italic" style:font-style-complex="italic"/>
    </style:style>
    <style:style style:name="T273" style:family="text">
      <style:text-properties style:font-name="Liberation Sans" officeooo:rsid="005e83c1"/>
    </style:style>
    <style:style style:name="T274" style:family="text">
      <style:text-properties officeooo:rsid="003561ac"/>
    </style:style>
    <style:style style:name="T275" style:family="text">
      <style:text-properties fo:color="#d62e4e" loext:opacity="100%" style:text-underline-style="solid" style:text-underline-width="auto" style:text-underline-color="font-color" fo:font-weight="bold" officeooo:rsid="00150f96" style:font-weight-asian="bold" style:font-weight-complex="bold"/>
    </style:style>
    <style:style style:name="T276" style:family="text">
      <style:text-properties fo:color="#d62e4e" loext:opacity="100%" style:text-underline-style="solid" style:text-underline-width="auto" style:text-underline-color="font-color" fo:font-weight="bold" officeooo:rsid="003168b3" style:font-weight-asian="bold" style:font-weight-complex="bold"/>
    </style:style>
    <style:style style:name="T277" style:family="text">
      <style:text-properties fo:color="#d62e4e" loext:opacity="100%" style:text-underline-style="solid" style:text-underline-width="auto" style:text-underline-color="font-color" officeooo:rsid="00150f96"/>
    </style:style>
    <style:style style:name="T278" style:family="text">
      <style:text-properties fo:color="#d62e4e" loext:opacity="100%" style:text-underline-style="solid" style:text-underline-width="auto" style:text-underline-color="font-color" officeooo:rsid="0029a620"/>
    </style:style>
    <style:style style:name="T279" style:family="text">
      <style:text-properties fo:color="#d62e4e" loext:opacity="100%" fo:font-style="italic" style:text-underline-style="solid" style:text-underline-width="auto" style:text-underline-color="font-color" officeooo:rsid="0029a620" style:font-style-asian="italic" style:font-style-complex="italic"/>
    </style:style>
    <style:style style:name="T280" style:family="text">
      <style:text-properties officeooo:rsid="003601ae"/>
    </style:style>
    <style:style style:name="T281" style:family="text">
      <style:text-properties officeooo:rsid="00362c23"/>
    </style:style>
    <style:style style:name="T282" style:family="text">
      <style:text-properties officeooo:rsid="0037c2ca"/>
    </style:style>
    <style:style style:name="T283" style:family="text">
      <style:text-properties officeooo:rsid="003a5d47"/>
    </style:style>
    <style:style style:name="T284" style:family="text">
      <style:text-properties officeooo:rsid="003c1e32"/>
    </style:style>
    <style:style style:name="T285" style:family="text">
      <style:text-properties officeooo:rsid="003d58b8"/>
    </style:style>
    <style:style style:name="T286" style:family="text">
      <style:text-properties officeooo:rsid="003f44eb"/>
    </style:style>
    <style:style style:name="T287" style:family="text">
      <style:text-properties officeooo:rsid="00413f71"/>
    </style:style>
    <style:style style:name="T288" style:family="text">
      <style:text-properties fo:color="#bf0041" loext:opacity="100%" officeooo:rsid="003f44eb"/>
    </style:style>
    <style:style style:name="T289" style:family="text">
      <style:text-properties fo:color="#bf0041" loext:opacity="100%" officeooo:rsid="00415ad0"/>
    </style:style>
    <style:style style:name="T290" style:family="text">
      <style:text-properties fo:color="#bf0041" loext:opacity="100%" officeooo:rsid="00521c75"/>
    </style:style>
    <style:style style:name="T291" style:family="text">
      <style:text-properties fo:color="#bf0041" loext:opacity="100%" style:text-outline="false" style:text-line-through-style="none" style:text-line-through-type="none" style:font-name="Segoe UI" fo:font-size="14pt" fo:font-style="normal" fo:text-shadow="none" style:text-underline-style="none" fo:font-weight="normal" officeooo:rsid="00415ad0" style:font-size-asian="14pt" style:font-style-asian="normal" style:font-weight-asian="normal" style:font-size-complex="14pt" style:font-style-complex="normal" style:font-weight-complex="normal" style:text-emphasize="none"/>
    </style:style>
    <style:style style:name="T292" style:family="text">
      <style:text-properties fo:color="#bf0041" loext:opacity="100%" style:text-outline="false" style:text-line-through-style="none" style:text-line-through-type="none" style:font-name="Segoe UI" fo:font-size="14pt" fo:font-style="normal" fo:text-shadow="none" style:text-underline-style="none" fo:font-weight="normal" officeooo:rsid="00541958" style:font-size-asian="14pt" style:font-style-asian="normal" style:font-weight-asian="normal" style:font-size-complex="14pt" style:font-style-complex="normal" style:font-weight-complex="normal" style:text-emphasize="none"/>
    </style:style>
    <style:style style:name="T293" style:family="text">
      <style:text-properties fo:color="#bf0041" loext:opacity="100%" officeooo:rsid="00574109"/>
    </style:style>
    <style:style style:name="T294" style:family="text">
      <style:text-properties officeooo:rsid="00415ad0"/>
    </style:style>
    <style:style style:name="T295" style:family="text">
      <style:text-properties fo:color="#ff4000" loext:opacity="100%" style:font-name="Segoe UI" fo:font-weight="bold" officeooo:rsid="002d802e" style:font-weight-asian="bold" style:font-weight-complex="bold"/>
    </style:style>
    <style:style style:name="T296" style:family="text">
      <style:text-properties fo:color="#ff4000" loext:opacity="100%" style:font-name="Segoe UI" fo:font-weight="bold" officeooo:rsid="002e2859" style:font-weight-asian="bold" style:font-weight-complex="bold"/>
    </style:style>
    <style:style style:name="T297" style:family="text">
      <style:text-properties fo:color="#ff4000" loext:opacity="100%" style:font-name="Segoe UI" fo:font-weight="bold" officeooo:rsid="003561ac" style:font-weight-asian="bold" style:font-weight-complex="bold"/>
    </style:style>
    <style:style style:name="T298" style:family="text">
      <style:text-properties fo:color="#ff4000" loext:opacity="100%" style:font-name="Segoe UI" fo:font-weight="bold" officeooo:rsid="0043931e" style:font-weight-asian="bold" style:font-weight-complex="bold"/>
    </style:style>
    <style:style style:name="T299" style:family="text">
      <style:text-properties fo:color="#ff4000" loext:opacity="100%" style:font-name="Segoe UI" fo:font-weight="bold" officeooo:rsid="0043f6ab" style:font-weight-asian="bold" style:font-weight-complex="bold"/>
    </style:style>
    <style:style style:name="T300" style:family="text">
      <style:text-properties fo:color="#ff4000" loext:opacity="100%" style:font-name="Segoe UI" fo:font-weight="bold" officeooo:rsid="00470b80" style:font-weight-asian="bold" style:font-weight-complex="bold"/>
    </style:style>
    <style:style style:name="T301" style:family="text">
      <style:text-properties fo:color="#ff4000" loext:opacity="100%" style:font-name="Segoe UI" fo:font-weight="bold" officeooo:rsid="0058194b" style:font-weight-asian="bold" style:font-weight-complex="bold"/>
    </style:style>
    <style:style style:name="T302" style:family="text">
      <style:text-properties fo:color="#ff4000" loext:opacity="100%" fo:font-weight="bold" officeooo:rsid="002d802e" style:font-weight-asian="bold" style:font-weight-complex="bold"/>
    </style:style>
    <style:style style:name="T303" style:family="text">
      <style:text-properties fo:color="#ff4000" loext:opacity="100%" fo:font-weight="bold" officeooo:rsid="002e2859" style:font-weight-asian="bold" style:font-weight-complex="bold"/>
    </style:style>
    <style:style style:name="T304" style:family="text">
      <style:text-properties fo:color="#ff4000" loext:opacity="100%" fo:font-weight="bold" officeooo:rsid="00345424" style:font-weight-asian="bold" style:font-weight-complex="bold"/>
    </style:style>
    <style:style style:name="T305" style:family="text">
      <style:text-properties fo:color="#a7074b" loext:opacity="100%" officeooo:rsid="002738e8"/>
    </style:style>
    <style:style style:name="T306" style:family="text">
      <style:text-properties fo:color="#a7074b" loext:opacity="100%" officeooo:rsid="003561ac"/>
    </style:style>
    <style:style style:name="T307" style:family="text">
      <style:text-properties fo:color="#e8a202" loext:opacity="100%" officeooo:rsid="002738e8"/>
    </style:style>
    <style:style style:name="T308" style:family="text">
      <style:text-properties fo:color="#e8a202" loext:opacity="100%" officeooo:rsid="003561ac"/>
    </style:style>
    <style:style style:name="T309" style:family="text">
      <style:text-properties officeooo:rsid="004321bb"/>
    </style:style>
    <style:style style:name="T310" style:family="text">
      <style:text-properties officeooo:rsid="0043931e"/>
    </style:style>
    <style:style style:name="T311" style:family="text">
      <style:text-properties officeooo:rsid="0043f6ab"/>
    </style:style>
    <style:style style:name="T312" style:family="text">
      <style:text-properties officeooo:rsid="0043fc6c"/>
    </style:style>
    <style:style style:name="T313" style:family="text">
      <style:text-properties officeooo:rsid="0044c2d4"/>
    </style:style>
    <style:style style:name="T314" style:family="text">
      <style:text-properties officeooo:rsid="00452f7b"/>
    </style:style>
    <style:style style:name="T315" style:family="text">
      <style:text-properties officeooo:rsid="00486160"/>
    </style:style>
    <style:style style:name="T316" style:family="text">
      <style:text-properties fo:color="#ff0000" loext:opacity="100%" officeooo:rsid="00486160"/>
    </style:style>
    <style:style style:name="T317" style:family="text">
      <style:text-properties officeooo:rsid="004a28ad"/>
    </style:style>
    <style:style style:name="T318" style:family="text">
      <style:text-properties officeooo:rsid="004cc249"/>
    </style:style>
    <style:style style:name="T319" style:family="text">
      <style:text-properties officeooo:rsid="00189f94"/>
    </style:style>
    <style:style style:name="T320" style:family="text">
      <style:text-properties officeooo:rsid="00541958"/>
    </style:style>
    <style:style style:name="T321" style:family="text">
      <style:text-properties officeooo:rsid="0048982e"/>
    </style:style>
    <style:style style:name="T322" style:family="text">
      <style:text-properties fo:color="#3faf46" loext:opacity="100%"/>
    </style:style>
    <style:style style:name="T323" style:family="text">
      <style:text-properties fo:color="#3faf46" loext:opacity="100%" officeooo:rsid="0048982e"/>
    </style:style>
    <style:style style:name="T324" style:family="text">
      <style:text-properties fo:color="#3faf46" loext:opacity="100%" style:text-outline="false" style:text-line-through-style="none" style:text-line-through-type="none" style:font-name="Segoe UI" fo:font-size="14pt" fo:font-style="italic" fo:text-shadow="none" style:text-underline-style="none" fo:font-weight="normal" officeooo:rsid="005e9fb7" style:font-size-asian="14pt" style:font-style-asian="italic" style:font-weight-asian="normal" style:font-size-complex="14pt" style:font-style-complex="italic" style:font-weight-complex="normal" style:text-emphasize="none"/>
    </style:style>
    <style:style style:name="T325" style:family="text">
      <style:text-properties fo:color="#3faf46" loext:opacity="100%" style:text-outline="false" style:text-line-through-style="none" style:text-line-through-type="none" style:font-name="Segoe UI" fo:font-size="14pt" fo:font-style="italic" fo:text-shadow="none" style:text-underline-style="none" fo:font-weight="normal" officeooo:rsid="0017f407" style:font-size-asian="14pt" style:font-style-asian="italic" style:font-weight-asian="normal" style:font-size-complex="14pt" style:font-style-complex="italic" style:font-weight-complex="normal" style:text-emphasize="none"/>
    </style:style>
    <style:style style:name="T326" style:family="text">
      <style:text-properties fo:color="#3faf46" loext:opacity="100%" style:text-outline="false" style:text-line-through-style="none" style:text-line-through-type="none" style:font-name="Segoe UI" fo:font-size="14pt" fo:font-style="italic" fo:text-shadow="none" style:text-underline-style="none" fo:font-weight="bold" officeooo:rsid="0017f407" style:font-size-asian="14pt" style:font-style-asian="italic" style:font-weight-asian="bold" style:font-size-complex="14pt" style:font-style-complex="italic" style:font-weight-complex="bold" style:text-emphasize="none"/>
    </style:style>
    <style:style style:name="T327" style:family="text">
      <style:text-properties fo:color="#3faf46" loext:opacity="100%" style:text-outline="false" style:text-line-through-style="none" style:text-line-through-type="none" style:font-name="Segoe UI" fo:font-size="14pt" fo:font-style="normal" fo:text-shadow="none" style:text-underline-style="none" fo:font-weight="normal" officeooo:rsid="005e9fb7" style:font-size-asian="14pt" style:font-style-asian="normal" style:font-weight-asian="normal" style:font-size-complex="14pt" style:font-style-complex="normal" style:font-weight-complex="normal" style:text-emphasize="none"/>
    </style:style>
    <style:style style:name="T328" style:family="text">
      <style:text-properties fo:color="#3faf46" loext:opacity="100%" fo:font-style="italic" officeooo:rsid="0017f407" style:font-style-asian="italic" style:font-style-complex="italic"/>
    </style:style>
    <style:style style:name="T329" style:family="text">
      <style:text-properties officeooo:rsid="0057dec4"/>
    </style:style>
    <style:style style:name="T330" style:family="text">
      <style:text-properties officeooo:rsid="0058194b"/>
    </style:style>
    <style:style style:name="T331" style:family="text">
      <style:text-properties officeooo:rsid="005a9842"/>
    </style:style>
    <style:style style:name="T332" style:family="text">
      <style:text-properties officeooo:rsid="005c9cf1"/>
    </style:style>
    <style:style style:name="T333" style:family="text">
      <style:text-properties officeooo:rsid="005e83c1"/>
    </style:style>
    <style:style style:name="T334" style:family="text">
      <style:text-properties officeooo:rsid="005e9fb7"/>
    </style:style>
    <style:style style:name="T335" style:family="text">
      <style:text-properties officeooo:rsid="005fe690"/>
    </style:style>
    <style:style style:name="T336" style:family="text">
      <style:text-properties officeooo:rsid="0060b38a"/>
    </style:style>
    <style:style style:name="T337" style:family="text">
      <style:text-properties fo:color="#c9211e" loext:opacity="100%" style:text-outline="false" style:text-line-through-style="none" style:text-line-through-type="none" style:font-name="Segoe UI1" fo:font-size="14pt" fo:font-style="normal" fo:text-shadow="none" style:text-underline-style="none" fo:font-weight="bold" officeooo:rsid="00611ae1" style:font-size-asian="14pt" style:font-style-asian="normal" style:font-weight-asian="bold" style:font-size-complex="14pt" style:font-style-complex="normal" style:font-weight-complex="bold" style:text-emphasize="none"/>
    </style:style>
    <style:style style:name="T338" style:family="text">
      <style:text-properties officeooo:rsid="00611a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1">Tytuł:</text:span> <text:span text:style-name="T73">Zbiór przypadków testowych </text:span><text:span text:style-name="T336">dla</text:span><text:span text:style-name="T73"> aplikacji</text:span></text:p>
      <text:p text:style-name="P1">Autor:<text:span text:style-name="T63"> Andrzej Wachnicki</text:span></text:p>
      <text:p text:style-name="P2">Wersja dokumentu:<text:span text:style-name="T63"> 1</text:span></text:p>
      <text:p text:style-name="P2">Data:<text:span text:style-name="T63"> 2</text:span><text:span text:style-name="T64">2</text:span><text:span text:style-name="T63">.03.2022r.</text:span></text:p>
      <text:p text:style-name="P4">Nazwa aplikacji:<text:span text:style-name="T63"> JaNieTakiOrk Generator RPG</text:span></text:p>
      <text:p text:style-name="P1"><text:span text:style-name="T2">Link do aplikacji:</text:span><text:span text:style-name="T12"> </text:span><text:a xlink:type="simple" xlink:href="https://github.com/MaciejGrochowski/PRI" text:style-name="Internet_20_link" text:visited-style-name="Visited_20_Internet_20_Link"><text:span text:style-name="T20">https://github.com/MaciejGrochowski/PRI</text:span></text:a></text:p>
      <text:p text:style-name="P183"/>
      <text:p text:style-name="P183"/>
      <text:p text:style-name="P9"><text:span text:style-name="T22">Testowana funkcjonalność:</text:span><text:span text:style-name="T20"> </text:span><text:span text:style-name="T21">Założenie nowego konta użytkownika</text:span></text:p>
      <text:p text:style-name="P184"/>
      <text:p text:style-name="P9"><text:span text:style-name="T23">W</text:span><text:span text:style-name="T22">ybrane testy wraz z danymi testowymi:</text:span></text:p>
      <text:p text:style-name="P185"/>
      <text:p text:style-name="P260"><text:span text:style-name="T43">1. </text:span><text:span text:style-name="T103">Pole </text:span><text:span text:style-name="T104">Nazwa użytkownika</text:span><text:span text:style-name="T44">:</text:span></text:p>
      <text:p text:style-name="P231"><text:span text:style-name="T85">Poprawne klasy r</text:span><text:span text:style-name="T110">ównoważności:</text:span><text:span text:style-name="T106"> </text:span></text:p>
      <text:p text:style-name="P261"><text:span text:style-name="T106">(</text:span><text:span text:style-name="T107">3</text:span><text:span text:style-name="T106">&lt;</text:span><text:span text:style-name="T107">=Liczba znaków&lt;=20</text:span><text:span text:style-name="T106">)</text:span><text:span text:style-name="T108">=&gt;(3, 4, 8, 10, 14, 17, 19, 20)</text:span><text:span text:style-name="T106">: </text:span><text:span text:style-name="T109">Brak komunikatu o błędzie</text:span></text:p>
      <text:p text:style-name="P171"><text:span text:style-name="T51">Niepoprawne klasy równoważności:</text:span> </text:p>
      <text:p text:style-name="P172">(<text:span text:style-name="T286">Liczba znaków==0</text:span>)<text:span text:style-name="T286">=&gt;(0)</text:span>: Brak komunikatu o błędzie, <text:span text:style-name="T123">nieaktywny przycisk "Zarejestruj"</text:span></text:p>
      <text:p text:style-name="P176">(<text:span text:style-name="T286">1</text:span>&lt;<text:span text:style-name="T286">=Liczba znaków&lt;=2</text:span>)<text:span text:style-name="T286">=&gt;(1, </text:span><text:span text:style-name="T165">2</text:span><text:span text:style-name="T286">)</text:span>: <text:span text:style-name="T125">Komunikat o błędzie (nazwa użytkownika jest zbyt krótka)</text:span>, <text:span text:style-name="T126">nieaktywny przycisk "Zarejestruj"</text:span></text:p>
      <text:p text:style-name="P176">(<text:span text:style-name="T286">Liczba znaków&gt;20</text:span>)<text:span text:style-name="T286">=&gt;(21, </text:span><text:span text:style-name="T160">26</text:span><text:span text:style-name="T159">, </text:span><text:span text:style-name="T286">28, 35, 42)</text:span>: <text:span text:style-name="T125">Komunikat o błędzie (nazwa użytkownika jest zbyt długa), </text:span><text:span text:style-name="T126">nieaktywny przycisk "Zarejestruj"</text:span></text:p>
      <text:p text:style-name="P179"><text:span text:style-name="T30">A</text:span><text:span text:style-name="T29">naliz</text:span><text:span text:style-name="T30">a</text:span><text:span text:style-name="T29"> wartości brzegowych:</text:span><text:span text:style-name="T26"> </text:span></text:p>
      <text:p text:style-name="P13">(<text:span text:style-name="T286">2</text:span>&lt;<text:span text:style-name="T286">=Liczba znaków&lt;=3</text:span>)<text:span text:style-name="T286">=&gt;(</text:span>2, 3<text:span text:style-name="T286">)</text:span>, </text:p>
      <text:p text:style-name="P13">(<text:span text:style-name="T286">20</text:span>&lt;<text:span text:style-name="T286">=Liczba znaków&lt;=21 </text:span>)<text:span text:style-name="T286">=&gt;(</text:span>20, 21<text:span text:style-name="T286">)</text:span></text:p>
      <text:p text:style-name="P262"><text:span text:style-name="T54">Dane testowe </text:span><text:span text:style-name="T53">do testu #TC</text:span><text:span text:style-name="T55">1</text:span><text:span text:style-name="T54">:</text:span></text:p>
      <text:p text:style-name="P126"><text:span text:style-name="T286">(21, </text:span><text:span text:style-name="T160">26</text:span><text:span text:style-name="T159">, </text:span><text:span text:style-name="T286">28, 35, 42)</text:span><text:span text:style-name="T287">=&gt;(</text:span><text:span text:style-name="T162">SlavicUbermenschRPGfan17@</text:span><text:span text:style-name="T287">)</text:span></text:p>
      <text:p text:style-name="P126"><text:span text:style-name="T286">(1, </text:span><text:span text:style-name="T165">2</text:span><text:span text:style-name="T286">)</text:span><text:span text:style-name="T287">=&gt;(</text:span><text:span text:style-name="T163">Ad</text:span><text:span text:style-name="T287">)</text:span></text:p>
      <text:p text:style-name="P262"><text:span text:style-name="T54">Dane testowe </text:span><text:span text:style-name="T53">do testu #TC</text:span><text:span text:style-name="T55">8, </text:span><text:span text:style-name="T56">#TC2, #TC3, </text:span><text:span text:style-name="T57">#TC4, </text:span><text:span text:style-name="T58">#TC5, </text:span><text:span text:style-name="T59">#TC6, </text:span><text:span text:style-name="T60">#TC7, </text:span><text:span text:style-name="T61">#TC10, </text:span><text:span text:style-name="T62">#TC12</text:span><text:span text:style-name="T54">:</text:span></text:p>
      <text:p text:style-name="P263"><text:span text:style-name="T119">(</text:span><text:span text:style-name="T288">3</text:span><text:span text:style-name="T119">, 4, </text:span><text:span text:style-name="T288">8</text:span><text:span text:style-name="T119">, </text:span><text:span text:style-name="T288">10</text:span><text:span text:style-name="T119">, 14, 17, 19, 20)</text:span><text:span text:style-name="T120">=&gt;(</text:span><text:span text:style-name="T288">8</text:span><text:span text:style-name="T120">)=&gt;(</text:span><text:span text:style-name="T289">RPGFan17, </text:span><text:span text:style-name="T290">RPGFan1766, Ryu</text:span><text:span text:style-name="T120">)</text:span></text:p>
      <text:p text:style-name="P19">2. <text:span text:style-name="T214">Pole </text:span><text:span text:style-name="T215">Hasło</text:span><text:span text:style-name="T214">:</text:span></text:p>
      <text:p text:style-name="P5"><text:span text:style-name="T100">Poprawne klasy r</text:span><text:span text:style-name="T113">ównoważności:</text:span><text:span text:style-name="T105"> </text:span></text:p>
      <text:p text:style-name="P6"><text:span text:style-name="T114">(</text:span><text:span text:style-name="T105"> </text:span><text:span text:style-name="T114">3</text:span><text:span text:style-name="T105">&lt;</text:span><text:span text:style-name="T114">=Liczba znaków&lt;=64</text:span><text:span text:style-name="T105">)</text:span><text:span text:style-name="T115">=&gt;</text:span><text:span text:style-name="T101">(3, 7, </text:span><text:span text:style-name="T102">10, </text:span><text:span text:style-name="T101">16, 24, 38, 45, 52, 64)</text:span><text:span text:style-name="T105">: </text:span><text:span text:style-name="T111">Długość hasła jest prawidłowa, brak komunikatu o błędzie</text:span></text:p>
      <text:p text:style-name="P170"><text:span text:style-name="T51">Niepoprawne klasy równoważności:</text:span> </text:p>
      <text:p text:style-name="P173">(<text:span text:style-name="T284">Liczba znaków == 0</text:span>)<text:span text:style-name="T284">=&gt;(0)</text:span>: Pole pozostaje puste, nie pojawia się żaden komunikat</text:p>
      <text:p text:style-name="P170">(1<text:span text:style-name="T259">&lt;</text:span><text:span text:style-name="T284">=Liczba znaków&lt;=2</text:span>)<text:span text:style-name="T284">=&gt;(1, 2)</text:span>: <text:span text:style-name="T207">Komunikat "Hasło jest zbyt krótkie"</text:span>, </text:p>
      <text:p text:style-name="P175"><text:soft-page-break/>(<text:span text:style-name="T285">Liczba znaków&gt;64</text:span>)<text:span text:style-name="T285">=&gt;(</text:span><text:span text:style-name="T259">65, </text:span><text:span text:style-name="T285">68, 73, 85)</text:span>: <text:span text:style-name="T207">Komunikat "Hasło jest zbyt długie"</text:span></text:p>
      <text:p text:style-name="P178"><text:span text:style-name="T218">A</text:span>naliz<text:span text:style-name="T218">a</text:span> wartości brzegowych: </text:p>
      <text:p text:style-name="P175"><text:span text:style-name="T259">(</text:span><text:span text:style-name="T285">2</text:span><text:span text:style-name="T259">&lt;</text:span><text:span text:style-name="T285">=Liczba znaków&lt;=3</text:span><text:span text:style-name="T259">)</text:span><text:span text:style-name="T285">=&gt;(</text:span><text:span text:style-name="T220">2</text:span><text:span text:style-name="T285">, 3)</text:span></text:p>
      <text:p text:style-name="P175">(<text:span text:style-name="T220">64</text:span><text:span text:style-name="T259">&lt;</text:span><text:span text:style-name="T285">=Liczba znaków&lt;=65 </text:span>)<text:span text:style-name="T285">=&gt;(64, </text:span><text:span text:style-name="T220">65</text:span><text:span text:style-name="T285">)</text:span></text:p>
      <text:p text:style-name="P271"><text:span text:style-name="T54">Dane testowe </text:span><text:span text:style-name="T53">do testu #TC2*</text:span><text:span text:style-name="T54">:</text:span><text:span text:style-name="T259"> </text:span></text:p>
      <text:p text:style-name="P175"><text:s/><text:span text:style-name="T285">(</text:span><text:span text:style-name="T220">2</text:span><text:span text:style-name="T285">, 3), </text:span>(64, <text:span text:style-name="T219">65</text:span>)<text:span text:style-name="T259">=&gt;</text:span><text:span text:style-name="T285">(</text:span><text:span text:style-name="T220">2</text:span><text:span text:style-name="T285">, </text:span><text:span text:style-name="T220">65</text:span><text:span text:style-name="T285">)</text:span><text:span text:style-name="T287">=&gt;</text:span></text:p>
      <text:p text:style-name="P177"><text:span text:style-name="T259">( </text:span><text:span text:style-name="T229">Ag, </text:span><text:span text:style-name="T230">SlavicUbermenschRPGfan17@SlavicUbermenschRPGfan17@SlavicUberm</text:span><text:span text:style-name="T231">17@S</text:span><text:span text:style-name="T32">)</text:span><text:span text:style-name="T229"> </text:span></text:p>
      <text:p text:style-name="P273"><text:span text:style-name="T45">Dane testowe </text:span><text:span text:style-name="T46">do testu #TC</text:span><text:span text:style-name="T47">10</text:span><text:span text:style-name="T46">*</text:span><text:span text:style-name="T45">:</text:span></text:p>
      <text:p text:style-name="P180"><text:span text:style-name="T45"><text:s/></text:span><text:span text:style-name="T48">(2, </text:span><text:span text:style-name="T221">3</text:span><text:span text:style-name="T48">), </text:span><text:span text:style-name="T49">(</text:span><text:span text:style-name="T222">64</text:span><text:span text:style-name="T49">, 65)=&gt;</text:span><text:span text:style-name="T48">(</text:span><text:span text:style-name="T221">2</text:span><text:span text:style-name="T48">, </text:span><text:span text:style-name="T221">65</text:span><text:span text:style-name="T48">)</text:span><text:span text:style-name="T50">=&gt;</text:span></text:p>
      <text:p text:style-name="P180"><text:span text:style-name="T49">( </text:span><text:span text:style-name="T229">A</text:span><text:span text:style-name="T232">1@</text:span><text:span text:style-name="T229">, </text:span><text:span text:style-name="T230">SlavicUbermenschRPGfan17@SlavicUbermenschRPGfan17@SlavicUberm</text:span><text:span text:style-name="T231">17@</text:span><text:span text:style-name="T32">)</text:span><text:span text:style-name="T229"> </text:span></text:p>
      <text:p text:style-name="P272"><text:span text:style-name="T37">D</text:span><text:span text:style-name="T36">ane testowe do testu #</text:span><text:span text:style-name="T38">TC</text:span><text:span text:style-name="T39">8, </text:span><text:span text:style-name="T40">TC1, #TC3, </text:span><text:span text:style-name="T41">#TC4, </text:span><text:span text:style-name="T42">#TC12</text:span><text:span text:style-name="T38">*:</text:span></text:p>
      <text:p text:style-name="P174"><text:span text:style-name="T33">(3, 7, </text:span><text:span text:style-name="T34">10, </text:span><text:span text:style-name="T33">16, 24, 38, 45, 52, 64)</text:span><text:span text:style-name="T34">+spełnione warunki z kolumny 1 w tablicy decyzyjnej</text:span><text:span text:style-name="T33">:</text:span><text:span text:style-name="T31">=&gt;</text:span><text:span text:style-name="T35">(10)=&gt;</text:span></text:p>
      <text:p text:style-name="P259"><text:span text:style-name="T89">(</text:span><text:span text:style-name="T260">Arkana56$</text:span><text:span text:style-name="T90">)</text:span></text:p>
      <text:p text:style-name="P258"><text:span text:style-name="T98">* </text:span><text:span text:style-name="T99">Zostały spełnione dodatkowo warunki z tablicy decyzyjnej (tablica dostępna w innym pliku)</text:span></text:p>
      <text:p text:style-name="P10"/>
      <text:p text:style-name="P18"><text:span text:style-name="T245">3</text:span><text:span text:style-name="T121">. </text:span><text:span text:style-name="T262">P</text:span><text:span text:style-name="T122">ol</text:span><text:span text:style-name="T262">e</text:span><text:span text:style-name="T122"> Opis profilu:</text:span></text:p>
      <text:p text:style-name="P7"><text:span text:style-name="T100">Poprawne klasy r</text:span><text:span text:style-name="T113">ównoważności:</text:span><text:span text:style-name="T105"> </text:span></text:p>
      <text:p text:style-name="P8"><text:span text:style-name="T105">(</text:span><text:span text:style-name="T116">0</text:span><text:span text:style-name="T105">&lt;</text:span><text:span text:style-name="T116">=Liczba znaków&lt;=1000</text:span><text:span text:style-name="T105">)</text:span><text:span text:style-name="T116">=&gt;(</text:span><text:span text:style-name="T105">0, 6, 15, 35, 42, 1000</text:span><text:span text:style-name="T116">)</text:span><text:span text:style-name="T105">: </text:span><text:span text:style-name="T112">Brak komunikatu o błędzie</text:span></text:p>
      <text:p text:style-name="P171"><text:span text:style-name="T51">Niepoprawne klasy równoważności:</text:span> </text:p>
      <text:p text:style-name="P176">(<text:span text:style-name="T286">Liczba znaków &gt; 1000</text:span>)<text:span text:style-name="T286">=&gt;(1001, 1050, 1200)</text:span>: <text:span text:style-name="T125">Komunikat o błędzie (opis profilu jest zbyt długi)</text:span></text:p>
      <text:p text:style-name="P67"><text:span text:style-name="T52">A</text:span><text:span text:style-name="T51">naliz</text:span><text:span text:style-name="T52">a</text:span><text:span text:style-name="T51"> wartości brzegowych:</text:span> </text:p>
      <text:p text:style-name="P69">(<text:span text:style-name="T286">1000</text:span>&lt;<text:span text:style-name="T286">=Liczba znaków&lt;=1001</text:span>)<text:span text:style-name="T262">=&gt;</text:span><text:span text:style-name="T286">(</text:span>1000, <text:span text:style-name="T243">1001</text:span><text:span text:style-name="T286">)</text:span></text:p>
      <text:p text:style-name="P33"/>
      <text:p text:style-name="P268">Dane testowe do testu <text:span text:style-name="T281">TC#</text:span><text:span text:style-name="T311">4</text:span>:</text:p>
      <text:p text:style-name="P71"><text:span text:style-name="T286">(</text:span>1000, <text:span text:style-name="T243">1001</text:span><text:span text:style-name="T286">)</text:span><text:span text:style-name="T309">=&gt;(</text:span><text:span text:style-name="T243">1001</text:span><text:span text:style-name="T309">)=&gt;</text:span></text:p>
      <text:p text:style-name="P229">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text:soft-page-break/>rhoncus velit feugiat id. Aenean at quam blandit, scelerisque nunc sed, maximus lectus.</text:p>
      <text:p text:style-name="P229">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p>
      <text:p text:style-name="P267">Dane testowe do testu <text:span text:style-name="T281">TC#</text:span><text:span text:style-name="T309">8</text:span>:</text:p>
      <text:p text:style-name="P72"><text:span text:style-name="T286">(</text:span><text:span text:style-name="T243">1000</text:span>, 1001<text:span text:style-name="T286">)</text:span><text:span text:style-name="T309">=&gt;(</text:span><text:span text:style-name="T243">100</text:span><text:span text:style-name="T244">0</text:span><text:span text:style-name="T309">)=&gt;</text:span></text:p>
      <text:p text:style-name="P229">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229">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text:span text:style-name="T311">t</text:span></text:p>
      <text:p text:style-name="P229"/>
      <text:p text:style-name="P181"><text:span text:style-name="T28">5</text:span><text:span text:style-name="T26">. </text:span><text:span text:style-name="T24">P</text:span><text:span text:style-name="T25">ol</text:span><text:span text:style-name="T24">e</text:span><text:span text:style-name="T26"> </text:span><text:span text:style-name="T27">Discord:</text:span></text:p>
      <text:p text:style-name="P188">Poprawne klasy równoważności:</text:p>
      <text:p text:style-name="P187"><text:span text:style-name="T315">(Liczba znaków == 0): Brak komunikatu o błędzie, aktywny przycisk </text:span><text:span text:style-name="T140">Zarejestruj</text:span></text:p>
      <text:p text:style-name="P186">(<text:span text:style-name="T264">Liczba cyfr po znaku # == 4</text:span>): <text:span text:style-name="T125">Brak komunikatu o błędzie</text:span></text:p>
      <text:p text:style-name="P11"><text:span text:style-name="T51">Niepoprawne klasy równoważności:</text:span> </text:p>
      <text:p text:style-name="P11">(<text:span text:style-name="T240">Liczba cyfr po znaku # &lt; 4 || Liczba cyfr po znaku # &gt; 4</text:span>): <text:span text:style-name="T210">Komunikat o błędzie (niepoprawna wartość)</text:span></text:p>
      <text:p text:style-name="P11"/>
      <text:p text:style-name="P266">Dane testowe do testu <text:span text:style-name="T329">#</text:span><text:span text:style-name="T281">TC3</text:span>:</text:p>
      <text:p text:style-name="P12">(<text:span text:style-name="T240">Liczba cyfr po znaku # &lt; 4 || Liczba cyfr po znaku # &gt; 4</text:span>)<text:span text:style-name="T280">=&gt;</text:span></text:p>
      <text:p text:style-name="P17"><text:span text:style-name="T241">(</text:span><text:span text:style-name="T239">Ork#12345</text:span>, <text:span text:style-name="T240">Ork</text:span><text:span text:style-name="T239">#475</text:span><text:span text:style-name="T241">)</text:span></text:p>
      <text:p text:style-name="P275"/>
      <text:p text:style-name="P269">Dane testowe do testu <text:span text:style-name="T329">#</text:span>TC8:</text:p>
      <text:p text:style-name="P16"><text:span text:style-name="T263">(</text:span><text:span text:style-name="T264">Liczba cyfr po znaku # == 4</text:span><text:span text:style-name="T263">)</text:span><text:span text:style-name="T264">=&gt; </text:span><text:span text:style-name="T266">(</text:span><text:span text:style-name="T265">Ork#1234</text:span><text:span text:style-name="T266">)</text:span></text:p>
      <text:p text:style-name="P34"/>
      <text:p text:style-name="P20"><text:soft-page-break/><text:span text:style-name="T211">6</text:span><text:span text:style-name="T210">. </text:span><text:span text:style-name="T216">Pole </text:span><text:span text:style-name="T212">Powtórz hasło</text:span><text:span text:style-name="T209">:</text:span></text:p>
      <text:p text:style-name="P160">Niepoprawne klasy równoważności:</text:p>
      <text:p text:style-name="P128">(Liczba znaków == 0): Nieaktywny przycisk <text:span text:style-name="T123">Zarejestruj</text:span></text:p>
      <text:p text:style-name="P14"><text:span text:style-name="T208">(</text:span><text:span text:style-name="T217">Pole </text:span><text:span text:style-name="T252">Hasło != Pole Powórz hasło</text:span><text:span text:style-name="T208">): </text:span><text:span text:style-name="T209">Komunikat o niepasujących do siebie wartościach w polach Hasło i Powtórz hasło</text:span></text:p>
      <text:p text:style-name="P165">Poprawne klasy równoważności:</text:p>
      <text:p text:style-name="P15"><text:span text:style-name="T208">(</text:span><text:span text:style-name="T217">Pole </text:span><text:span text:style-name="T252">Hasło == Pole Powórz hasło</text:span><text:span text:style-name="T208">): </text:span><text:span text:style-name="T213">Identyczne hasła, brak komunikatu o błędzie</text:span></text:p>
      <text:p text:style-name="P70"><text:span text:style-name="T302">Dane testowe </text:span><text:span text:style-name="T303">do testu #TC</text:span><text:span text:style-name="T304">6</text:span><text:span text:style-name="T302">:</text:span><text:span text:style-name="T259"> </text:span></text:p>
      <text:p text:style-name="P70"><text:span text:style-name="T245">(</text:span><text:span text:style-name="T274">Pole Hasło != Pole Powórz hasło</text:span><text:span text:style-name="T245">)</text:span><text:span text:style-name="T274">=&gt;</text:span><text:span text:style-name="T245">(</text:span><text:span text:style-name="T305">Arkana</text:span><text:span text:style-name="T306">56$</text:span><text:span text:style-name="T245">, </text:span><text:span text:style-name="T305">Arkana</text:span><text:span text:style-name="T306">565$</text:span><text:span text:style-name="T245">)</text:span></text:p>
      <text:p text:style-name="P15"><text:span text:style-name="T295">Dane testowe </text:span><text:span text:style-name="T296">do testu #TC</text:span><text:span text:style-name="T297">8, </text:span><text:span text:style-name="T298">#TC1, #TC3, </text:span><text:span text:style-name="T299">#TC4, </text:span><text:span text:style-name="T300">#TC7, </text:span><text:span text:style-name="T301">#TC12</text:span><text:span text:style-name="T295">:</text:span></text:p>
      <text:p text:style-name="P70"><text:span text:style-name="T245">(</text:span><text:span text:style-name="T274">Pole Hasło == Pole Powórz hasło</text:span><text:span text:style-name="T245">)</text:span><text:span text:style-name="T274">=&gt;</text:span><text:span text:style-name="T245">(</text:span><text:span text:style-name="T307">Arkana</text:span><text:span text:style-name="T308">56$</text:span><text:span text:style-name="T245">, </text:span><text:span text:style-name="T307">Arkana</text:span><text:span text:style-name="T308">56$</text:span><text:span text:style-name="T245">)</text:span></text:p>
      <text:p text:style-name="P68"/>
      <text:p text:style-name="P168"><text:span text:style-name="T258">7</text:span>. <text:span text:style-name="T282">Pole</text:span> <text:span text:style-name="T330">Adres </text:span><text:span text:style-name="T282">E</text:span>-mail:</text:p>
      <text:p text:style-name="P161">Niepoprawne klasy równoważności:</text:p>
      <text:p text:style-name="P123">(E-mail nie zawiera <text:span text:style-name="T283">znaku </text:span>"@" || <text:span text:style-name="T282">Znak "@" znajduje się w niewłaściwym miejscu podanego adresu e-mail || Po symbolu "@" nie występują żadne inne znaki || Ilość znaków po symbolu "." &lt; </text:span><text:span text:style-name="T283">2</text:span><text:span text:style-name="T282">): </text:span><text:span text:style-name="T315">Wyświetlany jest komunikat </text:span><text:span text:style-name="T316">Podaj poprawny adres e-mail</text:span><text:span text:style-name="T315"> poniżej pola </text:span><text:span text:style-name="T140">Adres e-mail</text:span></text:p>
      <text:p text:style-name="P128"><text:span text:style-name="T315">(</text:span>Liczba znaków == 0): Nieaktywny przycisk <text:span text:style-name="T123">Zarejestruj</text:span></text:p>
      <text:p text:style-name="P162"><text:span text:style-name="T283">P</text:span>oprawne klasy równoważności:</text:p>
      <text:p text:style-name="P125">(E-mail zawiera <text:span text:style-name="T283">znak </text:span>"@" || <text:span text:style-name="T282">Znak "@" znajduje się w właściwym miejscu podanego adresu e-mail || Po symbolu "@" występują inne znaki || Ilość znaków po symbolu "." &gt;</text:span><text:span text:style-name="T283">=</text:span><text:span text:style-name="T282"> </text:span><text:span text:style-name="T283">2</text:span><text:span text:style-name="T282">)</text:span></text:p>
      <text:p text:style-name="P125"/>
      <text:p text:style-name="P265">Dane testowe do testu #TC7:</text:p>
      <text:p text:style-name="P124"><text:span text:style-name="T63">(E-mail nie zawiera </text:span><text:span text:style-name="T283">znaku </text:span><text:span text:style-name="T63">"@" || </text:span><text:span text:style-name="T282">Znak "@" znajduje się w niewłaściwym miejscu podanego adresu e-mail || Po symbolu "@" nie występują żadne inne znaki || Ilość znaków po symbolu "." &lt; 3)=&gt;</text:span></text:p>
      <text:p text:style-name="P163">(<text:span text:style-name="T253">testowygmail.com</text:span>, <text:span text:style-name="T253">@testowygmail.com</text:span>, <text:span text:style-name="T253">testowy@.com</text:span>, <text:a xlink:type="simple" xlink:href="mailto:testowy@gmail" text:style-name="Internet_20_link" text:visited-style-name="Visited_20_Internet_20_Link"><text:span text:style-name="T253">testowy@gmail</text:span></text:a>, <text:a xlink:type="simple" xlink:href="mailto:testowy@gmail.c" text:style-name="Internet_20_link" text:visited-style-name="Visited_20_Internet_20_Link"><text:span text:style-name="T253">testowy@gmail.c</text:span></text:a>)</text:p>
      <text:p text:style-name="P163"/>
      <text:p text:style-name="P264">Dane testowe do testu #TC<text:span text:style-name="T283">8, </text:span><text:span text:style-name="T310">#TC1, #TC2, </text:span><text:span text:style-name="T311">#TC3, </text:span><text:span text:style-name="T312">#TC4, </text:span><text:span text:style-name="T313">#TC5, </text:span><text:span text:style-name="T314">#TC6, </text:span><text:span text:style-name="T330">#TC12, </text:span><text:span text:style-name="T334">#TC10</text:span>:</text:p>
      <text:p text:style-name="P125">(E-mail zawiera <text:span text:style-name="T283">znak </text:span>"@" || <text:span text:style-name="T282">Znak "@" znajduje się w właściwym miejscu podanego adresu e-mail || Po symbolu "@" występują inne znaki || Ilość znaków po symbolu "." &gt;</text:span><text:span text:style-name="T283">=</text:span><text:span text:style-name="T282"> </text:span><text:span text:style-name="T283">2</text:span><text:span text:style-name="T282">)</text:span><text:span text:style-name="T283">=&gt;</text:span></text:p>
      <text:p text:style-name="P279"><text:span text:style-name="T86">(</text:span><text:span text:style-name="T97">kowalskimariusz715@gmail.com, </text:span><text:a xlink:type="simple" xlink:href="mailto:ryuuken989@gmail.com" text:style-name="Internet_20_link" text:visited-style-name="Visited_20_Internet_20_Link"><text:span text:style-name="T91">ryuuken98</text:span></text:a><text:a xlink:type="simple" xlink:href="mailto:ryuuken989@gmail.com" text:style-name="Internet_20_link" text:visited-style-name="Visited_20_Internet_20_Link"><text:span text:style-name="T92">9</text:span></text:a><text:a xlink:type="simple" xlink:href="mailto:ryuuken989@gmail.com" text:style-name="Internet_20_link" text:visited-style-name="Visited_20_Internet_20_Link">@gmail.com</text:a><text:span text:style-name="T91">, </text:span><text:span text:style-name="T324">2 tymczasowe </text:span><text:soft-page-break/><text:span text:style-name="T324">adresy e-mail</text:span><text:span text:style-name="T86">)</text:span></text:p>
      <text:p text:style-name="P166"/>
      <text:p text:style-name="P169">8. Pole Link do facebooka:</text:p>
      <text:p text:style-name="P164">Poprawne klasy równoważności:</text:p>
      <text:p text:style-name="P129">(Liczba znaków == 0): <text:span text:style-name="T271">Brak komunikatu o błędzie, aktywny przycisk </text:span><text:span text:style-name="T272">Zarejestruj</text:span></text:p>
      <text:p text:style-name="P130"><text:span text:style-name="T271">(</text:span><text:span text:style-name="T268">Link zawiera: słowo https, słowo facebook, ciąg znaków, np. profile.php?id=100079329954723)=&gt;(</text:span><text:a xlink:type="simple" xlink:href="https://www.facebook.com/profile.php?id=100079329954723" text:style-name="Internet_20_link" text:visited-style-name="Visited_20_Internet_20_Link"><text:span text:style-name="T141">https://www.facebook.com/profile.php?</text:span></text:a><text:a xlink:type="simple" xlink:href="https://www.facebook.com/profile.php?id=100079329954723" text:style-name="Internet_20_link" text:visited-style-name="Visited_20_Internet_20_Link"><text:span text:style-name="T141">id=100079329954723</text:span></text:a><text:span text:style-name="T268">): </text:span><text:span text:style-name="T271">Brak komunikatu o błędzie, aktywny przycisk </text:span><text:span text:style-name="T272">Zarejestruj</text:span></text:p>
      <text:p text:style-name="P164">Niepoprawne klasy równoważności:</text:p>
      <text:p text:style-name="P129">(dowolny ciąg znaków, link lub kod)=&gt;(<text:span text:style-name="T322">AAAAAAqwewe12323</text:span>, <text:span text:style-name="T322">&lt;s&gt;Profil&lt;/s&gt;</text:span>, </text:p>
      <text:p text:style-name="P73"><text:a xlink:type="simple" xlink:href="https://allegro.pl/dzial/moda" text:style-name="Internet_20_link" text:visited-style-name="Visited_20_Internet_20_Link"><text:span text:style-name="T322">https://allegro.pl/dzial/moda</text:span></text:a><text:span text:style-name="T317">): Komunikat o niepoprawnym formacie linku (?)</text:span></text:p>
      <text:p text:style-name="P73"/>
      <text:p text:style-name="P270">Dane testowe do testu <text:span text:style-name="T329">#</text:span>TC<text:span text:style-name="T329">11</text:span>:</text:p>
      <text:p text:style-name="P131">(dowolny ciąg znaków, link lub kod)=&gt;(<text:span text:style-name="T322">AAAAAAqwewe12323</text:span>, <text:span text:style-name="T322">&lt;s&gt;Profil&lt;/s&gt;</text:span>, </text:p>
      <text:p text:style-name="P74"><text:a xlink:type="simple" xlink:href="https://allegro.pl/dzial/moda" text:style-name="Internet_20_link" text:visited-style-name="Visited_20_Internet_20_Link"><text:span text:style-name="T322">https://allegro.pl/dzial/moda</text:span></text:a><text:span text:style-name="T317">)</text:span></text:p>
      <text:p text:style-name="P248"/>
      <text:p text:style-name="P248"/>
      <text:p text:style-name="P290"><text:span text:style-name="T337">2. </text:span><text:span text:style-name="T205">Podczas użycia poszczególnych technik przeanalizuj czy mają one jakieś ograniczenia, a następnie wypisz je dla każdej z nich</text:span></text:p>
      <text:p text:style-name="P290"/>
      <text:p text:style-name="P167">Podział na klasy równoważności:</text:p>
      <text:p text:style-name="P256">* <text:span text:style-name="T338">Każda klasa zawiera zbiór wartości, które powodują ten sam efekt, nie ma możliwości łączenia w jedną klasę równoważności dwóch zestawów danych, które powodują odmienny efekt</text:span></text:p>
      <text:p text:style-name="P167">Analiza wartości brzegowych:</text:p>
      <text:p text:style-name="P256">* <text:span text:style-name="T338">Sprawdzamy tylko ograniczoną ilość danych (dane, które reprezentują przejście z niepoprawnej klasy równoważności do poprawnej), więc istnieje ryzyko, że dla pozostałych danych system może zachować się inaczej. Należy łączyć technikę podziału na klasy równoważności z analizą wartości brzegowych.</text:span></text:p>
      <text:p text:style-name="P167">Tablica decyzyjna:</text:p>
      <text:p text:style-name="P256">* <text:span text:style-name="T338">Technika podobnie jak w przypadku podziału na klasy równoważności sprawdza się w przypadku danych dających ten sam efekt (np. Dla określonego obszaru funkcjonalności)</text:span></text:p>
      <text:p text:style-name="P248"/>
      <text:p text:style-name="P248"/>
      <text:p text:style-name="P248"/>
      <text:p text:style-name="P248"><text:soft-page-break/></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0"><text:span text:style-name="T13">#TC1:</text:span><text:span text:style-name="T1"> Użytkownik wysyła formularz z nieprawidłowymi danymi w polu </text:span>Nazwa użytkownika </text:p>
      <text:p text:style-name="P21"/>
      <text:p text:style-name="P135">Opis:<text:span text:style-name="T63"> Użytkownik próbuje zatwierdzić wysłanie formularza przy niewłaściwych danych podanych w polu </text:span><text:span text:style-name="T151">Nazwa użytkownika</text:span></text:p>
      <text:p text:style-name="P135">Dane testowe:</text:p>
      <text:p text:style-name="P49">Nazwa użytkownika: <text:span text:style-name="T161">Ad</text:span><text:span text:style-name="T123">, </text:span><text:span text:style-name="T162">SlavicUbermenschRPGfan17@</text:span></text:p>
      <text:p text:style-name="P278"><text:span text:style-name="T77">Adres e-mail: </text:span><text:span text:style-name="T97">kowalskimariusz715@gmail.com</text:span></text:p>
      <text:p text:style-name="P55">Hasło: <text:span text:style-name="T261">Arkana56$</text:span></text:p>
      <text:p text:style-name="P55">Powtórz hasło: <text:span text:style-name="T261">Arkana56$</text:span></text:p>
      <text:p text:style-name="P135">Warunki wstępne:</text:p>
      <text:p text:style-name="P37">Użytkownik znajduje sie na stronie <text:a xlink:type="simple" xlink:href="https://localhost:3000/register" text:style-name="Internet_20_link" text:visited-style-name="Visited_20_Internet_20_Link">https://localhost:3000/register</text:a></text:p>
      <text:p text:style-name="P135">Kroki:</text:p>
      <text:p text:style-name="P37"/>
      <text:p text:style-name="P76">1. <text:span text:style-name="T166">Uzupełnij pola </text:span><text:span text:style-name="T128">Adres-email</text:span><text:span text:style-name="T233">, </text:span><text:span text:style-name="T128">Hasło</text:span><text:span text:style-name="T233"> i </text:span><text:span text:style-name="T128">Powtórz hasło</text:span><text:span text:style-name="T166"> danymi testowymi</text:span></text:p>
      <text:p text:style-name="P90">2. Uzupełnij pole <text:span text:style-name="T123">Nazwa użytkownika</text:span> pierwszą wartością <text:span text:style-name="T223">podaną w danych testowych (</text:span><text:span text:style-name="T163">Ad</text:span><text:span text:style-name="T223">)</text:span></text:p>
      <text:p text:style-name="P98">3. Zaznacz opcję <text:span text:style-name="T123">Akceptuję Regulamin</text:span></text:p>
      <text:p text:style-name="P114">4. Kliknij przycisk<text:span text:style-name="T123"> Zarejestruj</text:span></text:p>
      <text:p text:style-name="P97"><text:span text:style-name="T251">5</text:span>. Powtórz test <text:s/><text:span text:style-name="T250">tyle razy, ile wynosi</text:span> <text:span text:style-name="T246">liczba wartości podanych </text:span><text:span text:style-name="T250">w danych testowych</text:span><text:span text:style-name="T246"> dla pola </text:span><text:span text:style-name="T131">Nazwa użytkownika</text:span><text:span text:style-name="T246">. </text:span><text:span text:style-name="T250">Za każdym razem </text:span>zmie<text:span text:style-name="T250">ń</text:span> wartość z punktu <text:span text:style-name="T281">2</text:span> na <text:span text:style-name="T237">kolejną</text:span><text:span text:style-name="T233"> podaną w danych testowych </text:span><text:span text:style-name="T237">dla pola </text:span><text:span text:style-name="T129">Nazwa użytkownika</text:span></text:p>
      <text:p text:style-name="P189"/>
      <text:p text:style-name="P148"><text:span text:style-name="T159">O</text:span>czekiwany rezultat:</text:p>
      <text:p text:style-name="P284"><text:span text:style-name="T74">Wyświetlany jest komunikat </text:span><text:span text:style-name="T167">Nazwa użytkownika jest zbyt krótka</text:span> <text:span text:style-name="T206">(w przypadku wartości </text:span><text:span text:style-name="T164">Ad</text:span><text:span text:style-name="T117">) </text:span><text:span text:style-name="T118">lub <text:s/></text:span><text:span text:style-name="T169">Nazwa użytkownika </text:span><text:span text:style-name="T172">jest zbyt długa</text:span><text:span text:style-name="T179"> </text:span><text:span text:style-name="T169"><text:s/></text:span><text:span text:style-name="T178">(w przypadku wartości </text:span><text:span text:style-name="T192">SlavicUbermenschRPGfan17@</text:span><text:span text:style-name="T185">). </text:span><text:span text:style-name="T181">Przycisk</text:span><text:span text:style-name="T185"> Zarejestruj </text:span><text:span text:style-name="T181">jest nieaktywny</text:span><text:span text:style-name="T185">, a jego </text:span><text:soft-page-break/><text:span text:style-name="T185">k</text:span><text:span text:style-name="T181">liknięcie nie powoduje wysłania formularza.</text:span></text:p>
      <text:p text:style-name="P201"/>
      <text:p text:style-name="P212">Warunki wyjściowe:</text:p>
      <text:p text:style-name="P182"><text:span text:style-name="T184">Użytkownik pozostaje na stronie rejestracji i widzi komunikat o błędzie poniżej pola </text:span><text:span text:style-name="T188">Nazwa użytkownika</text:span></text:p>
      <text:p text:style-name="P78"/>
      <text:p text:style-name="P78"/>
      <text:p text:style-name="P78"/>
      <text:p text:style-name="P253"/>
      <text:p text:style-name="P253"/>
      <text:p text:style-name="P253"/>
      <text:p text:style-name="P253"/>
      <text:p text:style-name="P239"><text:span text:style-name="T13">#TC</text:span><text:span text:style-name="T14">2</text:span><text:span text:style-name="T13">: </text:span><text:span text:style-name="T1">Użytkownik wysyła formularz z nieprawidłow</text:span><text:span text:style-name="T3">ą</text:span><text:span text:style-name="T1"> d</text:span><text:span text:style-name="T3">ługością hasła</text:span></text:p>
      <text:p text:style-name="P22"/>
      <text:p text:style-name="P140">Opis:<text:span text:style-name="T63"> Użytkownik próbuje zatwierdzić wysłanie formularza przy </text:span><text:span text:style-name="T65">podaniu hasła </text:span></text:p>
      <text:p text:style-name="P140"><text:span text:style-name="T65">o niewłaściwej długości</text:span><text:span text:style-name="T63"> w polu </text:span><text:span text:style-name="T152">Hasło</text:span></text:p>
      <text:p text:style-name="P136">Dane testowe:</text:p>
      <text:p text:style-name="P62">Nazwa użytkownika: <text:span text:style-name="T127"><text:s/></text:span><text:span text:style-name="T289">RPGFan17, <text:s/></text:span><text:span text:style-name="T290">Ryu</text:span></text:p>
      <text:p text:style-name="P276"><text:span text:style-name="T77">Adres e-mail: </text:span><text:span text:style-name="T97">kowalskimariusz715@gmail.com, </text:span><text:span text:style-name="T91">ryuuken98</text:span><text:span text:style-name="T92">9</text:span><text:span text:style-name="T91">@gmail.com</text:span></text:p>
      <text:p text:style-name="P63">Hasło: <text:span text:style-name="T224">Ag</text:span><text:span text:style-name="T127">,</text:span></text:p>
      <text:p text:style-name="P232"><text:span text:style-name="T124">SlavicUbermenschRPGfan17@SlavicUbermenschRPGfan17@SlavicUberm</text:span><text:span text:style-name="T134">17@S</text:span></text:p>
      <text:p text:style-name="P50">Powtórz hasło: <text:span text:style-name="T139">wartości w polu Hasło</text:span></text:p>
      <text:p text:style-name="P136">Warunki wstępne:</text:p>
      <text:p text:style-name="P38">Użytkownik znajduje sie na stronie <text:a xlink:type="simple" xlink:href="https://localhost:3000/register" text:style-name="Internet_20_link" text:visited-style-name="Visited_20_Internet_20_Link">https://localhost:3000/register</text:a></text:p>
      <text:p text:style-name="P136">Kroki:</text:p>
      <text:p text:style-name="P38"/>
      <text:p text:style-name="P280"><text:span text:style-name="T78">1</text:span><text:span text:style-name="T79">. Uzupełnij pola </text:span><text:span text:style-name="T93">Nazwa użytkownika</text:span><text:span text:style-name="T78"> i </text:span><text:span text:style-name="T93">Adres e-mail</text:span><text:span text:style-name="T79"> <text:s/>pierwszą wartością </text:span><text:span text:style-name="T80">podaną w danych testowych </text:span><text:span text:style-name="T81">(</text:span><text:span text:style-name="T291">RPGFan17 </text:span><text:span text:style-name="T81">dla pola </text:span><text:span text:style-name="T94">Nazwa użytkownika</text:span><text:span text:style-name="T81"> i</text:span><text:span text:style-name="T292"> <text:s/></text:span><text:span text:style-name="T97">kowalskimariusz715@gmail.com </text:span><text:span text:style-name="T81">dla pola</text:span><text:span text:style-name="T94"> Adres e-mail</text:span><text:span text:style-name="T81">)</text:span></text:p>
      <text:p text:style-name="P75"><text:span text:style-name="T233">2</text:span>. <text:span text:style-name="T166">Uzupełnij pole </text:span><text:span text:style-name="T127">Hasło</text:span><text:span text:style-name="T166"> pierwszą wartością </text:span><text:span text:style-name="T223">podaną w danych testowych (Ag)</text:span></text:p>
      <text:p text:style-name="P82">3. Uzupełnij pole <text:span text:style-name="T123">Powtórz hasło</text:span> taką samą wartością jaką podałeś w punkcie <text:span text:style-name="T331">2</text:span></text:p>
      <text:p text:style-name="P94"><text:span text:style-name="T233">4</text:span>. Zaznacz opcję <text:span text:style-name="T123">Akceptuję Regulamin</text:span></text:p>
      <text:p text:style-name="P114">5. Kliknij przycisk<text:span text:style-name="T123"> Zarejestruj</text:span></text:p>
      <text:p text:style-name="P103"><text:span text:style-name="T251">6</text:span>. Powtórz test <text:span text:style-name="T246">tyle razy, ile wynosi liczba wartości podanych </text:span><text:span text:style-name="T250">w danych testowych</text:span><text:span text:style-name="T246"> dla pola Hasło.</text:span> <text:span text:style-name="T250">Za każdym razem </text:span>zmie<text:span text:style-name="T250">ń</text:span> wartość z punktu <text:span text:style-name="T320">1 i</text:span> <text:span text:style-name="T280">2</text:span> <text:span text:style-name="T233">na </text:span><text:span text:style-name="T237">kolejną</text:span><text:span text:style-name="T233"> podaną w danych testowych </text:span><text:span text:style-name="T237">dla p</text:span><text:span text:style-name="T320">ól</text:span><text:span text:style-name="T237"> </text:span><text:span text:style-name="T128">Nazwa użytkownika, Adres e-mail </text:span><text:span text:style-name="T144">i</text:span><text:span text:style-name="T128"> </text:span><text:span text:style-name="T129">Hasło.</text:span></text:p>
      <text:p text:style-name="P190"/>
      <text:p text:style-name="P149"><text:span text:style-name="T159">O</text:span>czekiwany rezultat:</text:p>
      <text:p text:style-name="P233"><text:soft-page-break/><text:span text:style-name="T74">Wyświetlany jest komunikat </text:span><text:span text:style-name="T234">Hasło</text:span><text:span text:style-name="T167"> jest zbyt krótk</text:span><text:span text:style-name="T168">ie</text:span> <text:span text:style-name="T206">(w przypadku wartości </text:span><text:span text:style-name="T228">Ag</text:span><text:span text:style-name="T117">) </text:span><text:span text:style-name="T118">lub <text:s/></text:span><text:span text:style-name="T234">Hasło</text:span><text:span text:style-name="T169"> jest zbyt </text:span><text:span text:style-name="T171">dług</text:span><text:span text:style-name="T170">ie</text:span><text:span text:style-name="T169"> </text:span><text:span text:style-name="T178">(w przypadku wartości </text:span><text:span text:style-name="T198">Slavic UbermenschRPGfan17@Slavic UbermenschRPGfan17@Slavic Uberm</text:span><text:span text:style-name="T199">t</text:span><text:span text:style-name="T185">). </text:span><text:span text:style-name="T181">Przycisk</text:span><text:span text:style-name="T185"> Zarejestruj </text:span><text:span text:style-name="T181">jest nieaktywny</text:span><text:span text:style-name="T185">, a jego k</text:span><text:span text:style-name="T181">liknięcie nie powoduje wysłania formularza.</text:span></text:p>
      <text:p text:style-name="P201"/>
      <text:p text:style-name="P212">Warunki wyjściowe:</text:p>
      <text:p text:style-name="P107"><text:span text:style-name="T193">Użytkownik pozostaje na stronie rejestracji i widzi komunikat o błędzie poniżej pola </text:span><text:span text:style-name="T194">Hasło</text:span></text:p>
      <text:p text:style-name="P223"/>
      <text:p text:style-name="P223"/>
      <text:p text:style-name="P249"/>
      <text:p text:style-name="P249"/>
      <text:p text:style-name="P249"/>
      <text:p text:style-name="P238"><text:span text:style-name="T13">#TC</text:span><text:span text:style-name="T15">3</text:span><text:span text:style-name="T13">: </text:span><text:span text:style-name="T1">Użytkownik wysyła formularz z </text:span><text:span text:style-name="T4">nie</text:span><text:span text:style-name="T1">prawidłow</text:span><text:span text:style-name="T3">ą</text:span><text:span text:style-name="T1"> </text:span><text:span text:style-name="T4">wartością podaną w polu Discord</text:span></text:p>
      <text:p text:style-name="P23"/>
      <text:p text:style-name="P137">Opis:<text:span text:style-name="T63"> Użytkownik próbuje zatwierdzić wysłanie formularza przy </text:span><text:span text:style-name="T65">podaniu </text:span><text:span text:style-name="T66">nie</text:span><text:span text:style-name="T65">właściwej </text:span><text:span text:style-name="T66">wart</text:span><text:span text:style-name="T65">ości</text:span><text:span text:style-name="T63"> w polu </text:span><text:span text:style-name="T153">Discord</text:span></text:p>
      <text:p text:style-name="P137">Dane testowe:</text:p>
      <text:p text:style-name="P56">Nazwa użytkownika: <text:span text:style-name="T289">RPGFan17</text:span></text:p>
      <text:p text:style-name="P277"><text:span text:style-name="T77">Adres e-mail: </text:span><text:span text:style-name="T97">kowalskimariusz715@gmail.com</text:span></text:p>
      <text:p text:style-name="P55">Hasło: <text:span text:style-name="T261">Arkana56$</text:span></text:p>
      <text:p text:style-name="P55">Powtórz hasło: <text:span text:style-name="T307">Arkana</text:span><text:span text:style-name="T308">56$</text:span></text:p>
      <text:p text:style-name="P113"><text:span text:style-name="T127">D</text:span><text:span text:style-name="T123">iscord: </text:span><text:span text:style-name="T194"><text:s/></text:span><text:span text:style-name="T201"><text:s/></text:span><text:span text:style-name="T200">Ork#12345, </text:span><text:span text:style-name="T202">Ork#</text:span><text:span text:style-name="T203">475</text:span></text:p>
      <text:p text:style-name="P137">Warunki wstępne:</text:p>
      <text:p text:style-name="P39">Użytkownik znajduje sie na stronie <text:a xlink:type="simple" xlink:href="https://localhost:3000/register" text:style-name="Internet_20_link" text:visited-style-name="Visited_20_Internet_20_Link">https://localhost:3000/register</text:a></text:p>
      <text:p text:style-name="P137">Kroki:</text:p>
      <text:p text:style-name="P39"/>
      <text:p text:style-name="P85"><text:span text:style-name="T233">1</text:span>. Uzupełnij pola <text:span text:style-name="T128">Nazwa użytkownika, Adres e-mail, </text:span><text:span text:style-name="T127">Hasło, </text:span><text:span text:style-name="T128">Powtórz hasło</text:span><text:span text:style-name="T238"> </text:span>danymi testowymi</text:p>
      <text:p text:style-name="P90">2. Uzupełnij pole <text:span text:style-name="T137">Discord</text:span> pierwszą wartością <text:span text:style-name="T223">podaną w danych testowych (</text:span><text:span text:style-name="T200">Ork#12345</text:span><text:span text:style-name="T223">)</text:span></text:p>
      <text:p text:style-name="P93"><text:span text:style-name="T281">3</text:span>. Zaznacz opcję <text:span text:style-name="T123">Akceptuję Regulamin</text:span></text:p>
      <text:p text:style-name="P114"><text:span text:style-name="T281">4</text:span>. Kliknij przycisk<text:span text:style-name="T123"> Zarejestruj</text:span></text:p>
      <text:p text:style-name="P102"><text:span text:style-name="T137">5</text:span><text:span text:style-name="T123">. Powtórz test </text:span><text:span text:style-name="T135">tyle razy, ile wynosi liczba wartości podanych </text:span><text:span text:style-name="T131">w danych testowych</text:span><text:span text:style-name="T135"> dla pola </text:span><text:span text:style-name="T136">Discord</text:span><text:span text:style-name="T135">.</text:span><text:span text:style-name="T123"> </text:span><text:span text:style-name="T131">Za każdym razem </text:span><text:span text:style-name="T123">zmie</text:span><text:span text:style-name="T131">ń</text:span><text:span text:style-name="T123"> wartość z punktu </text:span><text:span text:style-name="T137">2</text:span><text:span text:style-name="T123"> </text:span><text:span text:style-name="T128">na </text:span><text:span text:style-name="T129">kolejną</text:span><text:span text:style-name="T128"> podaną w danych testowych </text:span><text:span text:style-name="T129">dla pola Hasło</text:span></text:p>
      <text:p text:style-name="P191"/>
      <text:p text:style-name="P150"><text:soft-page-break/><text:span text:style-name="T159">O</text:span>czekiwany rezultat:</text:p>
      <text:p text:style-name="P233"><text:span text:style-name="T74">Wyświetlany jest komunikat </text:span><text:span text:style-name="T75">informujący o niepoprawnej wartości wprowadzonej w polu </text:span><text:span text:style-name="T87">Discord</text:span><text:span text:style-name="T185">. </text:span><text:span text:style-name="T181">Przycisk</text:span><text:span text:style-name="T185"> Zarejestruj </text:span><text:span text:style-name="T181">jest nieaktywny</text:span><text:span text:style-name="T185">, a jego k</text:span><text:span text:style-name="T181">liknięcie nie powoduje wysłania formularza.</text:span></text:p>
      <text:p text:style-name="P202"/>
      <text:p text:style-name="P213">Warunki wyjściowe:</text:p>
      <text:p text:style-name="P110"><text:span text:style-name="T194">Użytkownik pozostaje na stronie rejestracji i widzi komunikat o błędzie poniżej pola </text:span><text:span text:style-name="T195">Discord</text:span></text:p>
      <text:p text:style-name="P250"/>
      <text:p text:style-name="P250"/>
      <text:p text:style-name="P250"/>
      <text:p text:style-name="P250"/>
      <text:p text:style-name="P242"><text:span text:style-name="T13">#TC</text:span><text:span text:style-name="T15">4</text:span><text:span text:style-name="T13">: </text:span><text:span text:style-name="T1">Użytkownik wysyła formularz z </text:span><text:span text:style-name="T4">nie</text:span><text:span text:style-name="T1">prawidłow</text:span><text:span text:style-name="T3">ą</text:span><text:span text:style-name="T1"> </text:span><text:span text:style-name="T5">długością opisu profilu</text:span></text:p>
      <text:p text:style-name="P25"><text:span text:style-name="T13">Opis:</text:span><text:span text:style-name="T1"> Użytkownik próbuje zatwierdzić wysłanie formularza przy </text:span><text:span text:style-name="T3">podaniu </text:span><text:span text:style-name="T5">opisu profilu o </text:span><text:span text:style-name="T4">nie</text:span><text:span text:style-name="T3">właściwej </text:span><text:span text:style-name="T5">długo</text:span><text:span text:style-name="T3">ści</text:span><text:span text:style-name="T1"> w polu </text:span><text:span text:style-name="T242">Opis profilu</text:span></text:p>
      <text:p text:style-name="P138">Dane testowe:</text:p>
      <text:p text:style-name="P57">Nazwa użytkownika: <text:span text:style-name="T289">RPGFan17</text:span></text:p>
      <text:p text:style-name="P57">Adres e-mail: <text:a xlink:type="simple" xlink:href="mailto:kowalskimariusz715@gmail.com" text:style-name="Internet_20_link" text:visited-style-name="Visited_20_Internet_20_Link"><text:span text:style-name="T158">kowalskimariusz715@gmail.com</text:span></text:a></text:p>
      <text:p text:style-name="P57">Hasło: <text:span text:style-name="T261">Arkana56$</text:span></text:p>
      <text:p text:style-name="P57">Powtórz hasło: <text:span text:style-name="T307">Arkana</text:span><text:span text:style-name="T308">56$</text:span></text:p>
      <text:p text:style-name="P112"><text:span text:style-name="T130">Opis profilu</text:span><text:span text:style-name="T123">: </text:span></text:p>
      <text:p text:style-name="P228">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228">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 text:style-name="T331">ttt</text:span></text:p>
      <text:p text:style-name="P138">Warunki wstępne:</text:p>
      <text:p text:style-name="P40">Użytkownik znajduje sie na stronie <text:a xlink:type="simple" xlink:href="https://localhost:3000/register" text:style-name="Internet_20_link" text:visited-style-name="Visited_20_Internet_20_Link">https://localhost:3000/register</text:a></text:p>
      <text:p text:style-name="P138">Kroki:</text:p>
      <text:p text:style-name="P40"/>
      <text:p text:style-name="P85"><text:soft-page-break/><text:span text:style-name="T233">1</text:span>. Uzupełnij pola <text:span text:style-name="T128">Nazwa użytkownika, Adres e-mail, </text:span><text:span text:style-name="T127">Hasło, </text:span><text:span text:style-name="T128">Powtórz hasło</text:span> <text:span text:style-name="T238">i </text:span><text:span text:style-name="T130">Opis profilu</text:span><text:span text:style-name="T238"> </text:span>danymi testowymi</text:p>
      <text:p text:style-name="P95"><text:span text:style-name="T238">2</text:span>. Zaznacz opcję <text:span text:style-name="T123">Akceptuję Regulamin</text:span></text:p>
      <text:p text:style-name="P114">3. Kliknij przycisk<text:span text:style-name="T123"> Zarejestruj</text:span></text:p>
      <text:p text:style-name="P192"/>
      <text:p text:style-name="P151"><text:span text:style-name="T159">O</text:span>czekiwany rezultat:</text:p>
      <text:p text:style-name="P234"><text:span text:style-name="T74">Wyświetlany jest komunikat </text:span><text:span text:style-name="T75">informujący o niepoprawnej </text:span><text:span text:style-name="T76">dług</text:span><text:span text:style-name="T75">ości </text:span><text:span text:style-name="T76">opisu</text:span><text:span text:style-name="T75"> w polu </text:span><text:span text:style-name="T88">Opis profilu</text:span><text:span text:style-name="T185">. </text:span><text:span text:style-name="T181">Przycisk</text:span><text:span text:style-name="T185"> Zarejestruj </text:span><text:span text:style-name="T181">jest nieaktywny</text:span><text:span text:style-name="T185">, a jego k</text:span><text:span text:style-name="T181">liknięcie nie powoduje wysłania formularza.</text:span></text:p>
      <text:p text:style-name="P203"/>
      <text:p text:style-name="P214">Warunki wyjściowe:</text:p>
      <text:p text:style-name="P108"><text:span text:style-name="T194">Użytkownik pozostaje na stronie rejestracji i widzi komunikat o błędzie poniżej pola </text:span><text:span text:style-name="T196">Opis profilu</text:span></text:p>
      <text:p text:style-name="P225"/>
      <text:p text:style-name="P251"/>
      <text:p text:style-name="P251"/>
      <text:p text:style-name="P237"><text:span text:style-name="T13">#TC</text:span><text:span text:style-name="T15">5</text:span><text:span text:style-name="T13">: </text:span><text:span text:style-name="T1">Użytkownik wysyła formularz z nieprawidłow</text:span><text:span text:style-name="T3">ą</text:span><text:span text:style-name="T1"> </text:span><text:span text:style-name="T6">wartością</text:span><text:span text:style-name="T3"> hasła</text:span></text:p>
      <text:p text:style-name="P24"/>
      <text:p text:style-name="P139">Opis:<text:span text:style-name="T63"> Użytkownik próbuje zatwierdzić wysłanie formularza przy </text:span><text:span text:style-name="T65">podaniu hasła o niewłaściw</text:span><text:span text:style-name="T67">ym</text:span><text:span text:style-name="T65"> </text:span><text:span text:style-name="T67">formacie</text:span><text:span text:style-name="T63"> w polu </text:span><text:span text:style-name="T152">Hasło</text:span></text:p>
      <text:p text:style-name="P139">Dane testowe:</text:p>
      <text:p text:style-name="P59">Nazwa użytkownika: <text:span text:style-name="T289">RPGFan17</text:span></text:p>
      <text:p text:style-name="P58">Adres e-mail: <text:a xlink:type="simple" xlink:href="mailto:kowalskimariusz715@gmail.com" text:style-name="Internet_20_link" text:visited-style-name="Visited_20_Internet_20_Link"><text:span text:style-name="T158">kowalskimariusz715@gmail.com</text:span></text:a></text:p>
      <text:p text:style-name="P51">Hasło: <text:span text:style-name="T247">arkana56$, Arkana$, Arkana56</text:span></text:p>
      <text:p text:style-name="P58">Powtórz hasło: <text:span text:style-name="T247">arkana56$, Arkana$, Arkana56</text:span></text:p>
      <text:p text:style-name="P139">Warunki wstępne:</text:p>
      <text:p text:style-name="P41">Użytkownik znajduje sie na stronie <text:a xlink:type="simple" xlink:href="https://localhost:3000/register" text:style-name="Internet_20_link" text:visited-style-name="Visited_20_Internet_20_Link">https://localhost:3000/register</text:a></text:p>
      <text:p text:style-name="P139">Kroki:</text:p>
      <text:p text:style-name="P41"/>
      <text:p text:style-name="P86"><text:span text:style-name="T233">1</text:span>. Uzupełnij pola <text:span text:style-name="T128">Nazwa użytkownika</text:span><text:span text:style-name="T233"> i </text:span><text:span text:style-name="T128">Adres e-mail</text:span> danymi testowymi</text:p>
      <text:p text:style-name="P77"><text:span text:style-name="T233">2</text:span>. <text:span text:style-name="T166">Uzupełnij pole </text:span><text:span text:style-name="T127">Hasło</text:span><text:span text:style-name="T166"> pierwszą wartością </text:span><text:span text:style-name="T223">podaną w danych testowych (</text:span><text:span text:style-name="T248">arkana56$</text:span><text:span text:style-name="T223">)</text:span></text:p>
      <text:p text:style-name="P83">3. Uzupełnij pole <text:span text:style-name="T123">Powtórz hasło</text:span> taką samą wartością jaką podałeś w punkcie <text:span text:style-name="T331">2</text:span></text:p>
      <text:p text:style-name="P96"><text:span text:style-name="T233">4</text:span>. Zaznacz opcję <text:span text:style-name="T123">Akceptuję Regulamin</text:span></text:p>
      <text:p text:style-name="P114">5.<text:span text:style-name="T123"> </text:span>Kliknij przycisk<text:span text:style-name="T123"> Zarejestruj</text:span></text:p>
      <text:p text:style-name="P96"><text:span text:style-name="T251">6</text:span>. Powtórz test <text:span text:style-name="T246">tyle razy, ile wynosi liczba wartości podanych </text:span><text:span text:style-name="T250">w danych testowych</text:span><text:span text:style-name="T246"> dla pola Hasło.</text:span> <text:span text:style-name="T250">Za każdym razem </text:span>zmie<text:span text:style-name="T250">ń</text:span> wartość z punktu <text:span text:style-name="T280">2</text:span> <text:span text:style-name="T233">na </text:span><text:span text:style-name="T237">kolejną</text:span><text:span text:style-name="T233"> podaną w danych testowych </text:span><text:span text:style-name="T237">dla pola </text:span><text:span text:style-name="T129">Hasło</text:span></text:p>
      <text:p text:style-name="P193"/>
      <text:p text:style-name="P152"><text:soft-page-break/><text:span text:style-name="T159">O</text:span>czekiwany rezultat:</text:p>
      <text:p text:style-name="P235"><text:span text:style-name="T74">Wyświetlany jest komunikat </text:span><text:span text:style-name="T175">Has</text:span><text:span text:style-name="T235">ło musi posiadać co najmniej jedną wielką literę </text:span><text:span text:style-name="T206">(w przypadku wartości </text:span><text:span text:style-name="T249">arkana56$</text:span><text:span text:style-name="T117">) </text:span><text:span text:style-name="T118">lub </text:span><text:span text:style-name="T174">Has</text:span><text:span text:style-name="T235">ło musi posiadać co najmniej jedną liczbę</text:span><text:span text:style-name="T173"> </text:span><text:span text:style-name="T178">(w przypadku wartości </text:span><text:span text:style-name="T204">Arkana$</text:span><text:span text:style-name="T185">) </text:span><text:span text:style-name="T186">lub </text:span><text:span text:style-name="T177">Has</text:span><text:span text:style-name="T235">ło musi posiadać co najmniej jeden znak specjalny </text:span><text:span text:style-name="T189">(w przypadku wartości </text:span><text:span text:style-name="T204">Arkana56</text:span><text:span text:style-name="T185">). </text:span><text:span text:style-name="T181">Przycisk</text:span><text:span text:style-name="T185"> Zarejestruj </text:span><text:span text:style-name="T181">jest nieaktywny</text:span><text:span text:style-name="T185">, a jego k</text:span><text:span text:style-name="T181">liknięcie nie powoduje wysłania formularza.</text:span></text:p>
      <text:p text:style-name="P204"/>
      <text:p text:style-name="P215">Warunki wyjściowe:</text:p>
      <text:p text:style-name="P111"><text:span text:style-name="T196">Użytkownik pozostaje na stronie rejestracji i widzi komunikat o błędzie poniżej pola </text:span><text:span text:style-name="T194">Hasło</text:span></text:p>
      <text:p text:style-name="P230"/>
      <text:p text:style-name="P111"><text:span text:style-name="T275">#TC</text:span><text:span text:style-name="T276">6</text:span><text:span text:style-name="T275">: </text:span><text:span text:style-name="T277">Użytkownik wysyła formularz z niep</text:span><text:span text:style-name="T278">asującymi do siebie wartościami w polach </text:span><text:span text:style-name="T279">Hasło</text:span><text:span text:style-name="T278"> i </text:span><text:span text:style-name="T279">Powtórz hasło</text:span></text:p>
      <text:p text:style-name="P25"/>
      <text:p text:style-name="P141">Opis:<text:span text:style-name="T63"> Użytkownik próbuje zatwierdzić wysłanie formularza przy </text:span><text:span text:style-name="T65">podaniu </text:span><text:span text:style-name="T68">różnych od siebie danych</text:span><text:span text:style-name="T65"> o</text:span><text:span text:style-name="T63"> w pol</text:span><text:span text:style-name="T68">ach</text:span><text:span text:style-name="T63"> </text:span><text:span text:style-name="T152">Hasło </text:span><text:span text:style-name="T154">i Powtórz hasło</text:span></text:p>
      <text:p text:style-name="P141">Dane testowe:</text:p>
      <text:p text:style-name="P59">Nazwa użytkownika: <text:span text:style-name="T289">RPGFan17</text:span></text:p>
      <text:p text:style-name="P59">Adres e-mail: <text:a xlink:type="simple" xlink:href="mailto:kowalskimariusz715@gmail.com" text:style-name="Internet_20_link" text:visited-style-name="Visited_20_Internet_20_Link"><text:span text:style-name="T158">kowalskimariusz715@gmail.com</text:span></text:a></text:p>
      <text:p text:style-name="P59">Hasło: <text:span text:style-name="T305">Arkana</text:span><text:span text:style-name="T306">56$</text:span></text:p>
      <text:p text:style-name="P59">Powtórz hasło: <text:span text:style-name="T305">Arkana</text:span><text:span text:style-name="T306">565$</text:span></text:p>
      <text:p text:style-name="P141">Warunki wstępne:</text:p>
      <text:p text:style-name="P42">Użytkownik znajduje sie na stronie <text:a xlink:type="simple" xlink:href="https://localhost:3000/register" text:style-name="Internet_20_link" text:visited-style-name="Visited_20_Internet_20_Link">https://localhost:3000/register</text:a></text:p>
      <text:p text:style-name="P141">Kroki:</text:p>
      <text:p text:style-name="P42"/>
      <text:p text:style-name="P87"><text:span text:style-name="T233">1</text:span>. Uzupełnij pola <text:span text:style-name="T128">Nazwa użytkownika, Adres e-mail, </text:span><text:span text:style-name="T132">Hasło i Powtórz hasło</text:span> danymi testowymi</text:p>
      <text:p text:style-name="P97"><text:span text:style-name="T251">2</text:span>. Zaznacz opcję <text:span text:style-name="T123">Akceptuję Regulamin</text:span></text:p>
      <text:p text:style-name="P114">3. Kliknij przycisk<text:span text:style-name="T123"> Zarejestruj</text:span></text:p>
      <text:p text:style-name="P32"/>
      <text:p text:style-name="P194"/>
      <text:p text:style-name="P153"><text:span text:style-name="T159">O</text:span>czekiwany rezultat:</text:p>
      <text:p text:style-name="P236"><text:span text:style-name="T74">Wyświetlany jest komunikat </text:span><text:span text:style-name="T175">Has</text:span><text:span text:style-name="T235">ł</text:span><text:span text:style-name="T236">a</text:span><text:span text:style-name="T235"> </text:span><text:span text:style-name="T236">nie są takie same</text:span><text:span text:style-name="T185">. </text:span><text:span text:style-name="T181">Przycisk</text:span><text:span text:style-name="T185"> Zarejestruj </text:span><text:span text:style-name="T181">jest nieaktywny</text:span><text:span text:style-name="T185">, a jego k</text:span><text:span text:style-name="T181">liknięcie nie powoduje wysłania formularza.</text:span></text:p>
      <text:p text:style-name="P205"/>
      <text:p text:style-name="P216">Warunki wyjściowe:</text:p>
      <text:p text:style-name="P109"><text:span text:style-name="T196">Użytkownik pozostaje na stronie rejestracji i widzi komunikat o błędzie poniżej pola </text:span><text:span text:style-name="T197">Powtórz hasło</text:span></text:p>
      <text:p text:style-name="P224"><text:soft-page-break/></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41"><text:span text:style-name="T13">#TC</text:span><text:span text:style-name="T15">7</text:span><text:span text:style-name="T13">: </text:span><text:span text:style-name="T1">Użytkownik wysyła formularz z nieprawidłow</text:span><text:span text:style-name="T7">ym</text:span><text:span text:style-name="T1"> </text:span><text:span text:style-name="T7">e-mailem</text:span></text:p>
      <text:p text:style-name="P26"/>
      <text:p text:style-name="P142">Opis:<text:span text:style-name="T63"> Użytkownik próbuje zatwierdzić wysłanie formularza przy </text:span><text:span text:style-name="T65">podaniu </text:span><text:span text:style-name="T69">adresu e-mail</text:span><text:span text:style-name="T65"> o niewłaściw</text:span><text:span text:style-name="T67">ym</text:span><text:span text:style-name="T65"> </text:span><text:span text:style-name="T67">formacie</text:span><text:span text:style-name="T63"> w polu </text:span><text:span text:style-name="T155">Adres e-mail</text:span></text:p>
      <text:p text:style-name="P142">Dane testowe:</text:p>
      <text:p text:style-name="P60">Nazwa użytkownika: <text:span text:style-name="T289">RPGFan17</text:span></text:p>
      <text:p text:style-name="P285"><text:span text:style-name="T77">Adres e-mail: </text:span><text:span text:style-name="T96"><text:s/></text:span><text:span text:style-name="T256">testowygmail.com</text:span><text:span text:style-name="T84">, </text:span><text:span text:style-name="T256">@testowygmail.com</text:span><text:span text:style-name="T84">, </text:span><text:span text:style-name="T256">testowy@.com</text:span><text:span text:style-name="T84">, </text:span><text:a xlink:type="simple" xlink:href="mailto:testowy@gmail" text:style-name="Internet_20_link" text:visited-style-name="Visited_20_Internet_20_Link"><text:span text:style-name="T256">testowy@gmail</text:span></text:a><text:span text:style-name="T84">, </text:span><text:span text:style-name="T256">testowy@gmail.c</text:span></text:p>
      <text:p text:style-name="P60">Hasło: <text:span text:style-name="T305">Arkana</text:span><text:span text:style-name="T306">56$</text:span></text:p>
      <text:p text:style-name="P60">Powtórz hasło: <text:span text:style-name="T307">Arkana</text:span><text:span text:style-name="T308">56$</text:span></text:p>
      <text:p text:style-name="P142">Warunki wstępne:</text:p>
      <text:p text:style-name="P43">Użytkownik znajduje sie na stronie <text:a xlink:type="simple" xlink:href="https://localhost:3000/register" text:style-name="Internet_20_link" text:visited-style-name="Visited_20_Internet_20_Link">https://localhost:3000/register</text:a></text:p>
      <text:p text:style-name="P142">Kroki:</text:p>
      <text:p text:style-name="P43"/>
      <text:p text:style-name="P88"><text:span text:style-name="T233">1</text:span>. Uzupełnij pola <text:span text:style-name="T128">Nazwa użytkownika, </text:span><text:span text:style-name="T133">Hasło i Powtórz hasło</text:span> danymi testowymi</text:p>
      <text:p text:style-name="P79"><text:span text:style-name="T233">2</text:span>. <text:span text:style-name="T166">Uzupełnij pole </text:span><text:span text:style-name="T133">Adres e-mail</text:span><text:span text:style-name="T166"> pierwszą wartością </text:span><text:span text:style-name="T223">podaną w danych testowych (</text:span><text:span text:style-name="T254">testowygmail.com</text:span><text:span text:style-name="T223">)</text:span></text:p>
      <text:p text:style-name="P99"><text:span text:style-name="T233">4</text:span>. Zaznacz opcję <text:span text:style-name="T123">Akceptuję Regulamin</text:span></text:p>
      <text:p text:style-name="P115">5.<text:span text:style-name="T123"> </text:span>Kliknij przycisk<text:span text:style-name="T123"> Zarejestruj</text:span></text:p>
      <text:p text:style-name="P100"><text:span text:style-name="T251">6</text:span>. Powtórz test <text:span text:style-name="T246">tyle razy, ile wynosi liczba wartości podanych </text:span><text:span text:style-name="T250">w danych testowych</text:span><text:span text:style-name="T246"> dla pola </text:span><text:span text:style-name="T133">Adres e-mail</text:span><text:span text:style-name="T246">.</text:span> <text:span text:style-name="T250">Za każdym razem </text:span>zmie<text:span text:style-name="T250">ń</text:span> wartość z punktu <text:span text:style-name="T280">2</text:span> <text:span text:style-name="T233">na </text:span><text:span text:style-name="T237">kolejną</text:span><text:span text:style-name="T233"> podaną w danych testowych </text:span><text:span text:style-name="T237">dla pola </text:span><text:span text:style-name="T129"><text:s/></text:span><text:span text:style-name="T133">Adres e-mail</text:span></text:p>
      <text:p text:style-name="P195"/>
      <text:p text:style-name="P154"><text:span text:style-name="T159">O</text:span>czekiwany rezultat:</text:p>
      <text:p text:style-name="P257"><text:span text:style-name="T74">Wyświetlany jest komunikat </text:span><text:span text:style-name="T257">"</text:span><text:span text:style-name="T176">Podaj poprawny adres e-mail." </text:span><text:span text:style-name="T190">dla wszystkich </text:span><text:soft-page-break/><text:span text:style-name="T190">wartości z danych testowych dotyczących pola Adres e-mail</text:span><text:span text:style-name="T185">. </text:span><text:span text:style-name="T181">Przycisk</text:span><text:span text:style-name="T185"> Zarejestruj </text:span><text:span text:style-name="T181">jest nieaktywny</text:span><text:span text:style-name="T185">, a jego k</text:span><text:span text:style-name="T181">liknięcie nie powoduje wysłania formularza.</text:span></text:p>
      <text:p text:style-name="P206"/>
      <text:p text:style-name="P217">Warunki wyjściowe:</text:p>
      <text:p text:style-name="P206"><text:span text:style-name="T130">Użytkownik pozostaje na stronie rejestracji i widzi komunikat o błędzie poniżej pola </text:span><text:span text:style-name="T133">Adres e-mail.</text:span></text:p>
      <text:p text:style-name="P224"/>
      <text:p text:style-name="P224"/>
      <text:p text:style-name="P224"/>
      <text:p text:style-name="P224"/>
      <text:p text:style-name="P224"/>
      <text:p text:style-name="P243"><text:span text:style-name="T13">#TC</text:span><text:span text:style-name="T15">8</text:span><text:span text:style-name="T13">: </text:span><text:span text:style-name="T1">Użytkownik wysyła formularz z prawidło</text:span><text:span text:style-name="T8">wymi danymi</text:span></text:p>
      <text:p text:style-name="P27"/>
      <text:p text:style-name="P143">Opis:<text:span text:style-name="T63"> Użytkownik próbuje zatwierdzić wysłanie formularza przy </text:span><text:span text:style-name="T65">podaniu </text:span><text:span text:style-name="T70">wszystkich prawidłowych danych</text:span></text:p>
      <text:p text:style-name="P143">Dane testowe:</text:p>
      <text:p text:style-name="P53">Nazwa użytkownika: <text:span text:style-name="T127"><text:s/></text:span><text:span text:style-name="T289">RPGFan17</text:span></text:p>
      <text:p text:style-name="P286"><text:span text:style-name="T77">Adres e-mail: </text:span><text:span text:style-name="T97">kowalskimariusz715@gmail.com</text:span></text:p>
      <text:p text:style-name="P52">Hasło: <text:span text:style-name="T261">Arkana56$</text:span></text:p>
      <text:p text:style-name="P54">Powtórz hasło: <text:span text:style-name="T261">Arkana56$</text:span></text:p>
      <text:p text:style-name="P121"><text:span text:style-name="T223">L</text:span>ink do facebooka: <text:a xlink:type="simple" xlink:href="https://www.facebook.com/profile.php?id=100079329954723" text:style-name="Internet_20_link" text:visited-style-name="Visited_20_Internet_20_Link"><text:span text:style-name="T123">https://www.facebook.com/profile.php?id=100079329954723</text:span></text:a></text:p>
      <text:p text:style-name="P122">Discord: <text:s/><text:span text:style-name="T267">Ork#1234</text:span></text:p>
      <text:p text:style-name="P127"><text:span text:style-name="T269">O</text:span><text:span text:style-name="T268">pis profilu:</text:span></text:p>
      <text:p text:style-name="P229">Lorem ipsum dolor sit amet, consectetur adipiscing elit. Ut luctus urna eget mi sollicitudin consequat. Duis eget nisi lectus. Duis scelerisque libero accumsan lectus sagittis bibendum. Nunc vitae libero eu leo mollis blandit sit amet in enim. Mauris tincidunt nisl in consectetur ultrices. Lorem ipsum dolor sit amet, consectetur adipiscing elit. Quisque viverra pellentesque ligula, non hendrerit mauris elementum in. Curabitur dictum enim ac nisi condimentum, non ornare ex aliquam. Praesent vel tellus quam. Vestibulum rutrum scelerisque libero, quis rhoncus velit feugiat id. Aenean at quam blandit, scelerisque nunc sed, maximus lectus.</text:p>
      <text:p text:style-name="P229"><text:span text:style-name="T268">Vestibulum nibh purus, tempus vehicula elementum quis, imperdiet id urna. Donec non massa a massa ullamcorper pharetra. Nam maximus, sapien quis posuere varius, erat est feugiat sapien, vel sodales arcu lacus non libero. Aliquam posuere dapibus neque, vel viverra ipsum lacinia ac. Curabitur vel nunc eu massa tristique consectetur. Nam malesuada lectus s</text:span><text:span text:style-name="T270">t</text:span><text:span text:style-name="T273">t</text:span></text:p>
      <text:p text:style-name="P143"><text:soft-page-break/>Warunki wstępne:</text:p>
      <text:p text:style-name="P44">Użytkownik znajduje sie na stronie <text:a xlink:type="simple" xlink:href="https://localhost:3000/register" text:style-name="Internet_20_link" text:visited-style-name="Visited_20_Internet_20_Link">https://localhost:3000/register</text:a></text:p>
      <text:p text:style-name="P143">Kroki:</text:p>
      <text:p text:style-name="P44"/>
      <text:p text:style-name="P89"><text:span text:style-name="T233">1</text:span>. Uzupełnij pola <text:span text:style-name="T128">Nazwa użytkownika, Adres e-mail, </text:span><text:span text:style-name="T138">Hasło, Powtórz hasło, Link do facebooka, Discord </text:span><text:span text:style-name="T148">i Opis profilu</text:span> danymi testowymi</text:p>
      <text:p text:style-name="P101"><text:span text:style-name="T309">2</text:span>. Zaznacz opcję <text:span text:style-name="T123">Akceptuję Regulamin</text:span></text:p>
      <text:p text:style-name="P120"><text:span text:style-name="T332">3</text:span>. Kliknij przycisk<text:span text:style-name="T123"> Zarejestruj</text:span></text:p>
      <text:p text:style-name="P36">4. Zaloguj się na adres e-mail podany w danych testowych</text:p>
      <text:p text:style-name="P36">5. Sprawdź czy otrzymałeś link aktywacyjny do konta</text:p>
      <text:p text:style-name="P36">6. Użyj wspomnianego linku do aktywowania stworzonego konta</text:p>
      <text:p text:style-name="P196"/>
      <text:p text:style-name="P155"><text:span text:style-name="T159">O</text:span>czekiwany rezultat:</text:p>
      <text:p text:style-name="P287"><text:span text:style-name="T181">U</text:span><text:span text:style-name="T180">żytkownik otrzymuje link aktywacyjny na podany w rejestracji adres e-mail, a <text:s/>jego kliknięcie powoduje potwierdzenie utworzenia konta.</text:span></text:p>
      <text:p text:style-name="P207"/>
      <text:p text:style-name="P218">Warunki wyjściowe:</text:p>
      <text:p text:style-name="P207">Użytkownik <text:span text:style-name="T333">widzi komunikat o pomyślnym uaktywowaniu konta na ekranie rejestracji w aplikacji</text:span><text:span text:style-name="T309">.</text:span></text:p>
      <text:p text:style-name="P207"/>
      <text:p text:style-name="P244"><text:span text:style-name="T13">#TC</text:span><text:span text:style-name="T16">9</text:span><text:span text:style-name="T13">: </text:span><text:span text:style-name="T1">Użytkownik wysyła formularz z </text:span><text:span text:style-name="T9">pustymi polami</text:span></text:p>
      <text:p text:style-name="P28"/>
      <text:p text:style-name="P144">Opis:<text:span text:style-name="T63"> Użytkownik próbuje zatwierdzić wysłanie formularza </text:span><text:span text:style-name="T156">dla pustego formularza</text:span></text:p>
      <text:p text:style-name="P144">Dane testowe:</text:p>
      <text:p text:style-name="P61">Nazwa użytkownika: <text:span text:style-name="T294">-</text:span></text:p>
      <text:p text:style-name="P61">Adres e-mail: <text:span text:style-name="T255">-</text:span></text:p>
      <text:p text:style-name="P61">Hasło: <text:span text:style-name="T306">-</text:span></text:p>
      <text:p text:style-name="P61">Powtórz hasło: <text:span text:style-name="T274">-</text:span></text:p>
      <text:p text:style-name="P132">Link do facebooka: -</text:p>
      <text:p text:style-name="P132">Discord: -</text:p>
      <text:p text:style-name="P132">Opis profilu: -</text:p>
      <text:p text:style-name="P144">Warunki wstępne:</text:p>
      <text:p text:style-name="P45">Użytkownik znajduje sie na stronie <text:a xlink:type="simple" xlink:href="https://localhost:3000/register" text:style-name="Internet_20_link" text:visited-style-name="Visited_20_Internet_20_Link">https://localhost:3000/register</text:a></text:p>
      <text:p text:style-name="P144">Kroki:</text:p>
      <text:p text:style-name="P45"/>
      <text:p text:style-name="P91"><text:span text:style-name="T233">1</text:span>. <text:span text:style-name="T319">Zaznacz opcję </text:span><text:span text:style-name="T142">Akceptuję Regulamin</text:span></text:p>
      <text:p text:style-name="P116"><text:span text:style-name="T318">2</text:span>.<text:span text:style-name="T123"> </text:span>Kliknij przycisk<text:span text:style-name="T123"> Zarejestruj</text:span></text:p>
      <text:p text:style-name="P35"/>
      <text:p text:style-name="P197"><text:soft-page-break/></text:p>
      <text:p text:style-name="P156"><text:span text:style-name="T159">O</text:span>czekiwany rezultat:</text:p>
      <text:p text:style-name="P274"><text:span text:style-name="T181">Przycisk</text:span><text:span text:style-name="T185"> Zarejestruj </text:span><text:span text:style-name="T181">jest nieaktywny</text:span><text:span text:style-name="T185">, a jego k</text:span><text:span text:style-name="T181">liknięcie nie powoduje wysłania formularza.</text:span></text:p>
      <text:p text:style-name="P208"/>
      <text:p text:style-name="P219">Warunki wyjściowe:</text:p>
      <text:p text:style-name="P208"><text:span text:style-name="T130">Użytkownik pozostaje na stronie rejestracji i </text:span><text:span text:style-name="T143">nie może wysł</text:span><text:span text:style-name="T145">a</text:span><text:span text:style-name="T143">ć formularza.</text:span></text:p>
      <text:p text:style-name="P207"/>
      <text:p text:style-name="P207"/>
      <text:p text:style-name="P207"/>
      <text:p text:style-name="P207"/>
      <text:p text:style-name="P254"/>
      <text:p text:style-name="P255"/>
      <text:p text:style-name="P255"/>
      <text:p text:style-name="P255"/>
      <text:p text:style-name="P245"><text:span text:style-name="T13">#TC</text:span><text:span text:style-name="T17">10</text:span><text:span text:style-name="T13">: </text:span><text:span text:style-name="T1">Użytkownik wysyła formularz z prawidłow</text:span><text:span text:style-name="T3">ą</text:span><text:span text:style-name="T1"> d</text:span><text:span text:style-name="T3">ługością hasła</text:span></text:p>
      <text:p text:style-name="P29"/>
      <text:p text:style-name="P145">Opis:<text:span text:style-name="T63"> Użytkownik próbuje zatwierdzić wysłanie formularza przy </text:span><text:span text:style-name="T65">podaniu hasła </text:span></text:p>
      <text:p text:style-name="P145"><text:span text:style-name="T65">o właściwej długości</text:span><text:span text:style-name="T63"> w polu </text:span><text:span text:style-name="T152">Hasło</text:span></text:p>
      <text:p text:style-name="P145">Dane testowe:</text:p>
      <text:p text:style-name="P64">Nazwa użytkownika: <text:span text:style-name="T127"><text:s/></text:span><text:span text:style-name="T289">RPGFan17, <text:s/></text:span><text:span text:style-name="T290">Ryu</text:span></text:p>
      <text:p text:style-name="P288"><text:span text:style-name="T77">Adres e-mail: </text:span><text:span text:style-name="T91"><text:s/></text:span><text:span text:style-name="T324">2 tymczasowe adresy e-mail</text:span></text:p>
      <text:p text:style-name="P64">Hasło: <text:span text:style-name="T224">A</text:span><text:span text:style-name="T226">1@</text:span><text:span text:style-name="T127">,</text:span></text:p>
      <text:p text:style-name="P64"><text:span text:style-name="T227">SlavicUbermenschRPGfan17@SlavicUbermenschRPGfan17@SlavicUberm</text:span><text:span text:style-name="T225">17@</text:span></text:p>
      <text:p text:style-name="P64">Powtórz hasło: <text:span text:style-name="T139">wartości w polu Hasło</text:span></text:p>
      <text:p text:style-name="P145">Warunki wstępne:</text:p>
      <text:p text:style-name="P46">Użytkownik znajduje sie na stronie <text:a xlink:type="simple" xlink:href="https://localhost:3000/register" text:style-name="Internet_20_link" text:visited-style-name="Visited_20_Internet_20_Link">https://localhost:3000/register</text:a></text:p>
      <text:p text:style-name="P145">Kroki:</text:p>
      <text:p text:style-name="P46"/>
      <text:p text:style-name="P281"><text:span text:style-name="T78">1</text:span><text:span text:style-name="T79">. Uzupełnij pola </text:span><text:span text:style-name="T93">Nazwa użytkownika</text:span><text:span text:style-name="T78"> i </text:span><text:span text:style-name="T93">Adres e-mail</text:span><text:span text:style-name="T79"> <text:s/>pierwszą wartością </text:span><text:span text:style-name="T80">podaną w danych testowych </text:span><text:span text:style-name="T81">(</text:span><text:span text:style-name="T291">RPGFan17 </text:span><text:span text:style-name="T81">dla pola </text:span><text:span text:style-name="T94">Nazwa użytkownika</text:span><text:span text:style-name="T81"> i</text:span><text:span text:style-name="T292"> <text:s/></text:span><text:span text:style-name="T327">pierwszy adres e-mail wygenerowany na stronie</text:span><text:span text:style-name="T326"> </text:span><text:span text:style-name="T325">https://temp-mail.org/pl/</text:span><text:span text:style-name="T96"> </text:span><text:span text:style-name="T81">dla pola</text:span><text:span text:style-name="T94"> Adres e-mail</text:span><text:span text:style-name="T81">)</text:span></text:p>
      <text:p text:style-name="P80"><text:span text:style-name="T233">2</text:span>. <text:span text:style-name="T166">Uzupełnij pole </text:span><text:span text:style-name="T127">Hasło</text:span><text:span text:style-name="T166"> pierwszą wartością </text:span><text:span text:style-name="T223">podaną w danych testowych (Ag)</text:span></text:p>
      <text:p text:style-name="P84">3. Uzupełnij pole <text:span text:style-name="T123">Powtórz hasło</text:span> taką samą wartością jaką podałeś w punkcie <text:span text:style-name="T331">2</text:span></text:p>
      <text:p text:style-name="P104"><text:span text:style-name="T233">4</text:span>. Zaznacz opcję <text:span text:style-name="T123">Akceptuję Regulamin</text:span></text:p>
      <text:p text:style-name="P117">5. Kliknij przycisk<text:span text:style-name="T123"> Zarejestruj</text:span></text:p>
      <text:p text:style-name="P134"><text:span text:style-name="T150">6</text:span><text:span text:style-name="T123">. </text:span><text:span text:style-name="T150">Otwórz stronę </text:span><text:a xlink:type="simple" xlink:href="https://temp-mail.org/pl/" text:style-name="Internet_20_link" text:visited-style-name="Visited_20_Internet_20_Link">https://temp-mail.org/pl/</text:a><text:span text:style-name="T328"> </text:span><text:span text:style-name="T150">i sprawdź czy w skrzynce odbiorczej tymczasowego adresu e-mail widnieje wiadomość z linkiem aktywacyjnym do </text:span><text:soft-page-break/><text:span text:style-name="T150">konta</text:span></text:p>
      <text:p text:style-name="P104"><text:span text:style-name="T335">7</text:span>. Powtórz test <text:span text:style-name="T246">tyle razy, ile wynosi liczba wartości podanych </text:span><text:span text:style-name="T250">w danych testowych</text:span><text:span text:style-name="T246"> dla pola Hasło.</text:span> <text:span text:style-name="T250">Za każdym razem </text:span>zmie<text:span text:style-name="T250">ń</text:span> wartość z punktu <text:span text:style-name="T320">1 i</text:span> <text:span text:style-name="T280">2</text:span> <text:span text:style-name="T233">na </text:span><text:span text:style-name="T237">kolejną</text:span><text:span text:style-name="T233"> podaną w danych testowych </text:span><text:span text:style-name="T237">dla p</text:span><text:span text:style-name="T320">ól</text:span><text:span text:style-name="T237"> </text:span><text:span text:style-name="T128">Nazwa użytkownika, Adres e-mail </text:span><text:span text:style-name="T144">i</text:span><text:span text:style-name="T128"> </text:span><text:span text:style-name="T129">Hasło </text:span><text:span text:style-name="T149">(dla pola Adres e-mail wygeneruj nowy adres e-mail)</text:span><text:span text:style-name="T129">.</text:span></text:p>
      <text:p text:style-name="P198"/>
      <text:p text:style-name="P157"><text:span text:style-name="T159">O</text:span>czekiwany rezultat:</text:p>
      <text:p text:style-name="P281"><text:span text:style-name="T181">Przycisk</text:span><text:span text:style-name="T185"> Zarejestruj </text:span><text:span text:style-name="T181">jest aktywny</text:span><text:span text:style-name="T185">, a jego k</text:span><text:span text:style-name="T181">liknięcie powoduje wysłani</text:span><text:span text:style-name="T182">e</text:span><text:span text:style-name="T181"> formularza </text:span><text:span text:style-name="T182">rejestracji</text:span><text:span text:style-name="T181">.</text:span></text:p>
      <text:p text:style-name="P209"/>
      <text:p text:style-name="P220">Warunki wyjściowe:</text:p>
      <text:p text:style-name="P209"><text:span text:style-name="T129">Użytkownik pozostaje na stronie rejestracji, </text:span><text:span text:style-name="T138">powinien on otrzymać wiadomość z linkiem aktywacyjnym na podany w rejestracji adres e-mail.</text:span></text:p>
      <text:p text:style-name="P226"/>
      <text:p text:style-name="P226"/>
      <text:p text:style-name="P226"/>
      <text:p text:style-name="P226"/>
      <text:p text:style-name="P226"/>
      <text:p text:style-name="P226"/>
      <text:p text:style-name="P246"><text:span text:style-name="T13">#TC</text:span><text:span text:style-name="T18">11</text:span><text:span text:style-name="T13">: </text:span><text:span text:style-name="T1">Użytkownik wysyła formularz z nieprawidłow</text:span><text:span text:style-name="T7">ym</text:span><text:span text:style-name="T1"> </text:span><text:span text:style-name="T10">linkiem do facebooka</text:span></text:p>
      <text:p text:style-name="P30"/>
      <text:p text:style-name="P146">Opis:<text:span text:style-name="T63"> Użytkownik próbuje zatwierdzić wysłanie formularza przy </text:span><text:span text:style-name="T65">podaniu </text:span><text:span text:style-name="T71">linku do facebooka</text:span><text:span text:style-name="T65"> o niewłaściw</text:span><text:span text:style-name="T67">ym</text:span><text:span text:style-name="T65"> </text:span><text:span text:style-name="T67">formacie</text:span><text:span text:style-name="T63"> w polu </text:span><text:span text:style-name="T157">Link do facebooka</text:span></text:p>
      <text:p text:style-name="P146">Dane testowe:</text:p>
      <text:p text:style-name="P65">Nazwa użytkownika: <text:span text:style-name="T289">RPGFan17</text:span><text:span text:style-name="T293">66</text:span></text:p>
      <text:p text:style-name="P65">Adres e-mail: <text:span text:style-name="T158">kowalskimariusz715@gmail.com</text:span></text:p>
      <text:p text:style-name="P65">Hasło: <text:span text:style-name="T305">Arkana</text:span><text:span text:style-name="T306">56$</text:span></text:p>
      <text:p text:style-name="P65">Powtórz hasło: <text:span text:style-name="T307">Arkana</text:span><text:span text:style-name="T308">56$</text:span></text:p>
      <text:p text:style-name="P133"><text:span text:style-name="T274">L</text:span>ink do facebooka: <text:span text:style-name="T323">AAAAAAqwewe12323</text:span><text:span text:style-name="T321">, </text:span><text:span text:style-name="T323">&lt;s&gt;Profil&lt;/s&gt;</text:span><text:span text:style-name="T321">, </text:span></text:p>
      <text:p text:style-name="P289">https://allegro.pl/dzial/moda</text:p>
      <text:p text:style-name="P146">Warunki wstępne:</text:p>
      <text:p text:style-name="P47">Użytkownik znajduje sie na stronie <text:a xlink:type="simple" xlink:href="https://localhost:3000/register" text:style-name="Internet_20_link" text:visited-style-name="Visited_20_Internet_20_Link">https://localhost:3000/register</text:a></text:p>
      <text:p text:style-name="P146">Kroki:</text:p>
      <text:p text:style-name="P47"/>
      <text:p text:style-name="P92"><text:span text:style-name="T233">1</text:span>. Uzupełnij pola <text:span text:style-name="T128">Nazwa użytkownika, </text:span><text:span text:style-name="T133">Adres e-mail, Hasło i Powtórz hasło</text:span> danymi testowymi</text:p>
      <text:p text:style-name="P81"><text:span text:style-name="T233">2</text:span>. <text:span text:style-name="T166">Uzupełnij pole </text:span><text:span text:style-name="T146">Link do facebooka</text:span><text:span text:style-name="T166"> pierwszą wartością </text:span><text:span text:style-name="T223">podaną w danych testowych (</text:span><text:span text:style-name="T323">AAAAAAqwewe12323</text:span><text:span text:style-name="T223">)</text:span></text:p>
      <text:p text:style-name="P105"><text:span text:style-name="T233">4</text:span>. Zaznacz opcję <text:span text:style-name="T123">Akceptuję Regulamin</text:span></text:p>
      <text:p text:style-name="P118"><text:soft-page-break/>5.<text:span text:style-name="T123"> </text:span>Kliknij przycisk<text:span text:style-name="T123"> Zarejestruj</text:span></text:p>
      <text:p text:style-name="P105"><text:span text:style-name="T251">6</text:span>. Powtórz test <text:span text:style-name="T246">tyle razy, ile wynosi liczba wartości podanych </text:span><text:span text:style-name="T250">w danych testowych</text:span><text:span text:style-name="T246"> dla pola </text:span><text:span text:style-name="T146">Link do facebooka</text:span><text:span text:style-name="T246">.</text:span> <text:span text:style-name="T250">Za każdym razem </text:span>zmie<text:span text:style-name="T250">ń</text:span> wartość z punktu <text:span text:style-name="T280">2</text:span> <text:span text:style-name="T233">na </text:span><text:span text:style-name="T237">kolejną</text:span><text:span text:style-name="T233"> podaną w danych testowych </text:span><text:span text:style-name="T237">dla pola </text:span><text:span text:style-name="T146">Link do facebooka.</text:span></text:p>
      <text:p text:style-name="P199"/>
      <text:p text:style-name="P158"><text:span text:style-name="T159">O</text:span>czekiwany rezultat:</text:p>
      <text:p text:style-name="P282"><text:span text:style-name="T82">Za każdym razem w</text:span><text:span text:style-name="T74">yświetlany jest komunikat </text:span><text:span text:style-name="T191">o błędzie poniżej pola </text:span><text:span text:style-name="T187">Link do facebooka</text:span><text:span text:style-name="T185">. </text:span><text:span text:style-name="T181">Przycisk</text:span><text:span text:style-name="T185"> Zarejestruj </text:span><text:span text:style-name="T181">jest nieaktywny</text:span><text:span text:style-name="T185">, a jego k</text:span><text:span text:style-name="T181">liknięcie nie powoduje wysłania formularza.</text:span></text:p>
      <text:p text:style-name="P210"/>
      <text:p text:style-name="P221">Warunki wyjściowe:</text:p>
      <text:p text:style-name="P210"><text:span text:style-name="T130">Użytkownik pozostaje na stronie rejestracji i widzi komunikat o błędzie poniżej pola </text:span><text:span text:style-name="T146">Link do facebooka</text:span><text:span text:style-name="T133">.</text:span></text:p>
      <text:p text:style-name="P226"/>
      <text:p text:style-name="P226"/>
      <text:p text:style-name="P226"/>
      <text:p text:style-name="P226"/>
      <text:p text:style-name="P226"/>
      <text:p text:style-name="P226"/>
      <text:p text:style-name="P247"><text:span text:style-name="T13">#TC</text:span><text:span text:style-name="T17">1</text:span><text:span text:style-name="T19">2</text:span><text:span text:style-name="T13">: </text:span><text:span text:style-name="T1">Użytkownik </text:span><text:span text:style-name="T11">zakłada konto o danych konta, które już istnieje</text:span></text:p>
      <text:p text:style-name="P31"/>
      <text:p text:style-name="P147">Opis:<text:span text:style-name="T63"> Użytkownik próbuje zatwierdzić wysłanie formularza przy </text:span><text:span text:style-name="T65">podaniu </text:span><text:span text:style-name="T72">danych</text:span><text:span text:style-name="T65"> </text:span><text:span text:style-name="T72">identycznych z danymi istniejącego już konta użytkownika (użyto danych z przypadku testowego #TC8). </text:span><text:span text:style-name="T332">Wymaga wykonania przypadku testowego #TC8.</text:span></text:p>
      <text:p text:style-name="P147">Dane testowe:</text:p>
      <text:p text:style-name="P66">Nazwa użytkownika: <text:span text:style-name="T127"><text:s/></text:span><text:span text:style-name="T289">RPGFan17</text:span></text:p>
      <text:p text:style-name="P283"><text:span text:style-name="T77">Adres e-mail: </text:span><text:a xlink:type="simple" xlink:href="mailto:kowalskimariusz715@gmail.com" text:style-name="Internet_20_link" text:visited-style-name="Visited_20_Internet_20_Link"><text:span text:style-name="T97">kowalskimariusz715@gmail.com</text:span></text:a></text:p>
      <text:p text:style-name="P66">Hasło: <text:span text:style-name="T261">Arkana56$</text:span></text:p>
      <text:p text:style-name="P66">Powtórz hasło: <text:span text:style-name="T261">Arkana56$</text:span></text:p>
      <text:p text:style-name="P147">Warunki wstępne:</text:p>
      <text:p text:style-name="P48">Użytkownik znajduje sie na stronie <text:a xlink:type="simple" xlink:href="https://localhost:3000/register" text:style-name="Internet_20_link" text:visited-style-name="Visited_20_Internet_20_Link">https://localhost:3000/register</text:a></text:p>
      <text:p text:style-name="P147">Kroki:</text:p>
      <text:p text:style-name="P48"/>
      <text:p text:style-name="P283"><text:span text:style-name="T78">1</text:span><text:span text:style-name="T79">. Uzupełnij pola </text:span><text:span text:style-name="T93">Nazwa użytkownika</text:span><text:span text:style-name="T78">, </text:span><text:span text:style-name="T93">Adres e-mail</text:span><text:span text:style-name="T78">, </text:span><text:span text:style-name="T95">Hasło</text:span><text:span text:style-name="T83"> i </text:span><text:span text:style-name="T95">Powtórz hasło</text:span><text:span text:style-name="T83"> danymi testowymi.</text:span></text:p>
      <text:p text:style-name="P106"><text:span text:style-name="T233">4</text:span>. Zaznacz opcję <text:span text:style-name="T123">Akceptuję Regulamin</text:span></text:p>
      <text:p text:style-name="P119">5. Kliknij przycisk<text:span text:style-name="T123"> Zarejestruj</text:span></text:p>
      <text:p text:style-name="P200"/>
      <text:p text:style-name="P159"><text:soft-page-break/><text:span text:style-name="T159">O</text:span>czekiwany rezultat:</text:p>
      <text:p text:style-name="P283"><text:span text:style-name="T181">Przycisk</text:span><text:span text:style-name="T185"> Zarejestruj </text:span><text:span text:style-name="T181">jest aktywny</text:span><text:span text:style-name="T185">, a jego k</text:span><text:span text:style-name="T181">liknięcie powoduje </text:span><text:span text:style-name="T183">wyświetlenie komunikatu o tym, że w systemie istnieje już użytkownik o podanych danych</text:span><text:span text:style-name="T181">.</text:span></text:p>
      <text:p text:style-name="P211"/>
      <text:p text:style-name="P222">Warunki wyjściowe:</text:p>
      <text:p text:style-name="P211"><text:span text:style-name="T129">Użytkownik pozostaje na stronie rejestracji </text:span><text:span text:style-name="T147">i widzi komunikat o błędzie</text:span><text:span text:style-name="T138">.</text:span></text:p>
      <text:p text:style-name="P2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2H14M55S</meta:editing-duration>
    <meta:editing-cycles>24</meta:editing-cycles>
    <meta:generator>LibreOffice/7.3.0.3$Windows_X86_64 LibreOffice_project/0f246aa12d0eee4a0f7adcefbf7c878fc2238db3</meta:generator>
    <dc:date>2022-03-24T14:43:38.668000000</dc:date>
    <meta:document-statistic meta:table-count="0" meta:image-count="0" meta:object-count="0" meta:page-count="18" meta:paragraph-count="350" meta:word-count="3263" meta:character-count="24182" meta:non-whitespace-character-count="21223"/>
    <meta:user-defined meta:name="Info 1"/>
    <meta:user-defined meta:name="Info 2"/>
    <meta:user-defined meta:name="Info 3"/>
    <meta:user-defined meta:name="Info 4"/>
  </office:meta>
</office:document-meta>
</file>